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D7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background-color="#B4C7DC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B4C7DC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="thin solid #000000" style:vertical-align="automatic" fo:background-color="#FFFFA6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#B4C7DC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 style:data-style-name="N36">
      <style:table-cell-properties fo:border="thin solid #000000" style:vertical-align="automatic" fo:background-color="#FFFFA6" style:repeat-content="false"/>
      <style:paragraph-properties fo:text-align="center"/>
    </style:style>
    <style:style style:name="ce15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36">
      <style:table-cell-properties fo:border="thin solid #000000" style:vertical-align="automatic" fo:background-color="#B4C7DC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B4C7DC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background-color="#FFFFA6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background-color="#FFFFA6" style:repeat-content="false"/>
      <style:paragraph-properties fo:text-align="justify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justify"/>
    </style:style>
    <style:style style:name="ce24" style:family="table-cell" style:parent-style-name="Default" style:data-style-name="N0">
      <style:table-cell-properties fo:border="thin solid #000000" style:vertical-align="middle" fo:background-color="#FFD7D7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background-color="#FFD7D7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background-color="#B4C7DC" style:repeat-content="false"/>
      <style:paragraph-properties fo:text-align="justify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justify"/>
    </style:style>
    <style:style style:name="ce28" style:family="table-cell" style:parent-style-name="Default" style:data-style-name="N36">
      <style:table-cell-properties fo:border="thin solid #000000" style:vertical-align="middle" fo:background-color="#FFD7D7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middle" fo:background-color="#FFD7D7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4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middle" fo:background-color="#E0C2CD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middle" fo:background-color="#E0C2CD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81D41A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460625cm"/>
    </style:style>
    <style:style style:name="co6" style:family="table-column">
      <style:table-column-properties fo:break-before="auto" style:column-width="2.56645833333333cm"/>
    </style:style>
    <style:style style:name="co7" style:family="table-column">
      <style:table-column-properties fo:break-before="auto" style:column-width="4.02166666666667cm"/>
    </style:style>
    <style:style style:name="co8" style:family="table-column">
      <style:table-column-properties fo:break-before="auto" style:column-width="2.40770833333333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3.81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2.301875cm"/>
    </style:style>
    <style:style style:name="co13" style:family="table-column">
      <style:table-column-properties fo:break-before="auto" style:column-width="3.28083333333333cm"/>
    </style:style>
    <style:style style:name="co14" style:family="table-column">
      <style:table-column-properties fo:break-before="auto" style:column-width="6.21770833333333cm"/>
    </style:style>
    <style:style style:name="co15" style:family="table-column">
      <style:table-column-properties fo:break-before="auto" style:column-width="5.08cm"/>
    </style:style>
    <style:style style:name="co16" style:family="table-column">
      <style:table-column-properties fo:break-before="auto" style:column-width="5.21229166666667cm"/>
    </style:style>
    <style:style style:name="ro1" style:family="table-row">
      <style:table-row-properties style:row-height="21.2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2.5pt" style:use-optimal-row-height="false" fo:break-before="auto"/>
    </style:style>
    <style:style style:name="ro4" style:family="table-row">
      <style:table-row-properties style:row-height="45.6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8pt" style:use-optimal-row-height="true" fo:break-before="auto"/>
    </style:style>
    <style:style style:name="ro7" style:family="table-row">
      <style:table-row-properties style:row-height="39.95pt" style:use-optimal-row-height="false" fo:break-before="auto"/>
    </style:style>
    <style:style style:name="ro8" style:family="table-row">
      <style:table-row-properties style:row-height="24.4pt" style:use-optimal-row-height="false" fo:break-before="auto"/>
    </style:style>
    <style:style style:name="ro9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16380" table:default-cell-style-name="ce1"/>
        <table:table-row table:style-name="ro1">
          <table:table-cell office:value-type="string" table:number-columns-spanned="2" table:number-rows-spanned="2" table:style-name="ce5">
            <text:p><text:span text:style-name="T2">Коэффициенты уравнения вида: y’ = а</text:span><text:span text:style-name="T2">0<text:s/></text:span><text:span text:style-name="T2">+ а1</text:span><text:span text:style-name="T2">х + а2х²<text:s/></text:span>+ а3y + a4xy</text:p>
          </table:table-cell>
          <table:covered-table-cell/>
          <table:table-cell table:number-columns-repeated="16382" table:style-name="ce1"/>
        </table:table-row>
        <table:table-row table:style-name="ro2">
          <table:covered-table-cell/>
          <table:covered-table-cell/>
          <table:table-cell table:number-columns-repeated="16382" table:style-name="ce1"/>
        </table:table-row>
        <table:table-row table:style-name="ro2">
          <table:table-cell office:value-type="string" table:style-name="ce2">
            <text:p><text:span text:style-name="T2">а0</text:span></text:p>
          </table:table-cell>
          <table:table-cell office:value-type="float" office:value="0.505" table:style-name="ce2">
            <text:p>0,505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а1</text:p>
          </table:table-cell>
          <table:table-cell office:value-type="float" office:value="-0.379" table:style-name="ce2">
            <text:p>-0,379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а2</text:p>
          </table:table-cell>
          <table:table-cell office:value-type="float" office:value="-0.92600000000000005" table:style-name="ce2">
            <text:p>-0,926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а3</text:p>
          </table:table-cell>
          <table:table-cell office:value-type="float" office:value="9.4E-2" table:style-name="ce2">
            <text:p>0,09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а4</text:p>
          </table:table-cell>
          <table:table-cell office:value-type="float" office:value="7.0999999999999994E-2" table:style-name="ce2">
            <text:p>0,071</text:p>
          </table:table-cell>
          <table:table-cell table:number-columns-repeated="16382" table:style-name="ce1"/>
        </table:table-row>
        <table:table-row table:style-name="ro2">
          <table:table-cell table:number-columns-repeated="2" table:style-name="ce3"/>
          <table:table-cell table:number-columns-repeated="16382" table:style-name="ce1"/>
        </table:table-row>
        <table:table-row table:style-name="ro3">
          <table:table-cell office:value-type="string" table:number-columns-spanned="2" table:number-rows-spanned="1" table:style-name="ce5">
            <text:p>Интервал локализации корня</text:p>
          </table:table-cell>
          <table:covered-table-cell/>
          <table:table-cell office:value-type="string" table:number-columns-spanned="2" table:number-rows-spanned="1" table:style-name="ce5">
            <text:p>Начальное условие</text:p>
          </table:table-cell>
          <table:covered-table-cell/>
          <table:table-cell table:number-columns-repeated="16380"/>
        </table:table-row>
        <table:table-row table:style-name="ro2">
          <table:table-cell office:value-type="string" table:style-name="ce4">
            <text:p>x0</text:p>
          </table:table-cell>
          <table:table-cell office:value-type="float" office:value="-0.9" table:style-name="ce4">
            <text:p>-0,9</text:p>
          </table:table-cell>
          <table:table-cell office:value-type="string" table:style-name="ce4">
            <text:p>y0</text:p>
          </table:table-cell>
          <table:table-cell office:value-type="float" office:value="-1.1000000000000001" table:style-name="ce4">
            <text:p>-1,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хк</text:p>
          </table:table-cell>
          <table:table-cell office:value-type="float" office:value="0.2" table:style-name="ce4">
            <text:p>0,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dx</text:p>
          </table:table-cell>
          <table:table-cell office:value-type="float" office:value="0.05" table:style-name="ce4">
            <text:p>0,05</text:p>
          </table:table-cell>
          <table:table-cell table:number-columns-repeated="16382" table:style-name="ce1"/>
        </table:table-row>
        <table:table-row table:number-rows-repeated="1048564" table:style-name="ro2">
          <table:table-cell table:number-columns-repeated="16384"/>
        </table:table-row>
      </table:table>
      <table:table table:name="Sheet2" table:style-name="ta1">
        <table:table-column table:style-name="co3" table:default-cell-style-name="ce1"/>
        <table:table-column table:style-name="co5" table:default-cell-style-name="ce1"/>
        <table:table-column table:style-name="co3" table:number-columns-repeated="3" table:default-cell-style-name="ce1"/>
        <table:table-column table:style-name="co6" table:default-cell-style-name="ce1"/>
        <table:table-column table:style-name="co3" table:number-columns-repeated="1017" table:default-cell-style-name="ce1"/>
        <table:table-column table:style-name="co4" table:number-columns-repeated="15361" table:default-cell-style-name="ce1"/>
        <table:table-row table:style-name="ro4">
          <table:table-cell office:value-type="string" table:number-columns-spanned="4" table:number-rows-spanned="1" table:style-name="ce19">
            <text:p>Модифицированный метод Эйлера</text:p>
          </table:table-cell>
          <table:covered-table-cell table:number-columns-repeated="3"/>
          <table:table-cell office:value-type="float" office:value="0.05" table:style-name="ce6">
            <text:p>0,05</text:p>
          </table:table-cell>
          <table:table-cell office:value-type="string" table:number-columns-spanned="5" table:number-rows-spanned="1" table:style-name="ce19">
            <text:p>Метод Рунге–Кутты 4-го порядка</text:p>
          </table:table-cell>
          <table:covered-table-cell table:number-columns-repeated="4"/>
          <table:table-cell office:value-type="float" office:value="2.5000000000000001E-2" table:style-name="ce7">
            <text:p>0,025</text:p>
          </table:table-cell>
          <table:table-cell office:value-type="string" table:number-columns-spanned="4" table:number-rows-spanned="1" table:style-name="ce20">
            <text:p>Метод Рунге–Кутты 4-го порядка</text:p>
          </table:table-cell>
          <table:covered-table-cell table:number-columns-repeated="3"/>
          <table:table-cell office:value-type="float" office:value="1.2500000000000001E-2" table:style-name="ce7">
            <text:p>0,0125</text:p>
          </table:table-cell>
          <table:table-cell office:value-type="string" table:number-columns-spanned="4" table:number-rows-spanned="1" table:style-name="ce20">
            <text:p>Метод Рунге–Кутты 4-го порядка</text:p>
          </table:table-cell>
          <table:covered-table-cell table:number-columns-repeated="3"/>
          <table:table-cell office:value-type="float" office:value="8.3300000000000006E-3" table:style-name="ce8">
            <text:p>0,00833</text:p>
          </table:table-cell>
          <table:table-cell office:value-type="string" table:number-columns-spanned="4" table:number-rows-spanned="1" table:style-name="ce20">
            <text:p>Метод Рунге–Кутты 4-го порядка</text:p>
          </table:table-cell>
          <table:covered-table-cell table:number-columns-repeated="3"/>
          <table:table-cell office:value-type="float" office:value="6.2500000000000003E-3" table:style-name="ce8">
            <text:p>0,00625</text:p>
          </table:table-cell>
          <table:table-cell office:value-type="string" table:number-columns-spanned="4" table:number-rows-spanned="1" table:style-name="ce20">
            <text:p>Метод Рунге–Кутты 4-го порядка</text:p>
          </table:table-cell>
          <table:covered-table-cell table:number-columns-repeated="3"/>
          <table:table-cell table:number-columns-repeated="16354" table:style-name="ce9"/>
        </table:table-row>
        <table:table-row table:style-name="ro5">
          <table:table-cell office:value-type="string" table:style-name="ce10">
            <text:p>x</text:p>
          </table:table-cell>
          <table:table-cell office:value-type="string" table:style-name="ce10">
            <text:p>y</text:p>
          </table:table-cell>
          <table:table-cell office:value-type="string" table:style-name="ce11">
            <text:p>K1</text:p>
          </table:table-cell>
          <table:table-cell office:value-type="string" table:style-name="ce11">
            <text:p>K2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y</text:p>
          </table:table-cell>
          <table:table-cell office:value-type="string" table:style-name="ce11">
            <text:p>K1</text:p>
          </table:table-cell>
          <table:table-cell office:value-type="string" table:style-name="ce11">
            <text:p>K2</text:p>
          </table:table-cell>
          <table:table-cell office:value-type="string" table:style-name="ce11">
            <text:p>K3</text:p>
          </table:table-cell>
          <table:table-cell office:value-type="string" table:style-name="ce11">
            <text:p>K4</text:p>
          </table:table-cell>
          <table:table-cell office:value-type="string" table:style-name="ce12">
            <text:p>y</text:p>
          </table:table-cell>
          <table:table-cell office:value-type="string" table:style-name="ce11">
            <text:p>K1</text:p>
          </table:table-cell>
          <table:table-cell office:value-type="string" table:style-name="ce11">
            <text:p>K2</text:p>
          </table:table-cell>
          <table:table-cell office:value-type="string" table:style-name="ce11">
            <text:p>K3</text:p>
          </table:table-cell>
          <table:table-cell office:value-type="string" table:style-name="ce11">
            <text:p>K4</text:p>
          </table:table-cell>
          <table:table-cell office:value-type="string" table:style-name="ce12">
            <text:p>y</text:p>
          </table:table-cell>
          <table:table-cell office:value-type="string" table:style-name="ce11">
            <text:p>K1</text:p>
          </table:table-cell>
          <table:table-cell office:value-type="string" table:style-name="ce11">
            <text:p>K2</text:p>
          </table:table-cell>
          <table:table-cell office:value-type="string" table:style-name="ce11">
            <text:p>K3</text:p>
          </table:table-cell>
          <table:table-cell office:value-type="string" table:style-name="ce11">
            <text:p>K4</text:p>
          </table:table-cell>
          <table:table-cell office:value-type="string" table:style-name="ce12">
            <text:p>y</text:p>
          </table:table-cell>
          <table:table-cell office:value-type="string" table:style-name="ce11">
            <text:p>K1</text:p>
          </table:table-cell>
          <table:table-cell office:value-type="string" table:style-name="ce11">
            <text:p>K2</text:p>
          </table:table-cell>
          <table:table-cell office:value-type="string" table:style-name="ce11">
            <text:p>K3</text:p>
          </table:table-cell>
          <table:table-cell office:value-type="string" table:style-name="ce11">
            <text:p>K4</text:p>
          </table:table-cell>
          <table:table-cell office:value-type="string" table:style-name="ce12">
            <text:p>y</text:p>
          </table:table-cell>
          <table:table-cell office:value-type="string" table:style-name="ce11">
            <text:p>K1</text:p>
          </table:table-cell>
          <table:table-cell office:value-type="string" table:style-name="ce11">
            <text:p>K2</text:p>
          </table:table-cell>
          <table:table-cell office:value-type="string" table:style-name="ce11">
            <text:p>K3</text:p>
          </table:table-cell>
          <table:table-cell office:value-type="string" table:style-name="ce11">
            <text:p>K4</text:p>
          </table:table-cell>
          <table:table-cell table:number-columns-repeated="16354" table:style-name="ce13"/>
        </table:table-row>
        <table:table-row table:style-name="ro2">
          <table:table-cell office:value-type="float" office:value="-0.9" table:formula="of:=[Sheet1.B10]" table:style-name="ce14">
            <text:p>-0,9000</text:p>
          </table:table-cell>
          <table:table-cell office:value-type="float" office:value="-1.1000000000000001" table:formula="of:=[Sheet1.$D$10]" table:style-name="ce14">
            <text:p>-1,1000</text:p>
          </table:table-cell>
          <table:table-cell office:value-type="float" office:value="1.5732500000000004E-3" table:formula="of:=([Sheet1.$B$12] / 2) * ([Sheet1.$B$3] + [Sheet1.$B$4] * [.A3] + [Sheet1.$B$5] * [.A3]^2 + [Sheet1.$B$6] * [.B3] + [Sheet1.$B$7] * [.A3] * [.B3])" table:style-name="ce15">
            <text:p>0,0016</text:p>
          </table:table-cell>
          <table:table-cell office:value-type="float" office:value="4.6321948671874955E-3" table:formula="of:=[Sheet1.$B$12]  * ([Sheet1.$B$3] + [Sheet1.$B$4] * ([.A3]+[Sheet1.$B$12]/2) + [Sheet1.$B$5] * ([.A3]+[Sheet1.$B$12]/2)^2 + [Sheet1.$B$6] * ([.B3]+[.C3]) + [Sheet1.$B$7] * ([.A3]+[Sheet1.$B$12]/2) * ([.B3]+[.C3]))" table:style-name="ce15">
            <text:p>0,0046</text:p>
          </table:table-cell>
          <table:table-cell office:value-type="float" office:value="-0.9" table:formula="of:=[Sheet1.B10]" table:style-name="ce14">
            <text:p>-0,9000</text:p>
          </table:table-cell>
          <table:table-cell office:value-type="float" office:value="-1.1000000000000001" table:formula="of:=[Sheet1.$D$10]" table:style-name="ce14">
            <text:p>-1,1000</text:p>
          </table:table-cell>
          <table:table-cell office:value-type="float" office:value="3.1465000000000009E-3" table:formula="of:=[Sheet1.$B$12]  * ([Sheet1.$B$3] + [Sheet1.$B$4] * [.$E3] + [Sheet1.$B$5] * [.$E3]^2 + [Sheet1.$B$6] * [.F3] + [Sheet1.$B$7] * [.$E3] * [.F3])" table:style-name="ce15">
            <text:p>0,0031</text:p>
          </table:table-cell>
          <table:table-cell office:value-type="float" office:value="4.6321948671874955E-3" table:formula="of:=[Sheet1.$B$12]  * ([Sheet1.$B$3] + [Sheet1.$B$4] * ([.$E3]+[Sheet1.$B$12]/2) + [Sheet1.$B$5] * ([.$E3]+[Sheet1.$B$12]/2)^2 + [Sheet1.$B$6] * ([.F3]+[.G3]/2) + [Sheet1.$B$7] * ([.$E3]+[Sheet1.$B$12]/2) * ([.F3]+[.G3]/2))" table:style-name="ce15">
            <text:p>0,0046</text:p>
          </table:table-cell>
          <table:table-cell office:value-type="float" office:value="4.6333787802847852E-3" table:formula="of:=[Sheet1.$B$12]  * ([Sheet1.$B$3] + [Sheet1.$B$4] * ([.$E3]+[Sheet1.$B$12]/2) + [Sheet1.$B$5] * ([.$E3]+[Sheet1.$B$12]/2)^2 + [Sheet1.$B$6] * ([.F3]+[.H3]/2) + [Sheet1.$B$7] * ([.$E3]+[Sheet1.$B$12]/2) * ([.F3]+[.H3]/2))" table:style-name="ce15">
            <text:p>0,0046</text:p>
          </table:table-cell>
          <table:table-cell office:value-type="float" office:value="6.0627956597978346E-3" table:formula="of:=[Sheet1.$B$12]  * ([Sheet1.$B$3] + [Sheet1.$B$4] * ([.$E3]+[Sheet1.$B$12]) + [Sheet1.$B$5] * ([.$E3]+[Sheet1.$B$12])^2 + [Sheet1.$B$6] * ([.F3]+[.I3]) + [Sheet1.$B$7] * ([.$E3]+[Sheet1.$B$12]) * ([.F3]+[.I3]))" table:style-name="ce15">
            <text:p>0,0061</text:p>
          </table:table-cell>
          <table:table-cell office:value-type="float" office:value="-1.1000000000000001" table:formula="of:=[Sheet1.$D$10]" table:style-name="ce16">
            <text:p>-1,1000</text:p>
          </table:table-cell>
          <table:table-cell office:value-type="float" office:value="1.5732500000000004E-3" table:formula="of:=[.K$1]* ([Sheet1.$B$3] + [Sheet1.$B$4] * [.$E3] + [Sheet1.$B$5] * [.$E3]^2 + [Sheet1.$B$6] * [.K3] + [Sheet1.$B$7] * [.$E3] * [.K3])" table:style-name="ce15">
            <text:p>0,0016</text:p>
          </table:table-cell>
          <table:table-cell office:value-type="float" office:value="1.9482734510546827E-3" table:formula="of:=[.K$1] * ([Sheet1.$B$3] + [Sheet1.$B$4] * ([.$E3]+[.K$1]/2) + [Sheet1.$B$5] * ([.$E3]+[.K$1]/2)^2 + [Sheet1.$B$6] * ([.K3]+[.L3]/2) + [Sheet1.$B$7] * ([.$E3]+[.K$1]/2) * ([.K3]+[.L3]/2))" table:style-name="ce15">
            <text:p>0,0019</text:p>
          </table:table-cell>
          <table:table-cell office:value-type="float" office:value="1.9272489746358231E-4" table:formula="of:=[.K$1] * ([Sheet1.$B$3] + [Sheet1.$B$4] * ([.$E3]+[.K$1]/2) + [Sheet1.$B$5] * ([.$E3]+[.K$1]/2)^2 + [Sheet1.$B$6] * ([.K3]+[.M3]/2) + [Sheet1.$B$7] * ([.K$1]/2) * ([.K3]+[.M3]/2))" table:style-name="ce15">
            <text:p>0,0002</text:p>
          </table:table-cell>
          <table:table-cell office:value-type="float" office:value="2.3149973276526642E-3" table:formula="of:=[.K$1] * ([Sheet1.$B$3] + [Sheet1.$B$4] * ([.$E3]+[.K$1]) + [Sheet1.$B$5] * ([.$E3]+[.K$1])^2 + [Sheet1.$B$6] * ([.K3]+[.N3]) + [Sheet1.$B$7] * ([.$E3]+[.K$1]) * ([.K3]+[.N3]))" table:style-name="ce15">
            <text:p>0,0023</text:p>
          </table:table-cell>
          <table:table-cell office:value-type="float" office:value="-1.1000000000000001" table:formula="of:=[Sheet1.$D$10]" table:style-name="ce16">
            <text:p>-1,1000</text:p>
          </table:table-cell>
          <table:table-cell office:value-type="float" office:value="7.8662500000000021E-4" table:formula="of:=[.P$1]* ([Sheet1.$B$3] + [Sheet1.$B$4] * [.$E3] + [Sheet1.$B$5] * [.$E3]^2 + [Sheet1.$B$6] * [.P3] + [Sheet1.$B$7] * [.$E3] * [.P3])" table:style-name="ce15">
            <text:p>0,0008</text:p>
          </table:table-cell>
          <table:table-cell office:value-type="float" office:value="8.8083082954589864E-4" table:formula="of:=[.P$1] * ([Sheet1.$B$3] + [Sheet1.$B$4] * ([.$E3]+[.P$1]/2) + [Sheet1.$B$5] * ([.$E3]+[.P$1]/2)^2 + [Sheet1.$B$6] * ([.P3]+[.Q3]/2) + [Sheet1.$B$7] * ([.$E3]+[.P$1]/2) * ([.P3]+[.Q3]/2))" table:style-name="ce15">
            <text:p>0,0009</text:p>
          </table:table-cell>
          <table:table-cell office:value-type="float" office:value="2.5755951041121827E-6" table:formula="of:=[.P$1] * ([Sheet1.$B$3] + [Sheet1.$B$4] * ([.$E3]+[.P$1]/2) + [Sheet1.$B$5] * ([.$E3]+[.P$1]/2)^2 + [Sheet1.$B$6] * ([.P3]+[.R3]/2) + [Sheet1.$B$7] * ([.P$1]/2) * ([.P3]+[.R3]/2))" table:style-name="ce15">
            <text:p>0,0000</text:p>
          </table:table-cell>
          <table:table-cell office:value-type="float" office:value="9.7383302889066385E-4" table:formula="of:=[.P$1] * ([Sheet1.$B$3] + [Sheet1.$B$4] * ([.$E3]+[.P$1]) + [Sheet1.$B$5] * ([.$E3]+[.P$1])^2 + [Sheet1.$B$6] * ([.P3]+[.S3]) + [Sheet1.$B$7] * ([.$E3]+[.P$1]) * ([.P3]+[.S3]))" table:style-name="ce15">
            <text:p>0,0010</text:p>
          </table:table-cell>
          <table:table-cell office:value-type="float" office:value="-1.1000000000000001" table:formula="of:=[Sheet1.$D$10]" table:style-name="ce16">
            <text:p>-1,1000</text:p>
          </table:table-cell>
          <table:table-cell office:value-type="float" office:value="5.2420690000000013E-4" table:formula="of:=[.U$1]* ([Sheet1.$B$3] + [Sheet1.$B$4] * [.$E3] + [Sheet1.$B$5] * [.$E3]^2 + [Sheet1.$B$6] * [.U3] + [Sheet1.$B$7] * [.$E3] * [.U3])" table:style-name="ce15">
            <text:p>0,0005</text:p>
          </table:table-cell>
          <table:table-cell office:value-type="float" office:value="5.6610933058250058E-4" table:formula="of:=[.U$1] * ([Sheet1.$B$3] + [Sheet1.$B$4] * ([.$E3]+[.U$1]/2) + [Sheet1.$B$5] * ([.$E3]+[.U$1]/2)^2 + [Sheet1.$B$6] * ([.U3]+[.V3]/2) + [Sheet1.$B$7] * ([.$E3]+[.U$1]/2) * ([.U3]+[.V3]/2))" table:style-name="ce15">
            <text:p>0,0006</text:p>
          </table:table-cell>
          <table:table-cell office:value-type="float" office:value="-1.9250398328558767E-5" table:formula="of:=[.U$1] * ([Sheet1.$B$3] + [Sheet1.$B$4] * ([.$E3]+[.U$1]/2) + [Sheet1.$B$5] * ([.$E3]+[.U$1]/2)^2 + [Sheet1.$B$6] * ([.U3]+[.W3]/2) + [Sheet1.$B$7] * ([.U$1]/2) * ([.U3]+[.W3]/2))" table:style-name="ce15">
            <text:p>0,0000</text:p>
          </table:table-cell>
          <table:table-cell office:value-type="float" office:value="6.0760649394937078E-4" table:formula="of:=[.U$1] * ([Sheet1.$B$3] + [Sheet1.$B$4] * ([.$E3]+[.U$1]) + [Sheet1.$B$5] * ([.$E3]+[.U$1])^2 + [Sheet1.$B$6] * ([.U3]+[.X3]) + [Sheet1.$B$7] * ([.$E3]+[.U$1]) * ([.U3]+[.X3]))" table:style-name="ce15">
            <text:p>0,0006</text:p>
          </table:table-cell>
          <table:table-cell office:value-type="float" office:value="-1.1000000000000001" table:formula="of:=[Sheet1.$D$10]" table:style-name="ce16">
            <text:p>-1,1000</text:p>
          </table:table-cell>
          <table:table-cell office:value-type="float" office:value="3.9331250000000011E-4" table:formula="of:=[.Z$1]* ([Sheet1.$B$3] + [Sheet1.$B$4] * [.$E3] + [Sheet1.$B$5] * [.$E3]^2 + [Sheet1.$B$6] * [.Z3] + [Sheet1.$B$7] * [.$E3] * [.Z3])" table:style-name="ce15">
            <text:p>0,0004</text:p>
          </table:table-cell>
          <table:table-cell office:value-type="float" office:value="4.169202032342532E-4" table:formula="of:=[.Z$1] * ([Sheet1.$B$3] + [Sheet1.$B$4] * ([.$E3]+[.Z$1]/2) + [Sheet1.$B$5] * ([.$E3]+[.Z$1]/2)^2 + [Sheet1.$B$6] * ([.Z3]+[.AA3]/2) + [Sheet1.$B$7] * ([.$E3]+[.Z$1]/2) * ([.Z3]+[.AA3]/2))" table:style-name="ce15">
            <text:p>0,0004</text:p>
          </table:table-cell>
          <table:table-cell office:value-type="float" office:value="-2.230680604445556E-5" table:formula="of:=[.Z$1] * ([Sheet1.$B$3] + [Sheet1.$B$4] * ([.$E3]+[.Z$1]/2) + [Sheet1.$B$5] * ([.$E3]+[.Z$1]/2)^2 + [Sheet1.$B$6] * ([.Z3]+[.AB3]/2) + [Sheet1.$B$7] * ([.Z$1]/2) * ([.Z3]+[.AB3]/2))" table:style-name="ce15">
            <text:p>0,0000</text:p>
          </table:table-cell>
          <table:table-cell office:value-type="float" office:value="4.4033607369683053E-4" table:formula="of:=[.Z$1] * ([Sheet1.$B$3] + [Sheet1.$B$4] * ([.$E3]+[.Z$1]) + [Sheet1.$B$5] * ([.$E3]+[.Z$1])^2 + [Sheet1.$B$6] * ([.Z3]+[.AC3]) + [Sheet1.$B$7] * ([.$E3]+[.Z$1]) * ([.Z3]+[.AC3]))" table:style-name="ce15">
            <text:p>0,0004</text:p>
          </table:table-cell>
          <table:table-cell table:number-columns-repeated="16354"/>
        </table:table-row>
        <table:table-row table:style-name="ro2">
          <table:table-cell office:value-type="float" office:value="-0.85" table:formula="of:=[.A3]+[Sheet1.$B$12]" table:style-name="ce14">
            <text:p>-0,8500</text:p>
          </table:table-cell>
          <table:table-cell office:value-type="float" office:value="-1.0953678051328126" table:formula="of:=[.B3]+[.D3]" table:style-name="ce14">
            <text:p>-1,0954</text:p>
          </table:table-cell>
          <table:table-cell office:value-type="float" office:value="3.0313968339320241E-3" table:formula="of:=([Sheet1.$B$12] / 2) * ([Sheet1.$B$3] + [Sheet1.$B$4] * [.A4] + [Sheet1.$B$5] * [.A4]^2 + [Sheet1.$B$6] * [.B4] + [Sheet1.$B$7] * [.A4] * [.B4])" table:style-name="ce15">
            <text:p>0,0030</text:p>
          </table:table-cell>
          <table:table-cell office:value-type="float" office:value="7.4360116368006046E-3" table:formula="of:=[Sheet1.$B$12]  * ([Sheet1.$B$3] + [Sheet1.$B$4] * ([.A4]+[Sheet1.$B$12]/2) + [Sheet1.$B$5] * ([.A4]+[Sheet1.$B$12]/2)^2 + [Sheet1.$B$6] * ([.B4]+[.C4]) + [Sheet1.$B$7] * ([.A4]+[Sheet1.$B$12]/2) * ([.B4]+[.C4]))" table:style-name="ce15">
            <text:p>0,0074</text:p>
          </table:table-cell>
          <table:table-cell office:value-type="float" office:value="-0.85" table:formula="of:=[.E3]+[Sheet1.$B$12]" table:style-name="ce14">
            <text:p>-0,8500</text:p>
          </table:table-cell>
          <table:table-cell office:value-type="float" office:value="-1.0953765928408763" table:formula="of:=[.F3] + ([.G3]+2*[.H3]+2*[.I3]+[.J3])/6" table:style-name="ce14">
            <text:p>-1,0954</text:p>
          </table:table-cell>
          <table:table-cell office:value-type="float" office:value="6.0627788825452318E-3" table:formula="of:=[Sheet1.$B$12]  * ([Sheet1.$B$3] + [Sheet1.$B$4] * [.$E4] + [Sheet1.$B$5] * [.$E4]^2 + [Sheet1.$B$6] * [.F4] + [Sheet1.$B$7] * [.$E4] * [.F4])" table:style-name="ce15">
            <text:p>0,0061</text:p>
          </table:table-cell>
          <table:table-cell office:value-type="float" office:value="7.4359960584784489E-3" table:formula="of:=[Sheet1.$B$12]  * ([Sheet1.$B$3] + [Sheet1.$B$4] * ([.$E4]+[Sheet1.$B$12]/2) + [Sheet1.$B$5] * ([.$E4]+[Sheet1.$B$12]/2)^2 + [Sheet1.$B$6] * ([.F4]+[.G4]/2) + [Sheet1.$B$7] * ([.$E4]+[Sheet1.$B$12]/2) * ([.F4]+[.G4]/2))" table:style-name="ce15">
            <text:p>0,0074</text:p>
          </table:table-cell>
          <table:table-cell office:value-type="float" office:value="7.4372122139398844E-3" table:formula="of:=[Sheet1.$B$12]  * ([Sheet1.$B$3] + [Sheet1.$B$4] * ([.$E4]+[Sheet1.$B$12]/2) + [Sheet1.$B$5] * ([.$E4]+[Sheet1.$B$12]/2)^2 + [Sheet1.$B$6] * ([.F4]+[.H4]/2) + [Sheet1.$B$7] * ([.$E4]+[Sheet1.$B$12]/2) * ([.F4]+[.H4]/2))" table:style-name="ce15">
            <text:p>0,0074</text:p>
          </table:table-cell>
          <table:table-cell office:value-type="float" office:value="8.7544327520339034E-3" table:formula="of:=[Sheet1.$B$12]  * ([Sheet1.$B$3] + [Sheet1.$B$4] * ([.$E4]+[Sheet1.$B$12]) + [Sheet1.$B$5] * ([.$E4]+[Sheet1.$B$12])^2 + [Sheet1.$B$6] * ([.F4]+[.I4]) + [Sheet1.$B$7] * ([.$E4]+[Sheet1.$B$12]) * ([.F4]+[.I4]))" table:style-name="ce15">
            <text:p>0,0088</text:p>
          </table:table-cell>
          <table:table-cell office:value-type="float" office:value="-1.098638292662552" table:formula="of:=[.K3] + ([.L3]+2*[.M3]+2*[.N3]+[.O3])/6" table:style-name="ce16">
            <text:p>-1,0986</text:p>
          </table:table-cell>
          <table:table-cell office:value-type="float" office:value="3.0286455362976313E-3" table:formula="of:=[.K$1]* ([Sheet1.$B$3] + [Sheet1.$B$4] * [.$E4] + [Sheet1.$B$5] * [.$E4]^2 + [Sheet1.$B$6] * [.K4] + [Sheet1.$B$7] * [.$E4] * [.K4])" table:style-name="ce15">
            <text:p>0,0030</text:p>
          </table:table-cell>
          <table:table-cell office:value-type="float" office:value="3.3754598347443018E-3" table:formula="of:=[.K$1] * ([Sheet1.$B$3] + [Sheet1.$B$4] * ([.$E4]+[.K$1]/2) + [Sheet1.$B$5] * ([.$E4]+[.K$1]/2)^2 + [Sheet1.$B$6] * ([.K4]+[.L4]/2) + [Sheet1.$B$7] * ([.$E4]+[.K$1]/2) * ([.K4]+[.L4]/2))" table:style-name="ce15">
            <text:p>0,0034</text:p>
          </table:table-cell>
          <table:table-cell office:value-type="float" office:value="1.7205853994379187E-3" table:formula="of:=[.K$1] * ([Sheet1.$B$3] + [Sheet1.$B$4] * ([.$E4]+[.K$1]/2) + [Sheet1.$B$5] * ([.$E4]+[.K$1]/2)^2 + [Sheet1.$B$6] * ([.K4]+[.M4]/2) + [Sheet1.$B$7] * ([.K$1]/2) * ([.K4]+[.M4]/2))" table:style-name="ce15">
            <text:p>0,0017</text:p>
          </table:table-cell>
          <table:table-cell office:value-type="float" office:value="3.7139485055051034E-3" table:formula="of:=[.K$1] * ([Sheet1.$B$3] + [Sheet1.$B$4] * ([.$E4]+[.K$1]) + [Sheet1.$B$5] * ([.$E4]+[.K$1])^2 + [Sheet1.$B$6] * ([.K4]+[.N4]) + [Sheet1.$B$7] * ([.$E4]+[.K$1]) * ([.K4]+[.N4]))" table:style-name="ce15">
            <text:p>0,0037</text:p>
          </table:table-cell>
          <table:table-cell office:value-type="float" office:value="-1.0994121215203017" table:formula="of:=[.P3] + ([.Q3]+2*[.R3]+2*[.S3]+[.T3])/6" table:style-name="ce16">
            <text:p>-1,0994</text:p>
          </table:table-cell>
          <table:table-cell office:value-type="float" office:value="1.5139972763855245E-3" table:formula="of:=[.P$1]* ([Sheet1.$B$3] + [Sheet1.$B$4] * [.$E4] + [Sheet1.$B$5] * [.$E4]^2 + [Sheet1.$B$6] * [.P4] + [Sheet1.$B$7] * [.$E4] * [.P4])" table:style-name="ce15">
            <text:p>0,0015</text:p>
          </table:table-cell>
          <table:table-cell office:value-type="float" office:value="1.6011444378654753E-3" table:formula="of:=[.P$1] * ([Sheet1.$B$3] + [Sheet1.$B$4] * ([.$E4]+[.P$1]/2) + [Sheet1.$B$5] * ([.$E4]+[.P$1]/2)^2 + [Sheet1.$B$6] * ([.P4]+[.Q4]/2) + [Sheet1.$B$7] * ([.$E4]+[.P$1]/2) * ([.P4]+[.Q4]/2))" table:style-name="ce15">
            <text:p>0,0016</text:p>
          </table:table-cell>
          <table:table-cell office:value-type="float" office:value="7.723979201958598E-4" table:formula="of:=[.P$1] * ([Sheet1.$B$3] + [Sheet1.$B$4] * ([.$E4]+[.P$1]/2) + [Sheet1.$B$5] * ([.$E4]+[.P$1]/2)^2 + [Sheet1.$B$6] * ([.P4]+[.R4]/2) + [Sheet1.$B$7] * ([.P$1]/2) * ([.P4]+[.R4]/2))" table:style-name="ce15">
            <text:p>0,0008</text:p>
          </table:table-cell>
          <table:table-cell office:value-type="float" office:value="1.6870755380770167E-3" table:formula="of:=[.P$1] * ([Sheet1.$B$3] + [Sheet1.$B$4] * ([.$E4]+[.P$1]) + [Sheet1.$B$5] * ([.$E4]+[.P$1])^2 + [Sheet1.$B$6] * ([.P4]+[.S4]) + [Sheet1.$B$7] * ([.$E4]+[.P$1]) * ([.P4]+[.S4]))" table:style-name="ce15">
            <text:p>0,0017</text:p>
          </table:table-cell>
          <table:table-cell office:value-type="float" office:value="-1.0996290781235905" table:formula="of:=[.U3] + ([.V3]+2*[.W3]+2*[.X3]+[.Y3])/6" table:style-name="ce16">
            <text:p>-1,0996</text:p>
          </table:table-cell>
          <table:table-cell office:value-type="float" office:value="1.008866971071107E-3" table:formula="of:=[.U$1]* ([Sheet1.$B$3] + [Sheet1.$B$4] * [.$E4] + [Sheet1.$B$5] * [.$E4]^2 + [Sheet1.$B$6] * [.U4] + [Sheet1.$B$7] * [.$E4] * [.U4])" table:style-name="ce15">
            <text:p>0,0010</text:p>
          </table:table-cell>
          <table:table-cell office:value-type="float" office:value="1.0476338832023078E-3" table:formula="of:=[.U$1] * ([Sheet1.$B$3] + [Sheet1.$B$4] * ([.$E4]+[.U$1]/2) + [Sheet1.$B$5] * ([.$E4]+[.U$1]/2)^2 + [Sheet1.$B$6] * ([.U4]+[.V4]/2) + [Sheet1.$B$7] * ([.$E4]+[.U$1]/2) * ([.U4]+[.V4]/2))" table:style-name="ce15">
            <text:p>0,0010</text:p>
          </table:table-cell>
          <table:table-cell office:value-type="float" office:value="4.9510211329191673E-4" table:formula="of:=[.U$1] * ([Sheet1.$B$3] + [Sheet1.$B$4] * ([.$E4]+[.U$1]/2) + [Sheet1.$B$5] * ([.$E4]+[.U$1]/2)^2 + [Sheet1.$B$6] * ([.U4]+[.W4]/2) + [Sheet1.$B$7] * ([.U$1]/2) * ([.U4]+[.W4]/2))" table:style-name="ce15">
            <text:p>0,0005</text:p>
          </table:table-cell>
          <table:table-cell office:value-type="float" office:value="1.0859891203442514E-3" table:formula="of:=[.U$1] * ([Sheet1.$B$3] + [Sheet1.$B$4] * ([.$E4]+[.U$1]) + [Sheet1.$B$5] * ([.$E4]+[.U$1])^2 + [Sheet1.$B$6] * ([.U4]+[.X4]) + [Sheet1.$B$7] * ([.$E4]+[.U$1]) * ([.U4]+[.X4]))" table:style-name="ce15">
            <text:p>0,0011</text:p>
          </table:table-cell>
          <table:table-cell office:value-type="float" office:value="-1.0997295207719873" table:formula="of:=[.Z3] + ([.AA3]+2*[.AB3]+2*[.AC3]+[.AD3])/6" table:style-name="ce16">
            <text:p>-1,0997</text:p>
          </table:table-cell>
          <table:table-cell office:value-type="float" office:value="7.5693188516264215E-4" table:formula="of:=[.Z$1]* ([Sheet1.$B$3] + [Sheet1.$B$4] * [.$E4] + [Sheet1.$B$5] * [.$E4]^2 + [Sheet1.$B$6] * [.Z4] + [Sheet1.$B$7] * [.$E4] * [.Z4])" table:style-name="ce15">
            <text:p>0,0008</text:p>
          </table:table-cell>
          <table:table-cell office:value-type="float" office:value="7.7877422200593955E-4" table:formula="of:=[.Z$1] * ([Sheet1.$B$3] + [Sheet1.$B$4] * ([.$E4]+[.Z$1]/2) + [Sheet1.$B$5] * ([.$E4]+[.Z$1]/2)^2 + [Sheet1.$B$6] * ([.Z4]+[.AA4]/2) + [Sheet1.$B$7] * ([.$E4]+[.Z$1]/2) * ([.Z4]+[.AA4]/2))" table:style-name="ce15">
            <text:p>0,0008</text:p>
          </table:table-cell>
          <table:table-cell office:value-type="float" office:value="3.6411917734350987E-4" table:formula="of:=[.Z$1] * ([Sheet1.$B$3] + [Sheet1.$B$4] * ([.$E4]+[.Z$1]/2) + [Sheet1.$B$5] * ([.$E4]+[.Z$1]/2)^2 + [Sheet1.$B$6] * ([.Z4]+[.AB4]/2) + [Sheet1.$B$7] * ([.Z$1]/2) * ([.Z4]+[.AB4]/2))" table:style-name="ce15">
            <text:p>0,0004</text:p>
          </table:table-cell>
          <table:table-cell office:value-type="float" office:value="8.00420868527391E-4" table:formula="of:=[.Z$1] * ([Sheet1.$B$3] + [Sheet1.$B$4] * ([.$E4]+[.Z$1]) + [Sheet1.$B$5] * ([.$E4]+[.Z$1])^2 + [Sheet1.$B$6] * ([.Z4]+[.AC4]) + [Sheet1.$B$7] * ([.$E4]+[.Z$1]) * ([.Z4]+[.AC4]))" table:style-name="ce15">
            <text:p>0,0008</text:p>
          </table:table-cell>
          <table:table-cell table:number-columns-repeated="16354"/>
        </table:table-row>
        <table:table-row table:style-name="ro2">
          <table:table-cell office:value-type="float" office:value="-0.79999999999999993" table:formula="of:=[.A4]+[Sheet1.$B$12]" table:style-name="ce14">
            <text:p>-0,8000</text:p>
          </table:table-cell>
          <table:table-cell office:value-type="float" office:value="-1.087931793496012" table:formula="of:=[.B4]+[.D4]" table:style-name="ce14">
            <text:p>-1,0879</text:p>
          </table:table-cell>
          <table:table-cell office:value-type="float" office:value="4.3772234320487114E-3" table:formula="of:=([Sheet1.$B$12] / 2) * ([Sheet1.$B$3] + [Sheet1.$B$4] * [.A5] + [Sheet1.$B$5] * [.A5]^2 + [Sheet1.$B$6] * [.B5] + [Sheet1.$B$7] * [.A5] * [.B5])" table:style-name="ce15">
            <text:p>0,0044</text:p>
          </table:table-cell>
          <table:table-cell office:value-type="float" office:value="1.001573553158785E-2" table:formula="of:=[Sheet1.$B$12]  * ([Sheet1.$B$3] + [Sheet1.$B$4] * ([.A5]+[Sheet1.$B$12]/2) + [Sheet1.$B$5] * ([.A5]+[Sheet1.$B$12]/2)^2 + [Sheet1.$B$6] * ([.B5]+[.C5]) + [Sheet1.$B$7] * ([.A5]+[Sheet1.$B$12]/2) * ([.B5]+[.C5]))" table:style-name="ce15">
            <text:p>0,0100</text:p>
          </table:table-cell>
          <table:table-cell office:value-type="float" office:value="-0.79999999999999993" table:formula="of:=[.E4]+[Sheet1.$B$12]" table:style-name="ce14">
            <text:p>-0,8000</text:p>
          </table:table-cell>
          <table:table-cell office:value-type="float" office:value="-1.0879493214776403" table:formula="of:=[.F4] + ([.G4]+2*[.H4]+2*[.I4]+[.J4])/6" table:style-name="ce14">
            <text:p>-1,0879</text:p>
          </table:table-cell>
          <table:table-cell office:value-type="float" office:value="8.7544142620515943E-3" table:formula="of:=[Sheet1.$B$12]  * ([Sheet1.$B$3] + [Sheet1.$B$4] * [.$E5] + [Sheet1.$B$5] * [.$E5]^2 + [Sheet1.$B$6] * [.F5] + [Sheet1.$B$7] * [.$E5] * [.F5])" table:style-name="ce15">
            <text:p>0,0088</text:p>
          </table:table-cell>
          <table:table-cell office:value-type="float" office:value="1.0015701342167033E-2" table:formula="of:=[Sheet1.$B$12]  * ([Sheet1.$B$3] + [Sheet1.$B$4] * ([.$E5]+[Sheet1.$B$12]/2) + [Sheet1.$B$5] * ([.$E5]+[Sheet1.$B$12]/2)^2 + [Sheet1.$B$6] * ([.F5]+[.G5]/2) + [Sheet1.$B$7] * ([.$E5]+[Sheet1.$B$12]/2) * ([.F5]+[.G5]/2))" table:style-name="ce15">
            <text:p>0,0100</text:p>
          </table:table-cell>
          <table:table-cell office:value-type="float" office:value="1.0016930308765722E-2" table:formula="of:=[Sheet1.$B$12]  * ([Sheet1.$B$3] + [Sheet1.$B$4] * ([.$E5]+[Sheet1.$B$12]/2) + [Sheet1.$B$5] * ([.$E5]+[Sheet1.$B$12]/2)^2 + [Sheet1.$B$6] * ([.F5]+[.H5]/2) + [Sheet1.$B$7] * ([.$E5]+[Sheet1.$B$12]/2) * ([.F5]+[.H5]/2))" table:style-name="ce15">
            <text:p>0,0100</text:p>
          </table:table-cell>
          <table:table-cell office:value-type="float" office:value="1.1222462752993425E-2" table:formula="of:=[Sheet1.$B$12]  * ([Sheet1.$B$3] + [Sheet1.$B$4] * ([.$E5]+[Sheet1.$B$12]) + [Sheet1.$B$5] * ([.$E5]+[Sheet1.$B$12])^2 + [Sheet1.$B$6] * ([.F5]+[.I5]) + [Sheet1.$B$7] * ([.$E5]+[Sheet1.$B$12]) * ([.F5]+[.I5]))" table:style-name="ce15">
            <text:p>0,0112</text:p>
          </table:table-cell>
          <table:table-cell office:value-type="float" office:value="-1.0958158452441908" table:formula="of:=[.K4] + ([.L4]+2*[.M4]+2*[.N4]+[.O4])/6" table:style-name="ce16">
            <text:p>-1,0958</text:p>
          </table:table-cell>
          <table:table-cell office:value-type="float" office:value="4.3698912639229042E-3" table:formula="of:=[.K$1]* ([Sheet1.$B$3] + [Sheet1.$B$4] * [.$E5] + [Sheet1.$B$5] * [.$E5]^2 + [Sheet1.$B$6] * [.K5] + [Sheet1.$B$7] * [.$E5] * [.K5])" table:style-name="ce15">
            <text:p>0,0044</text:p>
          </table:table-cell>
          <table:table-cell office:value-type="float" office:value="4.688603640275478E-3" table:formula="of:=[.K$1] * ([Sheet1.$B$3] + [Sheet1.$B$4] * ([.$E5]+[.K$1]/2) + [Sheet1.$B$5] * ([.$E5]+[.K$1]/2)^2 + [Sheet1.$B$6] * ([.K5]+[.L5]/2) + [Sheet1.$B$7] * ([.$E5]+[.K$1]/2) * ([.K5]+[.L5]/2))" table:style-name="ce15">
            <text:p>0,0047</text:p>
          </table:table-cell>
          <table:table-cell office:value-type="float" office:value="3.1360257855837523E-3" table:formula="of:=[.K$1] * ([Sheet1.$B$3] + [Sheet1.$B$4] * ([.$E5]+[.K$1]/2) + [Sheet1.$B$5] * ([.$E5]+[.K$1]/2)^2 + [Sheet1.$B$6] * ([.K5]+[.M5]/2) + [Sheet1.$B$7] * ([.K$1]/2) * ([.K5]+[.M5]/2))" table:style-name="ce15">
            <text:p>0,0031</text:p>
          </table:table-cell>
          <table:table-cell office:value-type="float" office:value="4.9989763509150189E-3" table:formula="of:=[.K$1] * ([Sheet1.$B$3] + [Sheet1.$B$4] * ([.$E5]+[.K$1]) + [Sheet1.$B$5] * ([.$E5]+[.K$1])^2 + [Sheet1.$B$6] * ([.K5]+[.N5]) + [Sheet1.$B$7] * ([.$E5]+[.K$1]) * ([.K5]+[.N5]))" table:style-name="ce15">
            <text:p>0,0050</text:p>
          </table:table-cell>
          <table:table-cell office:value-type="float" office:value="-1.0980874285985374" table:formula="of:=[.P4] + ([.Q4]+2*[.R4]+2*[.S4]+[.T4])/6" table:style-name="ce16">
            <text:p>-1,0981</text:p>
          </table:table-cell>
          <table:table-cell office:value-type="float" office:value="2.1838893457016813E-3" table:formula="of:=[.P$1]* ([Sheet1.$B$3] + [Sheet1.$B$4] * [.$E5] + [Sheet1.$B$5] * [.$E5]^2 + [Sheet1.$B$6] * [.P5] + [Sheet1.$B$7] * [.$E5] * [.P5])" table:style-name="ce15">
            <text:p>0,0022</text:p>
          </table:table-cell>
          <table:table-cell office:value-type="float" office:value="2.2640006797121563E-3" table:formula="of:=[.P$1] * ([Sheet1.$B$3] + [Sheet1.$B$4] * ([.$E5]+[.P$1]/2) + [Sheet1.$B$5] * ([.$E5]+[.P$1]/2)^2 + [Sheet1.$B$6] * ([.P5]+[.Q5]/2) + [Sheet1.$B$7] * ([.$E5]+[.P$1]/2) * ([.P5]+[.Q5]/2))" table:style-name="ce15">
            <text:p>0,0023</text:p>
          </table:table-cell>
          <table:table-cell office:value-type="float" office:value="1.4851811737174279E-3" table:formula="of:=[.P$1] * ([Sheet1.$B$3] + [Sheet1.$B$4] * ([.$E5]+[.P$1]/2) + [Sheet1.$B$5] * ([.$E5]+[.P$1]/2)^2 + [Sheet1.$B$6] * ([.P5]+[.R5]/2) + [Sheet1.$B$7] * ([.P$1]/2) * ([.P5]+[.R5]/2))" table:style-name="ce15">
            <text:p>0,0015</text:p>
          </table:table-cell>
          <table:table-cell office:value-type="float" office:value="2.3428871800150889E-3" table:formula="of:=[.P$1] * ([Sheet1.$B$3] + [Sheet1.$B$4] * ([.$E5]+[.P$1]) + [Sheet1.$B$5] * ([.$E5]+[.P$1])^2 + [Sheet1.$B$6] * ([.P5]+[.S5]) + [Sheet1.$B$7] * ([.$E5]+[.P$1]) * ([.P5]+[.S5]))" table:style-name="ce15">
            <text:p>0,0023</text:p>
          </table:table-cell>
          <table:table-cell office:value-type="float" office:value="-1.0987656901095231" table:formula="of:=[.U4] + ([.V4]+2*[.W4]+2*[.X4]+[.Y4])/6" table:style-name="ce16">
            <text:p>-1,0988</text:p>
          </table:table-cell>
          <table:table-cell office:value-type="float" office:value="1.4551336830116223E-3" table:formula="of:=[.U$1]* ([Sheet1.$B$3] + [Sheet1.$B$4] * [.$E5] + [Sheet1.$B$5] * [.$E5]^2 + [Sheet1.$B$6] * [.U5] + [Sheet1.$B$7] * [.$E5] * [.U5])" table:style-name="ce15">
            <text:p>0,0015</text:p>
          </table:table-cell>
          <table:table-cell office:value-type="float" office:value="1.490774626034012E-3" table:formula="of:=[.U$1] * ([Sheet1.$B$3] + [Sheet1.$B$4] * ([.$E5]+[.U$1]/2) + [Sheet1.$B$5] * ([.$E5]+[.U$1]/2)^2 + [Sheet1.$B$6] * ([.U5]+[.V5]/2) + [Sheet1.$B$7] * ([.$E5]+[.U$1]/2) * ([.U5]+[.V5]/2))" table:style-name="ce15">
            <text:p>0,0015</text:p>
          </table:table-cell>
          <table:table-cell office:value-type="float" office:value="9.7125847392136528E-4" table:formula="of:=[.U$1] * ([Sheet1.$B$3] + [Sheet1.$B$4] * ([.$E5]+[.U$1]/2) + [Sheet1.$B$5] * ([.$E5]+[.U$1]/2)^2 + [Sheet1.$B$6] * ([.U5]+[.W5]/2) + [Sheet1.$B$7] * ([.U$1]/2) * ([.U5]+[.W5]/2))" table:style-name="ce15">
            <text:p>0,0010</text:p>
          </table:table-cell>
          <table:table-cell office:value-type="float" office:value="1.5259992099005738E-3" table:formula="of:=[.U$1] * ([Sheet1.$B$3] + [Sheet1.$B$4] * ([.$E5]+[.U$1]) + [Sheet1.$B$5] * ([.$E5]+[.U$1])^2 + [Sheet1.$B$6] * ([.U5]+[.X5]) + [Sheet1.$B$7] * ([.$E5]+[.U$1]) * ([.U5]+[.X5]))" table:style-name="ce15">
            <text:p>0,0015</text:p>
          </table:table-cell>
          <table:table-cell office:value-type="float" office:value="-1.0990889975132558" table:formula="of:=[.Z4] + ([.AA4]+2*[.AB4]+2*[.AC4]+[.AD4])/6" table:style-name="ce16">
            <text:p>-1,0991</text:p>
          </table:table-cell>
          <table:table-cell office:value-type="float" office:value="1.0917118080781686E-3" table:formula="of:=[.Z$1]* ([Sheet1.$B$3] + [Sheet1.$B$4] * [.$E5] + [Sheet1.$B$5] * [.$E5]^2 + [Sheet1.$B$6] * [.Z5] + [Sheet1.$B$7] * [.$E5] * [.Z5])" table:style-name="ce15">
            <text:p>0,0011</text:p>
          </table:table-cell>
          <table:table-cell office:value-type="float" office:value="1.1117939868990172E-3" table:formula="of:=[.Z$1] * ([Sheet1.$B$3] + [Sheet1.$B$4] * ([.$E5]+[.Z$1]/2) + [Sheet1.$B$5] * ([.$E5]+[.Z$1]/2)^2 + [Sheet1.$B$6] * ([.Z5]+[.AA5]/2) + [Sheet1.$B$7] * ([.$E5]+[.Z$1]/2) * ([.Z5]+[.AA5]/2))" table:style-name="ce15">
            <text:p>0,0011</text:p>
          </table:table-cell>
          <table:table-cell office:value-type="float" office:value="7.2181708469194099E-4" table:formula="of:=[.Z$1] * ([Sheet1.$B$3] + [Sheet1.$B$4] * ([.$E5]+[.Z$1]/2) + [Sheet1.$B$5] * ([.$E5]+[.Z$1]/2)^2 + [Sheet1.$B$6] * ([.Z5]+[.AB5]/2) + [Sheet1.$B$7] * ([.Z$1]/2) * ([.Z5]+[.AB5]/2))" table:style-name="ce15">
            <text:p>0,0007</text:p>
          </table:table-cell>
          <table:table-cell office:value-type="float" office:value="1.1316776161046393E-3" table:formula="of:=[.Z$1] * ([Sheet1.$B$3] + [Sheet1.$B$4] * ([.$E5]+[.Z$1]) + [Sheet1.$B$5] * ([.$E5]+[.Z$1])^2 + [Sheet1.$B$6] * ([.Z5]+[.AC5]) + [Sheet1.$B$7] * ([.$E5]+[.Z$1]) * ([.Z5]+[.AC5]))" table:style-name="ce15">
            <text:p>0,0011</text:p>
          </table:table-cell>
          <table:table-cell table:number-columns-repeated="16354"/>
        </table:table-row>
        <table:table-row table:style-name="ro2">
          <table:table-cell office:value-type="float" office:value="-0.74999999999999989" table:formula="of:=[.A5]+[Sheet1.$B$12]" table:style-name="ce14">
            <text:p>-0,7500</text:p>
          </table:table-cell>
          <table:table-cell office:value-type="float" office:value="-1.0779160579644242" table:formula="of:=[.B5]+[.D5]" table:style-name="ce14">
            <text:p>-1,0779</text:p>
          </table:table-cell>
          <table:table-cell office:value-type="float" office:value="5.6112480159487459E-3" table:formula="of:=([Sheet1.$B$12] / 2) * ([Sheet1.$B$3] + [Sheet1.$B$4] * [.A6] + [Sheet1.$B$5] * [.A6]^2 + [Sheet1.$B$6] * [.B6] + [Sheet1.$B$7] * [.A6] * [.B6])" table:style-name="ce15">
            <text:p>0,0056</text:p>
          </table:table-cell>
          <table:table-cell office:value-type="float" office:value="1.2372324397847058E-2" table:formula="of:=[Sheet1.$B$12]  * ([Sheet1.$B$3] + [Sheet1.$B$4] * ([.A6]+[Sheet1.$B$12]/2) + [Sheet1.$B$5] * ([.A6]+[Sheet1.$B$12]/2)^2 + [Sheet1.$B$6] * ([.B6]+[.C6]) + [Sheet1.$B$7] * ([.A6]+[Sheet1.$B$12]/2) * ([.B6]+[.C6]))" table:style-name="ce15">
            <text:p>0,0124</text:p>
          </table:table-cell>
          <table:table-cell office:value-type="float" office:value="-0.74999999999999989" table:formula="of:=[.E5]+[Sheet1.$B$12]" table:style-name="ce14">
            <text:p>-0,7500</text:p>
          </table:table-cell>
          <table:table-cell office:value-type="float" office:value="-1.0779422980914886" table:formula="of:=[.F5] + ([.G5]+2*[.H5]+2*[.I5]+[.J5])/6" table:style-name="ce14">
            <text:p>-1,0779</text:p>
          </table:table-cell>
          <table:table-cell office:value-type="float" office:value="1.12224425676386E-2" table:formula="of:=[Sheet1.$B$12]  * ([Sheet1.$B$3] + [Sheet1.$B$4] * [.$E6] + [Sheet1.$B$5] * [.$E6]^2 + [Sheet1.$B$6] * [.F6] + [Sheet1.$B$7] * [.$E6] * [.F6])" table:style-name="ce15">
            <text:p>0,0112</text:p>
          </table:table-cell>
          <table:table-cell office:value-type="float" office:value="1.2372268547937696E-2" table:formula="of:=[Sheet1.$B$12]  * ([Sheet1.$B$3] + [Sheet1.$B$4] * ([.$E6]+[Sheet1.$B$12]/2) + [Sheet1.$B$5] * ([.$E6]+[Sheet1.$B$12]/2)^2 + [Sheet1.$B$6] * ([.F6]+[.G6]/2) + [Sheet1.$B$7] * ([.$E6]+[Sheet1.$B$12]/2) * ([.F6]+[.G6]/2))" table:style-name="ce15">
            <text:p>0,0124</text:p>
          </table:table-cell>
          <table:table-cell office:value-type="float" office:value="1.2373490956683001E-2" table:formula="of:=[Sheet1.$B$12]  * ([Sheet1.$B$3] + [Sheet1.$B$4] * ([.$E6]+[Sheet1.$B$12]/2) + [Sheet1.$B$5] * ([.$E6]+[Sheet1.$B$12]/2)^2 + [Sheet1.$B$6] * ([.F6]+[.H6]/2) + [Sheet1.$B$7] * ([.$E6]+[Sheet1.$B$12]/2) * ([.F6]+[.H6]/2))" table:style-name="ce15">
            <text:p>0,0124</text:p>
          </table:table-cell>
          <table:table-cell office:value-type="float" office:value="1.3467765092196417E-2" table:formula="of:=[Sheet1.$B$12]  * ([Sheet1.$B$3] + [Sheet1.$B$4] * ([.$E6]+[Sheet1.$B$12]) + [Sheet1.$B$5] * ([.$E6]+[Sheet1.$B$12])^2 + [Sheet1.$B$6] * ([.F6]+[.I6]) + [Sheet1.$B$7] * ([.$E6]+[Sheet1.$B$12]) * ([.F6]+[.I6]))" table:style-name="ce15">
            <text:p>0,0135</text:p>
          </table:table-cell>
          <table:table-cell office:value-type="float" office:value="-1.0916461574997647" table:formula="of:=[.K5] + ([.L5]+2*[.M5]+2*[.N5]+[.O5])/6" table:style-name="ce16">
            <text:p>-1,0916</text:p>
          </table:table-cell>
          <table:table-cell office:value-type="float" office:value="5.5972604770471177E-3" table:formula="of:=[.K$1]* ([Sheet1.$B$3] + [Sheet1.$B$4] * [.$E6] + [Sheet1.$B$5] * [.$E6]^2 + [Sheet1.$B$6] * [.K6] + [Sheet1.$B$7] * [.$E6] * [.K6])" table:style-name="ce15">
            <text:p>0,0056</text:p>
          </table:table-cell>
          <table:table-cell office:value-type="float" office:value="5.8879605895915017E-3" table:formula="of:=[.K$1] * ([Sheet1.$B$3] + [Sheet1.$B$4] * ([.$E6]+[.K$1]/2) + [Sheet1.$B$5] * ([.$E6]+[.K$1]/2)^2 + [Sheet1.$B$6] * ([.K6]+[.L6]/2) + [Sheet1.$B$7] * ([.$E6]+[.K$1]/2) * ([.K6]+[.L6]/2))" table:style-name="ce15">
            <text:p>0,0059</text:p>
          </table:table-cell>
          <table:table-cell office:value-type="float" office:value="4.4387771165115865E-3" table:formula="of:=[.K$1] * ([Sheet1.$B$3] + [Sheet1.$B$4] * ([.$E6]+[.K$1]/2) + [Sheet1.$B$5] * ([.$E6]+[.K$1]/2)^2 + [Sheet1.$B$6] * ([.K6]+[.M6]/2) + [Sheet1.$B$7] * ([.K$1]/2) * ([.K6]+[.M6]/2))" table:style-name="ce15">
            <text:p>0,0044</text:p>
          </table:table-cell>
          <table:table-cell office:value-type="float" office:value="6.1703189037300554E-3" table:formula="of:=[.K$1] * ([Sheet1.$B$3] + [Sheet1.$B$4] * ([.$E6]+[.K$1]) + [Sheet1.$B$5] * ([.$E6]+[.K$1])^2 + [Sheet1.$B$6] * ([.K6]+[.N6]) + [Sheet1.$B$7] * ([.$E6]+[.K$1]) * ([.K6]+[.N6]))" table:style-name="ce15">
            <text:p>0,0062</text:p>
          </table:table-cell>
          <table:table-cell office:value-type="float" office:value="-1.0960832385597747" table:formula="of:=[.P5] + ([.Q5]+2*[.R5]+2*[.S5]+[.T5])/6" table:style-name="ce16">
            <text:p>-1,0961</text:p>
          </table:table-cell>
          <table:table-cell office:value-type="float" office:value="2.7963701003586167E-3" table:formula="of:=[.P$1]* ([Sheet1.$B$3] + [Sheet1.$B$4] * [.$E6] + [Sheet1.$B$5] * [.$E6]^2 + [Sheet1.$B$6] * [.P6] + [Sheet1.$B$7] * [.$E6] * [.P6])" table:style-name="ce15">
            <text:p>0,0028</text:p>
          </table:table-cell>
          <table:table-cell office:value-type="float" office:value="2.869464321274866E-3" table:formula="of:=[.P$1] * ([Sheet1.$B$3] + [Sheet1.$B$4] * ([.$E6]+[.P$1]/2) + [Sheet1.$B$5] * ([.$E6]+[.P$1]/2)^2 + [Sheet1.$B$6] * ([.P6]+[.Q6]/2) + [Sheet1.$B$7] * ([.$E6]+[.P$1]/2) * ([.P6]+[.Q6]/2))" table:style-name="ce15">
            <text:p>0,0029</text:p>
          </table:table-cell>
          <table:table-cell office:value-type="float" office:value="2.140857728109583E-3" table:formula="of:=[.P$1] * ([Sheet1.$B$3] + [Sheet1.$B$4] * ([.$E6]+[.P$1]/2) + [Sheet1.$B$5] * ([.$E6]+[.P$1]/2)^2 + [Sheet1.$B$6] * ([.P6]+[.R6]/2) + [Sheet1.$B$7] * ([.P$1]/2) * ([.P6]+[.R6]/2))" table:style-name="ce15">
            <text:p>0,0021</text:p>
          </table:table-cell>
          <table:table-cell office:value-type="float" office:value="2.9413285827265189E-3" table:formula="of:=[.P$1] * ([Sheet1.$B$3] + [Sheet1.$B$4] * ([.$E6]+[.P$1]) + [Sheet1.$B$5] * ([.$E6]+[.P$1])^2 + [Sheet1.$B$6] * ([.P6]+[.S6]) + [Sheet1.$B$7] * ([.$E6]+[.P$1]) * ([.P6]+[.S6]))" table:style-name="ce15">
            <text:p>0,0029</text:p>
          </table:table-cell>
          <table:table-cell office:value-type="float" office:value="-1.097448156927386" table:formula="of:=[.U5] + ([.V5]+2*[.W5]+2*[.X5]+[.Y5])/6" table:style-name="ce16">
            <text:p>-1,0974</text:p>
          </table:table-cell>
          <table:table-cell office:value-type="float" office:value="1.8630377167513925E-3" table:formula="of:=[.U$1]* ([Sheet1.$B$3] + [Sheet1.$B$4] * [.$E6] + [Sheet1.$B$5] * [.$E6]^2 + [Sheet1.$B$6] * [.U6] + [Sheet1.$B$7] * [.$E6] * [.U6])" table:style-name="ce15">
            <text:p>0,0019</text:p>
          </table:table-cell>
          <table:table-cell office:value-type="float" office:value="1.8955604478324258E-3" table:formula="of:=[.U$1] * ([Sheet1.$B$3] + [Sheet1.$B$4] * ([.$E6]+[.U$1]/2) + [Sheet1.$B$5] * ([.$E6]+[.U$1]/2)^2 + [Sheet1.$B$6] * ([.U6]+[.V6]/2) + [Sheet1.$B$7] * ([.$E6]+[.U$1]/2) * ([.U6]+[.V6]/2))" table:style-name="ce15">
            <text:p>0,0019</text:p>
          </table:table-cell>
          <table:table-cell office:value-type="float" office:value="1.4091885944237238E-3" table:formula="of:=[.U$1] * ([Sheet1.$B$3] + [Sheet1.$B$4] * ([.$E6]+[.U$1]/2) + [Sheet1.$B$5] * ([.$E6]+[.U$1]/2)^2 + [Sheet1.$B$6] * ([.U6]+[.W6]/2) + [Sheet1.$B$7] * ([.U$1]/2) * ([.U6]+[.W6]/2))" table:style-name="ce15">
            <text:p>0,0014</text:p>
          </table:table-cell>
          <table:table-cell office:value-type="float" office:value="1.9276638558412818E-3" table:formula="of:=[.U$1] * ([Sheet1.$B$3] + [Sheet1.$B$4] * ([.$E6]+[.U$1]) + [Sheet1.$B$5] * ([.$E6]+[.U$1])^2 + [Sheet1.$B$6] * ([.U6]+[.X6]) + [Sheet1.$B$7] * ([.$E6]+[.U$1]) * ([.U6]+[.X6]))" table:style-name="ce15">
            <text:p>0,0019</text:p>
          </table:table-cell>
          <table:table-cell office:value-type="float" office:value="-1.0981072289186951" table:formula="of:=[.Z5] + ([.AA5]+2*[.AB5]+2*[.AC5]+[.AD5])/6" table:style-name="ce16">
            <text:p>-1,0981</text:p>
          </table:table-cell>
          <table:table-cell office:value-type="float" office:value="1.3976695651347708E-3" table:formula="of:=[.Z$1]* ([Sheet1.$B$3] + [Sheet1.$B$4] * [.$E6] + [Sheet1.$B$5] * [.$E6]^2 + [Sheet1.$B$6] * [.Z6] + [Sheet1.$B$7] * [.$E6] * [.Z6])" table:style-name="ce15">
            <text:p>0,0014</text:p>
          </table:table-cell>
          <table:table-cell office:value-type="float" office:value="1.4159957967672127E-3" table:formula="of:=[.Z$1] * ([Sheet1.$B$3] + [Sheet1.$B$4] * ([.$E6]+[.Z$1]/2) + [Sheet1.$B$5] * ([.$E6]+[.Z$1]/2)^2 + [Sheet1.$B$6] * ([.Z6]+[.AA6]/2) + [Sheet1.$B$7] * ([.$E6]+[.Z$1]/2) * ([.Z6]+[.AA6]/2))" table:style-name="ce15">
            <text:p>0,0014</text:p>
          </table:table-cell>
          <table:table-cell office:value-type="float" office:value="1.0507699616309895E-3" table:formula="of:=[.Z$1] * ([Sheet1.$B$3] + [Sheet1.$B$4] * ([.$E6]+[.Z$1]/2) + [Sheet1.$B$5] * ([.$E6]+[.Z$1]/2)^2 + [Sheet1.$B$6] * ([.Z6]+[.AB6]/2) + [Sheet1.$B$7] * ([.Z$1]/2) * ([.Z6]+[.AB6]/2))" table:style-name="ce15">
            <text:p>0,0011</text:p>
          </table:table-cell>
          <table:table-cell office:value-type="float" office:value="1.4341216163677349E-3" table:formula="of:=[.Z$1] * ([Sheet1.$B$3] + [Sheet1.$B$4] * ([.$E6]+[.Z$1]) + [Sheet1.$B$5] * ([.$E6]+[.Z$1])^2 + [Sheet1.$B$6] * ([.Z6]+[.AC6]) + [Sheet1.$B$7] * ([.$E6]+[.Z$1]) * ([.Z6]+[.AC6]))" table:style-name="ce15">
            <text:p>0,0014</text:p>
          </table:table-cell>
          <table:table-cell table:number-columns-repeated="16354"/>
        </table:table-row>
        <table:table-row table:style-name="ro2">
          <table:table-cell office:value-type="float" office:value="-0.69999999999999984" table:formula="of:=[.A6]+[Sheet1.$B$12]" table:style-name="ce14">
            <text:p>-0,7000</text:p>
          </table:table-cell>
          <table:table-cell office:value-type="float" office:value="-1.0655437335665772" table:formula="of:=[.B6]+[.D6]" table:style-name="ce14">
            <text:p>-1,0655</text:p>
          </table:table-cell>
          <table:table-cell office:value-type="float" office:value="6.7339103150750208E-3" table:formula="of:=([Sheet1.$B$12] / 2) * ([Sheet1.$B$3] + [Sheet1.$B$4] * [.A7] + [Sheet1.$B$5] * [.A7]^2 + [Sheet1.$B$6] * [.B7] + [Sheet1.$B$7] * [.A7] * [.B7])" table:style-name="ce15">
            <text:p>0,0067</text:p>
          </table:table-cell>
          <table:table-cell office:value-type="float" office:value="1.4506579369684353E-2" table:formula="of:=[Sheet1.$B$12]  * ([Sheet1.$B$3] + [Sheet1.$B$4] * ([.A7]+[Sheet1.$B$12]/2) + [Sheet1.$B$5] * ([.A7]+[Sheet1.$B$12]/2)^2 + [Sheet1.$B$6] * ([.B7]+[.C7]) + [Sheet1.$B$7] * ([.A7]+[Sheet1.$B$12]/2) * ([.B7]+[.C7]))" table:style-name="ce15">
            <text:p>0,0145</text:p>
          </table:table-cell>
          <table:table-cell office:value-type="float" office:value="-0.69999999999999984" table:formula="of:=[.E6]+[Sheet1.$B$12]" table:style-name="ce14">
            <text:p>-0,7000</text:p>
          </table:table-cell>
          <table:table-cell office:value-type="float" office:value="-1.0655786769799758" table:formula="of:=[.F6] + ([.G6]+2*[.H6]+2*[.I6]+[.J6])/6" table:style-name="ce14">
            <text:p>-1,0656</text:p>
          </table:table-cell>
          <table:table-cell office:value-type="float" office:value="1.3467743230489363E-2" table:formula="of:=[Sheet1.$B$12]  * ([Sheet1.$B$3] + [Sheet1.$B$4] * [.$E7] + [Sheet1.$B$5] * [.$E7]^2 + [Sheet1.$B$6] * [.F7] + [Sheet1.$B$7] * [.$E7] * [.F7])" table:style-name="ce15">
            <text:p>0,0135</text:p>
          </table:table-cell>
          <table:table-cell office:value-type="float" office:value="1.4506498779641004E-2" table:formula="of:=[Sheet1.$B$12]  * ([Sheet1.$B$3] + [Sheet1.$B$4] * ([.$E7]+[Sheet1.$B$12]/2) + [Sheet1.$B$5] * ([.$E7]+[Sheet1.$B$12]/2)^2 + [Sheet1.$B$6] * ([.F7]+[.G7]/2) + [Sheet1.$B$7] * ([.$E7]+[Sheet1.$B$12]/2) * ([.F7]+[.G7]/2))" table:style-name="ce15">
            <text:p>0,0145</text:p>
          </table:table-cell>
          <table:table-cell office:value-type="float" office:value="1.450769529618918E-2" table:formula="of:=[Sheet1.$B$12]  * ([Sheet1.$B$3] + [Sheet1.$B$4] * ([.$E7]+[Sheet1.$B$12]/2) + [Sheet1.$B$5] * ([.$E7]+[Sheet1.$B$12]/2)^2 + [Sheet1.$B$6] * ([.F7]+[.H7]/2) + [Sheet1.$B$7] * ([.$E7]+[Sheet1.$B$12]/2) * ([.F7]+[.H7]/2))" table:style-name="ce15">
            <text:p>0,0145</text:p>
          </table:table-cell>
          <table:table-cell office:value-type="float" office:value="1.5491062676321549E-2" table:formula="of:=[Sheet1.$B$12]  * ([Sheet1.$B$3] + [Sheet1.$B$4] * ([.$E7]+[Sheet1.$B$12]) + [Sheet1.$B$5] * ([.$E7]+[Sheet1.$B$12])^2 + [Sheet1.$B$6] * ([.F7]+[.I7]) + [Sheet1.$B$7] * ([.$E7]+[Sheet1.$B$12]) * ([.F7]+[.I7]))" table:style-name="ce15">
            <text:p>0,0155</text:p>
          </table:table-cell>
          <table:table-cell office:value-type="float" office:value="-1.0862426483676009" table:formula="of:=[.K6] + ([.L6]+2*[.M6]+2*[.N6]+[.O6])/6" table:style-name="ce16">
            <text:p>-1,0862</text:p>
          </table:table-cell>
          <table:table-cell office:value-type="float" office:value="6.7109862669328868E-3" table:formula="of:=[.K$1]* ([Sheet1.$B$3] + [Sheet1.$B$4] * [.$E7] + [Sheet1.$B$5] * [.$E7]^2 + [Sheet1.$B$6] * [.K7] + [Sheet1.$B$7] * [.$E7] * [.K7])" table:style-name="ce15">
            <text:p>0,0067</text:p>
          </table:table-cell>
          <table:table-cell office:value-type="float" office:value="6.9737462293214397E-3" table:formula="of:=[.K$1] * ([Sheet1.$B$3] + [Sheet1.$B$4] * ([.$E7]+[.K$1]/2) + [Sheet1.$B$5] * ([.$E7]+[.K$1]/2)^2 + [Sheet1.$B$6] * ([.K7]+[.L7]/2) + [Sheet1.$B$7] * ([.$E7]+[.K$1]/2) * ([.K7]+[.L7]/2))" table:style-name="ce15">
            <text:p>0,0070</text:p>
          </table:table-cell>
          <table:table-cell office:value-type="float" office:value="5.6285705968921679E-3" table:formula="of:=[.K$1] * ([Sheet1.$B$3] + [Sheet1.$B$4] * ([.$E7]+[.K$1]/2) + [Sheet1.$B$5] * ([.$E7]+[.K$1]/2)^2 + [Sheet1.$B$6] * ([.K7]+[.M7]/2) + [Sheet1.$B$7] * ([.K$1]/2) * ([.K7]+[.M7]/2))" table:style-name="ce15">
            <text:p>0,0056</text:p>
          </table:table-cell>
          <table:table-cell office:value-type="float" office:value="7.2281739091678652E-3" table:formula="of:=[.K$1] * ([Sheet1.$B$3] + [Sheet1.$B$4] * ([.$E7]+[.K$1]) + [Sheet1.$B$5] * ([.$E7]+[.K$1])^2 + [Sheet1.$B$6] * ([.K7]+[.N7]) + [Sheet1.$B$7] * ([.$E7]+[.K$1]) * ([.K7]+[.N7]))" table:style-name="ce15">
            <text:p>0,0072</text:p>
          </table:table-cell>
          <table:table-cell office:value-type="float" office:value="-1.0934568480961324" table:formula="of:=[.P6] + ([.Q6]+2*[.R6]+2*[.S6]+[.T6])/6" table:style-name="ce16">
            <text:p>-1,0935</text:p>
          </table:table-cell>
          <table:table-cell office:value-type="float" office:value="3.3514982703667685E-3" table:formula="of:=[.P$1]* ([Sheet1.$B$3] + [Sheet1.$B$4] * [.$E7] + [Sheet1.$B$5] * [.$E7]^2 + [Sheet1.$B$6] * [.P7] + [Sheet1.$B$7] * [.$E7] * [.P7])" table:style-name="ce15">
            <text:p>0,0034</text:p>
          </table:table-cell>
          <table:table-cell office:value-type="float" office:value="3.4175899697295765E-3" table:formula="of:=[.P$1] * ([Sheet1.$B$3] + [Sheet1.$B$4] * ([.$E7]+[.P$1]/2) + [Sheet1.$B$5] * ([.$E7]+[.P$1]/2)^2 + [Sheet1.$B$6] * ([.P7]+[.Q7]/2) + [Sheet1.$B$7] * ([.$E7]+[.P$1]/2) * ([.P7]+[.Q7]/2))" table:style-name="ce15">
            <text:p>0,0034</text:p>
          </table:table-cell>
          <table:table-cell office:value-type="float" office:value="2.7393599741746604E-3" table:formula="of:=[.P$1] * ([Sheet1.$B$3] + [Sheet1.$B$4] * ([.$E7]+[.P$1]/2) + [Sheet1.$B$5] * ([.$E7]+[.P$1]/2)^2 + [Sheet1.$B$6] * ([.P7]+[.R7]/2) + [Sheet1.$B$7] * ([.P$1]/2) * ([.P7]+[.R7]/2))" table:style-name="ce15">
            <text:p>0,0027</text:p>
          </table:table-cell>
          <table:table-cell office:value-type="float" office:value="3.4824502000686142E-3" table:formula="of:=[.P$1] * ([Sheet1.$B$3] + [Sheet1.$B$4] * ([.$E7]+[.P$1]) + [Sheet1.$B$5] * ([.$E7]+[.P$1])^2 + [Sheet1.$B$6] * ([.P7]+[.S7]) + [Sheet1.$B$7] * ([.$E7]+[.P$1]) * ([.P7]+[.S7]))" table:style-name="ce15">
            <text:p>0,0035</text:p>
          </table:table-cell>
          <table:table-cell office:value-type="float" office:value="-1.0957147903178686" table:formula="of:=[.U6] + ([.V6]+2*[.W6]+2*[.X6]+[.Y6])/6" table:style-name="ce16">
            <text:p>-1,0957</text:p>
          </table:table-cell>
          <table:table-cell office:value-type="float" office:value="2.2326052237916921E-3" table:formula="of:=[.U$1]* ([Sheet1.$B$3] + [Sheet1.$B$4] * [.$E7] + [Sheet1.$B$5] * [.$E7]^2 + [Sheet1.$B$6] * [.U7] + [Sheet1.$B$7] * [.$E7] * [.U7])" table:style-name="ce15">
            <text:p>0,0022</text:p>
          </table:table-cell>
          <table:table-cell office:value-type="float" office:value="2.2620157089197875E-3" table:formula="of:=[.U$1] * ([Sheet1.$B$3] + [Sheet1.$B$4] * ([.$E7]+[.U$1]/2) + [Sheet1.$B$5] * ([.$E7]+[.U$1]/2)^2 + [Sheet1.$B$6] * ([.U7]+[.V7]/2) + [Sheet1.$B$7] * ([.$E7]+[.U$1]/2) * ([.U7]+[.V7]/2))" table:style-name="ce15">
            <text:p>0,0023</text:p>
          </table:table-cell>
          <table:table-cell office:value-type="float" office:value="1.8088623911335716E-3" table:formula="of:=[.U$1] * ([Sheet1.$B$3] + [Sheet1.$B$4] * ([.$E7]+[.U$1]/2) + [Sheet1.$B$5] * ([.$E7]+[.U$1]/2)^2 + [Sheet1.$B$6] * ([.U7]+[.W7]/2) + [Sheet1.$B$7] * ([.U$1]/2) * ([.U7]+[.W7]/2))" table:style-name="ce15">
            <text:p>0,0018</text:p>
          </table:table-cell>
          <table:table-cell office:value-type="float" office:value="2.2910056184491379E-3" table:formula="of:=[.U$1] * ([Sheet1.$B$3] + [Sheet1.$B$4] * ([.$E7]+[.U$1]) + [Sheet1.$B$5] * ([.$E7]+[.U$1])^2 + [Sheet1.$B$6] * ([.U7]+[.X7]) + [Sheet1.$B$7] * ([.$E7]+[.U$1]) * ([.U7]+[.X7]))" table:style-name="ce15">
            <text:p>0,0023</text:p>
          </table:table-cell>
          <table:table-cell office:value-type="float" office:value="-1.0968130084689787" table:formula="of:=[.Z6] + ([.AA6]+2*[.AB6]+2*[.AC6]+[.AD6])/6" table:style-name="ce16">
            <text:p>-1,0968</text:p>
          </table:table-cell>
          <table:table-cell office:value-type="float" office:value="1.6748198982801527E-3" table:formula="of:=[.Z$1]* ([Sheet1.$B$3] + [Sheet1.$B$4] * [.$E7] + [Sheet1.$B$5] * [.$E7]^2 + [Sheet1.$B$6] * [.Z7] + [Sheet1.$B$7] * [.$E7] * [.Z7])" table:style-name="ce15">
            <text:p>0,0017</text:p>
          </table:table-cell>
          <table:table-cell office:value-type="float" office:value="1.6913933964431234E-3" table:formula="of:=[.Z$1] * ([Sheet1.$B$3] + [Sheet1.$B$4] * ([.$E7]+[.Z$1]/2) + [Sheet1.$B$5] * ([.$E7]+[.Z$1]/2)^2 + [Sheet1.$B$6] * ([.Z7]+[.AA7]/2) + [Sheet1.$B$7] * ([.$E7]+[.Z$1]/2) * ([.Z7]+[.AA7]/2))" table:style-name="ce15">
            <text:p>0,0017</text:p>
          </table:table-cell>
          <table:table-cell office:value-type="float" office:value="1.3509608561093744E-3" table:formula="of:=[.Z$1] * ([Sheet1.$B$3] + [Sheet1.$B$4] * ([.$E7]+[.Z$1]/2) + [Sheet1.$B$5] * ([.$E7]+[.Z$1]/2)^2 + [Sheet1.$B$6] * ([.Z7]+[.AB7]/2) + [Sheet1.$B$7] * ([.Z$1]/2) * ([.Z7]+[.AB7]/2))" table:style-name="ce15">
            <text:p>0,0014</text:p>
          </table:table-cell>
          <table:table-cell office:value-type="float" office:value="1.707765613325761E-3" table:formula="of:=[.Z$1] * ([Sheet1.$B$3] + [Sheet1.$B$4] * ([.$E7]+[.Z$1]) + [Sheet1.$B$5] * ([.$E7]+[.Z$1])^2 + [Sheet1.$B$6] * ([.Z7]+[.AC7]) + [Sheet1.$B$7] * ([.$E7]+[.Z$1]) * ([.Z7]+[.AC7]))" table:style-name="ce15">
            <text:p>0,0017</text:p>
          </table:table-cell>
          <table:table-cell table:number-columns-repeated="16354"/>
        </table:table-row>
        <table:table-row table:style-name="ro2">
          <table:table-cell office:value-type="float" office:value="-0.6499999999999998" table:formula="of:=[.A7]+[Sheet1.$B$12]" table:style-name="ce14">
            <text:p>-0,6500</text:p>
          </table:table-cell>
          <table:table-cell office:value-type="float" office:value="-1.0510371541968928" table:formula="of:=[.B7]+[.D7]" table:style-name="ce14">
            <text:p>-1,0510</text:p>
          </table:table-cell>
          <table:table-cell office:value-type="float" office:value="7.7455718042919721E-3" table:formula="of:=([Sheet1.$B$12] / 2) * ([Sheet1.$B$3] + [Sheet1.$B$4] * [.A8] + [Sheet1.$B$5] * [.A8]^2 + [Sheet1.$B$6] * [.B8] + [Sheet1.$B$7] * [.A8] * [.B8])" table:style-name="ce15">
            <text:p>0,0077</text:p>
          </table:table-cell>
          <table:table-cell office:value-type="float" office:value="1.6419145261188369E-2" table:formula="of:=[Sheet1.$B$12]  * ([Sheet1.$B$3] + [Sheet1.$B$4] * ([.A8]+[Sheet1.$B$12]/2) + [Sheet1.$B$5] * ([.A8]+[Sheet1.$B$12]/2)^2 + [Sheet1.$B$6] * ([.B8]+[.C8]) + [Sheet1.$B$7] * ([.A8]+[Sheet1.$B$12]/2) * ([.B8]+[.C8]))" table:style-name="ce15">
            <text:p>0,0164</text:p>
          </table:table-cell>
          <table:table-cell office:value-type="float" office:value="-0.6499999999999998" table:formula="of:=[.E7]+[Sheet1.$B$12]" table:style-name="ce14">
            <text:p>-0,6500</text:p>
          </table:table-cell>
          <table:table-cell office:value-type="float" office:value="-1.0510808113035639" table:formula="of:=[.F7] + ([.G7]+2*[.H7]+2*[.I7]+[.J7])/6" table:style-name="ce14">
            <text:p>-1,0511</text:p>
          </table:table-cell>
          <table:table-cell office:value-type="float" office:value="1.549103915895623E-2" table:formula="of:=[Sheet1.$B$12]  * ([Sheet1.$B$3] + [Sheet1.$B$4] * [.$E8] + [Sheet1.$B$5] * [.$E8]^2 + [Sheet1.$B$6] * [.F8] + [Sheet1.$B$7] * [.$E8] * [.F8])" table:style-name="ce15">
            <text:p>0,0155</text:p>
          </table:table-cell>
          <table:table-cell office:value-type="float" office:value="1.641903680740962E-2" table:formula="of:=[Sheet1.$B$12]  * ([Sheet1.$B$3] + [Sheet1.$B$4] * ([.$E8]+[Sheet1.$B$12]/2) + [Sheet1.$B$5] * ([.$E8]+[Sheet1.$B$12]/2)^2 + [Sheet1.$B$6] * ([.F8]+[.G8]/2) + [Sheet1.$B$7] * ([.$E8]+[Sheet1.$B$12]/2) * ([.F8]+[.G8]/2))" table:style-name="ce15">
            <text:p>0,0164</text:p>
          </table:table-cell>
          <table:table-cell office:value-type="float" office:value="1.6420188104492233E-2" table:formula="of:=[Sheet1.$B$12]  * ([Sheet1.$B$3] + [Sheet1.$B$4] * ([.$E8]+[Sheet1.$B$12]/2) + [Sheet1.$B$5] * ([.$E8]+[Sheet1.$B$12]/2)^2 + [Sheet1.$B$6] * ([.F8]+[.H8]/2) + [Sheet1.$B$7] * ([.$E8]+[Sheet1.$B$12]/2) * ([.F8]+[.H8]/2))" table:style-name="ce15">
            <text:p>0,0164</text:p>
          </table:table-cell>
          <table:table-cell office:value-type="float" office:value="1.7292922198378396E-2" table:formula="of:=[Sheet1.$B$12]  * ([Sheet1.$B$3] + [Sheet1.$B$4] * ([.$E8]+[Sheet1.$B$12]) + [Sheet1.$B$5] * ([.$E8]+[Sheet1.$B$12])^2 + [Sheet1.$B$6] * ([.F8]+[.I8]) + [Sheet1.$B$7] * ([.$E8]+[Sheet1.$B$12]) * ([.F8]+[.I8]))" table:style-name="ce15">
            <text:p>0,0173</text:p>
          </table:table-cell>
          <table:table-cell office:value-type="float" office:value="-1.0797186827295129" table:formula="of:=[.K7] + ([.L7]+2*[.M7]+2*[.N7]+[.O7])/6" table:style-name="ce16">
            <text:p>-1,0797</text:p>
          </table:table-cell>
          <table:table-cell office:value-type="float" office:value="7.7112615257848259E-3" table:formula="of:=[.K$1]* ([Sheet1.$B$3] + [Sheet1.$B$4] * [.$E8] + [Sheet1.$B$5] * [.$E8]^2 + [Sheet1.$B$6] * [.K8] + [Sheet1.$B$7] * [.$E8] * [.K8])" table:style-name="ce15">
            <text:p>0,0077</text:p>
          </table:table-cell>
          <table:table-cell office:value-type="float" office:value="7.9461359251194203E-3" table:formula="of:=[.K$1] * ([Sheet1.$B$3] + [Sheet1.$B$4] * ([.$E8]+[.K$1]/2) + [Sheet1.$B$5] * ([.$E8]+[.K$1]/2)^2 + [Sheet1.$B$6] * ([.K8]+[.L8]/2) + [Sheet1.$B$7] * ([.$E8]+[.K$1]/2) * ([.K8]+[.L8]/2))" table:style-name="ce15">
            <text:p>0,0079</text:p>
          </table:table-cell>
          <table:table-cell office:value-type="float" office:value="6.705137511970021E-3" table:formula="of:=[.K$1] * ([Sheet1.$B$3] + [Sheet1.$B$4] * ([.$E8]+[.K$1]/2) + [Sheet1.$B$5] * ([.$E8]+[.K$1]/2)^2 + [Sheet1.$B$6] * ([.K8]+[.M8]/2) + [Sheet1.$B$7] * ([.K$1]/2) * ([.K8]+[.M8]/2))" table:style-name="ce15">
            <text:p>0,0067</text:p>
          </table:table-cell>
          <table:table-cell office:value-type="float" office:value="8.1726988204644906E-3" table:formula="of:=[.K$1] * ([Sheet1.$B$3] + [Sheet1.$B$4] * ([.$E8]+[.K$1]) + [Sheet1.$B$5] * ([.$E8]+[.K$1])^2 + [Sheet1.$B$6] * ([.K8]+[.N8]) + [Sheet1.$B$7] * ([.$E8]+[.K$1]) * ([.K8]+[.N8]))" table:style-name="ce15">
            <text:p>0,0082</text:p>
          </table:table-cell>
          <table:table-cell office:value-type="float" office:value="-1.0902655400364252" table:formula="of:=[.P7] + ([.Q7]+2*[.R7]+2*[.S7]+[.T7])/6" table:style-name="ce16">
            <text:p>-1,0903</text:p>
          </table:table-cell>
          <table:table-cell office:value-type="float" office:value="3.8493224238657156E-3" table:formula="of:=[.P$1]* ([Sheet1.$B$3] + [Sheet1.$B$4] * [.$E8] + [Sheet1.$B$5] * [.$E8]^2 + [Sheet1.$B$6] * [.P8] + [Sheet1.$B$7] * [.$E8] * [.P8])" table:style-name="ce15">
            <text:p>0,0038</text:p>
          </table:table-cell>
          <table:table-cell office:value-type="float" office:value="3.908422072603372E-3" table:formula="of:=[.P$1] * ([Sheet1.$B$3] + [Sheet1.$B$4] * ([.$E8]+[.P$1]/2) + [Sheet1.$B$5] * ([.$E8]+[.P$1]/2)^2 + [Sheet1.$B$6] * ([.P8]+[.Q8]/2) + [Sheet1.$B$7] * ([.$E8]+[.P$1]/2) * ([.P8]+[.Q8]/2))" table:style-name="ce15">
            <text:p>0,0039</text:p>
          </table:table-cell>
          <table:table-cell office:value-type="float" office:value="3.2806203130843086E-3" table:formula="of:=[.P$1] * ([Sheet1.$B$3] + [Sheet1.$B$4] * ([.$E8]+[.P$1]/2) + [Sheet1.$B$5] * ([.$E8]+[.P$1]/2)^2 + [Sheet1.$B$6] * ([.P8]+[.R8]/2) + [Sheet1.$B$7] * ([.P$1]/2) * ([.P8]+[.R8]/2))" table:style-name="ce15">
            <text:p>0,0033</text:p>
          </table:table-cell>
          <table:table-cell office:value-type="float" office:value="3.9662923121872966E-3" table:formula="of:=[.P$1] * ([Sheet1.$B$3] + [Sheet1.$B$4] * ([.$E8]+[.P$1]) + [Sheet1.$B$5] * ([.$E8]+[.P$1])^2 + [Sheet1.$B$6] * ([.P8]+[.S8]) + [Sheet1.$B$7] * ([.$E8]+[.P$1]) * ([.P8]+[.S8]))" table:style-name="ce15">
            <text:p>0,0040</text:p>
          </table:table-cell>
          <table:table-cell office:value-type="float" office:value="-1.0936038958108107" table:formula="of:=[.U7] + ([.V7]+2*[.W7]+2*[.X7]+[.Y7])/6" table:style-name="ce16">
            <text:p>-1,0936</text:p>
          </table:table-cell>
          <table:table-cell office:value-type="float" office:value="2.5638578263668223E-3" table:formula="of:=[.U$1]* ([Sheet1.$B$3] + [Sheet1.$B$4] * [.$E8] + [Sheet1.$B$5] * [.$E8]^2 + [Sheet1.$B$6] * [.U8] + [Sheet1.$B$7] * [.$E8] * [.U8])" table:style-name="ce15">
            <text:p>0,0026</text:p>
          </table:table-cell>
          <table:table-cell office:value-type="float" office:value="2.5901602410051024E-3" table:formula="of:=[.U$1] * ([Sheet1.$B$3] + [Sheet1.$B$4] * ([.$E8]+[.U$1]/2) + [Sheet1.$B$5] * ([.$E8]+[.U$1]/2)^2 + [Sheet1.$B$6] * ([.U8]+[.V8]/2) + [Sheet1.$B$7] * ([.$E8]+[.U$1]/2) * ([.U8]+[.V8]/2))" table:style-name="ce15">
            <text:p>0,0026</text:p>
          </table:table-cell>
          <table:table-cell office:value-type="float" office:value="2.1702497834854327E-3" table:formula="of:=[.U$1] * ([Sheet1.$B$3] + [Sheet1.$B$4] * ([.$E8]+[.U$1]/2) + [Sheet1.$B$5] * ([.$E8]+[.U$1]/2)^2 + [Sheet1.$B$6] * ([.U8]+[.W8]/2) + [Sheet1.$B$7] * ([.U$1]/2) * ([.U8]+[.W8]/2))" table:style-name="ce15">
            <text:p>0,0022</text:p>
          </table:table-cell>
          <table:table-cell office:value-type="float" office:value="2.6160425252133063E-3" table:formula="of:=[.U$1] * ([Sheet1.$B$3] + [Sheet1.$B$4] * ([.$E8]+[.U$1]) + [Sheet1.$B$5] * ([.$E8]+[.U$1])^2 + [Sheet1.$B$6] * ([.U8]+[.X8]) + [Sheet1.$B$7] * ([.$E8]+[.U$1]) * ([.U8]+[.X8]))" table:style-name="ce15">
            <text:p>0,0026</text:p>
          </table:table-cell>
          <table:table-cell office:value-type="float" office:value="-1.0952351261328601" table:formula="of:=[.Z7] + ([.AA7]+2*[.AB7]+2*[.AC7]+[.AD7])/6" table:style-name="ce16">
            <text:p>-1,0952</text:p>
          </table:table-cell>
          <table:table-cell office:value-type="float" office:value="1.9231749950908929E-3" table:formula="of:=[.Z$1]* ([Sheet1.$B$3] + [Sheet1.$B$4] * [.$E8] + [Sheet1.$B$5] * [.$E8]^2 + [Sheet1.$B$6] * [.Z8] + [Sheet1.$B$7] * [.$E8] * [.Z8])" table:style-name="ce15">
            <text:p>0,0019</text:p>
          </table:table-cell>
          <table:table-cell office:value-type="float" office:value="1.9379979766635355E-3" table:formula="of:=[.Z$1] * ([Sheet1.$B$3] + [Sheet1.$B$4] * ([.$E8]+[.Z$1]/2) + [Sheet1.$B$5] * ([.$E8]+[.Z$1]/2)^2 + [Sheet1.$B$6] * ([.Z8]+[.AA8]/2) + [Sheet1.$B$7] * ([.$E8]+[.Z$1]/2) * ([.Z8]+[.AA8]/2))" table:style-name="ce15">
            <text:p>0,0019</text:p>
          </table:table-cell>
          <table:table-cell office:value-type="float" office:value="1.6223728173919026E-3" table:formula="of:=[.Z$1] * ([Sheet1.$B$3] + [Sheet1.$B$4] * ([.$E8]+[.Z$1]/2) + [Sheet1.$B$5] * ([.$E8]+[.Z$1]/2)^2 + [Sheet1.$B$6] * ([.Z8]+[.AB8]/2) + [Sheet1.$B$7] * ([.Z$1]/2) * ([.Z8]+[.AB8]/2))" table:style-name="ce15">
            <text:p>0,0016</text:p>
          </table:table-cell>
          <table:table-cell office:value-type="float" office:value="1.95261979512232E-3" table:formula="of:=[.Z$1] * ([Sheet1.$B$3] + [Sheet1.$B$4] * ([.$E8]+[.Z$1]) + [Sheet1.$B$5] * ([.$E8]+[.Z$1])^2 + [Sheet1.$B$6] * ([.Z8]+[.AC8]) + [Sheet1.$B$7] * ([.$E8]+[.Z$1]) * ([.Z8]+[.AC8]))" table:style-name="ce15">
            <text:p>0,0020</text:p>
          </table:table-cell>
          <table:table-cell table:number-columns-repeated="16354"/>
        </table:table-row>
        <table:table-row table:style-name="ro2">
          <table:table-cell office:value-type="float" office:value="-0.59999999999999976" table:formula="of:=[.A8]+[Sheet1.$B$12]" table:style-name="ce14">
            <text:p>-0,6000</text:p>
          </table:table-cell>
          <table:table-cell office:value-type="float" office:value="-1.0346180089357044" table:formula="of:=[.B8]+[.D8]" table:style-name="ce14">
            <text:p>-1,0346</text:p>
          </table:table-cell>
          <table:table-cell office:value-type="float" office:value="8.6465158585176238E-3" table:formula="of:=([Sheet1.$B$12] / 2) * ([Sheet1.$B$3] + [Sheet1.$B$4] * [.A9] + [Sheet1.$B$5] * [.A9]^2 + [Sheet1.$B$6] * [.B9] + [Sheet1.$B$7] * [.A9] * [.B9])" table:style-name="ce15">
            <text:p>0,0086</text:p>
          </table:table-cell>
          <table:table-cell office:value-type="float" office:value="1.8110510792781042E-2" table:formula="of:=[Sheet1.$B$12]  * ([Sheet1.$B$3] + [Sheet1.$B$4] * ([.A9]+[Sheet1.$B$12]/2) + [Sheet1.$B$5] * ([.A9]+[Sheet1.$B$12]/2)^2 + [Sheet1.$B$6] * ([.B9]+[.C9]) + [Sheet1.$B$7] * ([.A9]+[Sheet1.$B$12]/2) * ([.B9]+[.C9]))" table:style-name="ce15">
            <text:p>0,0181</text:p>
          </table:table-cell>
          <table:table-cell office:value-type="float" office:value="-0.59999999999999976" table:formula="of:=[.E8]+[Sheet1.$B$12]" table:style-name="ce14">
            <text:p>-0,6000</text:p>
          </table:table-cell>
          <table:table-cell office:value-type="float" office:value="-1.0346704094400407" table:formula="of:=[.F8] + ([.G8]+2*[.H8]+2*[.I8]+[.J8])/6" table:style-name="ce14">
            <text:p>-1,0347</text:p>
          </table:table-cell>
          <table:table-cell office:value-type="float" office:value="1.7292897047739102E-2" table:formula="of:=[Sheet1.$B$12]  * ([Sheet1.$B$3] + [Sheet1.$B$4] * [.$E9] + [Sheet1.$B$5] * [.$E9]^2 + [Sheet1.$B$6] * [.F9] + [Sheet1.$B$7] * [.$E9] * [.F9])" table:style-name="ce15">
            <text:p>0,0173</text:p>
          </table:table-cell>
          <table:table-cell office:value-type="float" office:value="1.811037129391414E-2" table:formula="of:=[Sheet1.$B$12]  * ([Sheet1.$B$3] + [Sheet1.$B$4] * ([.$E9]+[Sheet1.$B$12]/2) + [Sheet1.$B$5] * ([.$E9]+[Sheet1.$B$12]/2)^2 + [Sheet1.$B$6] * ([.F9]+[.G9]/2) + [Sheet1.$B$7] * ([.$E9]+[Sheet1.$B$12]/2) * ([.F9]+[.G9]/2))" table:style-name="ce15">
            <text:p>0,0181</text:p>
          </table:table-cell>
          <table:table-cell office:value-type="float" office:value="1.8111458023740149E-2" table:formula="of:=[Sheet1.$B$12]  * ([Sheet1.$B$3] + [Sheet1.$B$4] * ([.$E9]+[Sheet1.$B$12]/2) + [Sheet1.$B$5] * ([.$E9]+[Sheet1.$B$12]/2)^2 + [Sheet1.$B$6] * ([.F9]+[.H9]/2) + [Sheet1.$B$7] * ([.$E9]+[Sheet1.$B$12]/2) * ([.F9]+[.H9]/2))" table:style-name="ce15">
            <text:p>0,0181</text:p>
          </table:table-cell>
          <table:table-cell office:value-type="float" office:value="1.8873754280983729E-2" table:formula="of:=[Sheet1.$B$12]  * ([Sheet1.$B$3] + [Sheet1.$B$4] * ([.$E9]+[Sheet1.$B$12]) + [Sheet1.$B$5] * ([.$E9]+[Sheet1.$B$12])^2 + [Sheet1.$B$6] * ([.F9]+[.I9]) + [Sheet1.$B$7] * ([.$E9]+[Sheet1.$B$12]) * ([.F9]+[.I9]))" table:style-name="ce15">
            <text:p>0,0189</text:p>
          </table:table-cell>
          <table:table-cell office:value-type="float" office:value="-1.0721875981927749" table:formula="of:=[.K8] + ([.L8]+2*[.M8]+2*[.N8]+[.O8])/6" table:style-name="ce16">
            <text:p>-1,0722</text:p>
          </table:table-cell>
          <table:table-cell office:value-type="float" office:value="8.5982389363222899E-3" table:formula="of:=[.K$1]* ([Sheet1.$B$3] + [Sheet1.$B$4] * [.$E9] + [Sheet1.$B$5] * [.$E9]^2 + [Sheet1.$B$6] * [.K9] + [Sheet1.$B$7] * [.$E9] * [.K9])" table:style-name="ce15">
            <text:p>0,0086</text:p>
          </table:table-cell>
          <table:table-cell office:value-type="float" office:value="8.8052648417171701E-3" table:formula="of:=[.K$1] * ([Sheet1.$B$3] + [Sheet1.$B$4] * ([.$E9]+[.K$1]/2) + [Sheet1.$B$5] * ([.$E9]+[.K$1]/2)^2 + [Sheet1.$B$6] * ([.K9]+[.L9]/2) + [Sheet1.$B$7] * ([.$E9]+[.K$1]/2) * ([.K9]+[.L9]/2))" table:style-name="ce15">
            <text:p>0,0088</text:p>
          </table:table-cell>
          <table:table-cell office:value-type="float" office:value="7.6682091640079336E-3" table:formula="of:=[.K$1] * ([Sheet1.$B$3] + [Sheet1.$B$4] * ([.$E9]+[.K$1]/2) + [Sheet1.$B$5] * ([.$E9]+[.K$1]/2)^2 + [Sheet1.$B$6] * ([.K9]+[.M9]/2) + [Sheet1.$B$7] * ([.K$1]/2) * ([.K9]+[.M9]/2))" table:style-name="ce15">
            <text:p>0,0077</text:p>
          </table:table-cell>
          <table:table-cell office:value-type="float" office:value="9.0040107872098891E-3" table:formula="of:=[.K$1] * ([Sheet1.$B$3] + [Sheet1.$B$4] * ([.$E9]+[.K$1]) + [Sheet1.$B$5] * ([.$E9]+[.K$1])^2 + [Sheet1.$B$6] * ([.K9]+[.N9]) + [Sheet1.$B$7] * ([.$E9]+[.K$1]) * ([.K9]+[.N9]))" table:style-name="ce15">
            <text:p>0,0090</text:p>
          </table:table-cell>
          <table:table-cell office:value-type="float" office:value="-1.0865665901185204" table:formula="of:=[.P8] + ([.Q8]+2*[.R8]+2*[.S8]+[.T8])/6" table:style-name="ce16">
            <text:p>-1,0866</text:p>
          </table:table-cell>
          <table:table-cell office:value-type="float" office:value="4.2898809658488525E-3" table:formula="of:=[.P$1]* ([Sheet1.$B$3] + [Sheet1.$B$4] * [.$E9] + [Sheet1.$B$5] * [.$E9]^2 + [Sheet1.$B$6] * [.P9] + [Sheet1.$B$7] * [.$E9] * [.P9])" table:style-name="ce15">
            <text:p>0,0043</text:p>
          </table:table-cell>
          <table:table-cell office:value-type="float" office:value="4.3419949153338088E-3" table:formula="of:=[.P$1] * ([Sheet1.$B$3] + [Sheet1.$B$4] * ([.$E9]+[.P$1]/2) + [Sheet1.$B$5] * ([.$E9]+[.P$1]/2)^2 + [Sheet1.$B$6] * ([.P9]+[.Q9]/2) + [Sheet1.$B$7] * ([.$E9]+[.P$1]/2) * ([.P9]+[.Q9]/2))" table:style-name="ce15">
            <text:p>0,0043</text:p>
          </table:table-cell>
          <table:table-cell office:value-type="float" office:value="3.7645711483829582E-3" table:formula="of:=[.P$1] * ([Sheet1.$B$3] + [Sheet1.$B$4] * ([.$E9]+[.P$1]/2) + [Sheet1.$B$5] * ([.$E9]+[.P$1]/2)^2 + [Sheet1.$B$6] * ([.P9]+[.R9]/2) + [Sheet1.$B$7] * ([.P$1]/2) * ([.P9]+[.R9]/2))" table:style-name="ce15">
            <text:p>0,0038</text:p>
          </table:table-cell>
          <table:table-cell office:value-type="float" office:value="4.392885024163737E-3" table:formula="of:=[.P$1] * ([Sheet1.$B$3] + [Sheet1.$B$4] * ([.$E9]+[.P$1]) + [Sheet1.$B$5] * ([.$E9]+[.P$1])^2 + [Sheet1.$B$6] * ([.P9]+[.S9]) + [Sheet1.$B$7] * ([.$E9]+[.P$1]) * ([.P9]+[.S9]))" table:style-name="ce15">
            <text:p>0,0044</text:p>
          </table:table-cell>
          <table:table-cell office:value-type="float" office:value="-1.0911537757440506" table:formula="of:=[.U8] + ([.V8]+2*[.W8]+2*[.X8]+[.Y8])/6" table:style-name="ce16">
            <text:p>-1,0912</text:p>
          </table:table-cell>
          <table:table-cell office:value-type="float" office:value="2.8568126170698772E-3" table:formula="of:=[.U$1]* ([Sheet1.$B$3] + [Sheet1.$B$4] * [.$E9] + [Sheet1.$B$5] * [.$E9]^2 + [Sheet1.$B$6] * [.U9] + [Sheet1.$B$7] * [.$E9] * [.U9])" table:style-name="ce15">
            <text:p>0,0029</text:p>
          </table:table-cell>
          <table:table-cell office:value-type="float" office:value="2.8800093464675402E-3" table:formula="of:=[.U$1] * ([Sheet1.$B$3] + [Sheet1.$B$4] * ([.$E9]+[.U$1]/2) + [Sheet1.$B$5] * ([.$E9]+[.U$1]/2)^2 + [Sheet1.$B$6] * ([.U9]+[.V9]/2) + [Sheet1.$B$7] * ([.$E9]+[.U$1]/2) * ([.U9]+[.V9]/2))" table:style-name="ce15">
            <text:p>0,0029</text:p>
          </table:table-cell>
          <table:table-cell office:value-type="float" office:value="2.493320691642239E-3" table:formula="of:=[.U$1] * ([Sheet1.$B$3] + [Sheet1.$B$4] * ([.$E9]+[.U$1]/2) + [Sheet1.$B$5] * ([.$E9]+[.U$1]/2)^2 + [Sheet1.$B$6] * ([.U9]+[.W9]/2) + [Sheet1.$B$7] * ([.U$1]/2) * ([.U9]+[.W9]/2))" table:style-name="ce15">
            <text:p>0,0025</text:p>
          </table:table-cell>
          <table:table-cell office:value-type="float" office:value="2.9027880704396696E-3" table:formula="of:=[.U$1] * ([Sheet1.$B$3] + [Sheet1.$B$4] * ([.$E9]+[.U$1]) + [Sheet1.$B$5] * ([.$E9]+[.U$1])^2 + [Sheet1.$B$6] * ([.U9]+[.X9]) + [Sheet1.$B$7] * ([.$E9]+[.U$1]) * ([.U9]+[.X9]))" table:style-name="ce15">
            <text:p>0,0029</text:p>
          </table:table-cell>
          <table:table-cell office:value-type="float" office:value="-1.0934023700698061" table:formula="of:=[.Z8] + ([.AA8]+2*[.AB8]+2*[.AC8]+[.AD8])/6" table:style-name="ce16">
            <text:p>-1,0934</text:p>
          </table:table-cell>
          <table:table-cell office:value-type="float" office:value="2.1427444886150757E-3" table:formula="of:=[.Z$1]* ([Sheet1.$B$3] + [Sheet1.$B$4] * [.$E9] + [Sheet1.$B$5] * [.$E9]^2 + [Sheet1.$B$6] * [.Z9] + [Sheet1.$B$7] * [.$E9] * [.Z9])" table:style-name="ce15">
            <text:p>0,0021</text:p>
          </table:table-cell>
          <table:table-cell office:value-type="float" office:value="2.1558181737679817E-3" table:formula="of:=[.Z$1] * ([Sheet1.$B$3] + [Sheet1.$B$4] * ([.$E9]+[.Z$1]/2) + [Sheet1.$B$5] * ([.$E9]+[.Z$1]/2)^2 + [Sheet1.$B$6] * ([.Z9]+[.AA9]/2) + [Sheet1.$B$7] * ([.$E9]+[.Z$1]/2) * ([.Z9]+[.AA9]/2))" table:style-name="ce15">
            <text:p>0,0022</text:p>
          </table:table-cell>
          <table:table-cell office:value-type="float" office:value="1.8649888950567186E-3" table:formula="of:=[.Z$1] * ([Sheet1.$B$3] + [Sheet1.$B$4] * ([.$E9]+[.Z$1]/2) + [Sheet1.$B$5] * ([.$E9]+[.Z$1]/2)^2 + [Sheet1.$B$6] * ([.Z9]+[.AB9]/2) + [Sheet1.$B$7] * ([.Z$1]/2) * ([.Z9]+[.AB9]/2))" table:style-name="ce15">
            <text:p>0,0019</text:p>
          </table:table-cell>
          <table:table-cell office:value-type="float" office:value="2.1686917938732609E-3" table:formula="of:=[.Z$1] * ([Sheet1.$B$3] + [Sheet1.$B$4] * ([.$E9]+[.Z$1]) + [Sheet1.$B$5] * ([.$E9]+[.Z$1])^2 + [Sheet1.$B$6] * ([.Z9]+[.AC9]) + [Sheet1.$B$7] * ([.$E9]+[.Z$1]) * ([.Z9]+[.AC9]))" table:style-name="ce15">
            <text:p>0,0022</text:p>
          </table:table-cell>
          <table:table-cell table:number-columns-repeated="16354"/>
        </table:table-row>
        <table:table-row table:style-name="ro2">
          <table:table-cell office:value-type="float" office:value="-0.54999999999999971" table:formula="of:=[.A9]+[Sheet1.$B$12]" table:style-name="ce14">
            <text:p>-0,5500</text:p>
          </table:table-cell>
          <table:table-cell office:value-type="float" office:value="-1.0165074981429234" table:formula="of:=[.B9]+[.D9]" table:style-name="ce14">
            <text:p>-1,0165</text:p>
          </table:table-cell>
          <table:table-cell office:value-type="float" office:value="9.4369478244261656E-3" table:formula="of:=([Sheet1.$B$12] / 2) * ([Sheet1.$B$3] + [Sheet1.$B$4] * [.A10] + [Sheet1.$B$5] * [.A10]^2 + [Sheet1.$B$6] * [.B10] + [Sheet1.$B$7] * [.A10] * [.B10])" table:style-name="ce15">
            <text:p>0,0094</text:p>
          </table:table-cell>
          <table:table-cell office:value-type="float" office:value="1.9581008651659172E-2" table:formula="of:=[Sheet1.$B$12]  * ([Sheet1.$B$3] + [Sheet1.$B$4] * ([.A10]+[Sheet1.$B$12]/2) + [Sheet1.$B$5] * ([.A10]+[Sheet1.$B$12]/2)^2 + [Sheet1.$B$6] * ([.B10]+[.C10]) + [Sheet1.$B$7] * ([.A10]+[Sheet1.$B$12]/2) * ([.B10]+[.C10]))" table:style-name="ce15">
            <text:p>0,0196</text:p>
          </table:table-cell>
          <table:table-cell office:value-type="float" office:value="-0.54999999999999971" table:formula="of:=[.E9]+[Sheet1.$B$12]" table:style-name="ce14">
            <text:p>-0,5500</text:p>
          </table:table-cell>
          <table:table-cell office:value-type="float" office:value="-1.0165686911127021" table:formula="of:=[.F9] + ([.G9]+2*[.H9]+2*[.I9]+[.J9])/6" table:style-name="ce14">
            <text:p>-1,0166</text:p>
          </table:table-cell>
          <table:table-cell office:value-type="float" office:value="1.8873727521167866E-2" table:formula="of:=[Sheet1.$B$12]  * ([Sheet1.$B$3] + [Sheet1.$B$4] * [.$E10] + [Sheet1.$B$5] * [.$E10]^2 + [Sheet1.$B$6] * [.F10] + [Sheet1.$B$7] * [.$E10] * [.F10])" table:style-name="ce15">
            <text:p>0,0189</text:p>
          </table:table-cell>
          <table:table-cell office:value-type="float" office:value="1.9580834854672564E-2" table:formula="of:=[Sheet1.$B$12]  * ([Sheet1.$B$3] + [Sheet1.$B$4] * ([.$E10]+[Sheet1.$B$12]/2) + [Sheet1.$B$5] * ([.$E10]+[Sheet1.$B$12]/2)^2 + [Sheet1.$B$6] * ([.F10]+[.G10]/2) + [Sheet1.$B$7] * ([.$E10]+[Sheet1.$B$12]/2) * ([.F10]+[.G10]/2))" table:style-name="ce15">
            <text:p>0,0196</text:p>
          </table:table-cell>
          <table:table-cell office:value-type="float" office:value="1.9581837621259892E-2" table:formula="of:=[Sheet1.$B$12]  * ([Sheet1.$B$3] + [Sheet1.$B$4] * ([.$E10]+[Sheet1.$B$12]/2) + [Sheet1.$B$5] * ([.$E10]+[Sheet1.$B$12]/2)^2 + [Sheet1.$B$6] * ([.F10]+[.H10]/2) + [Sheet1.$B$7] * ([.$E10]+[Sheet1.$B$12]/2) * ([.F10]+[.H10]/2))" table:style-name="ce15">
            <text:p>0,0196</text:p>
          </table:table-cell>
          <table:table-cell office:value-type="float" office:value="2.0233813453537537E-2" table:formula="of:=[Sheet1.$B$12]  * ([Sheet1.$B$3] + [Sheet1.$B$4] * ([.$E10]+[Sheet1.$B$12]) + [Sheet1.$B$5] * ([.$E10]+[Sheet1.$B$12])^2 + [Sheet1.$B$6] * ([.F10]+[.I10]) + [Sheet1.$B$7] * ([.$E10]+[Sheet1.$B$12]) * ([.F10]+[.I10]))" table:style-name="ce15">
            <text:p>0,0202</text:p>
          </table:table-cell>
          <table:table-cell office:value-type="float" office:value="-1.0637627319036111" table:formula="of:=[.K9] + ([.L9]+2*[.M9]+2*[.N9]+[.O9])/6" table:style-name="ce16">
            <text:p>-1,0638</text:p>
          </table:table-cell>
          <table:table-cell office:value-type="float" office:value="9.3720309470474213E-3" table:formula="of:=[.K$1]* ([Sheet1.$B$3] + [Sheet1.$B$4] * [.$E10] + [Sheet1.$B$5] * [.$E10]^2 + [Sheet1.$B$6] * [.K10] + [Sheet1.$B$7] * [.$E10] * [.K10])" table:style-name="ce15">
            <text:p>0,0094</text:p>
          </table:table-cell>
          <table:table-cell office:value-type="float" office:value="9.5512279086583766E-3" table:formula="of:=[.K$1] * ([Sheet1.$B$3] + [Sheet1.$B$4] * ([.$E10]+[.K$1]/2) + [Sheet1.$B$5] * ([.$E10]+[.K$1]/2)^2 + [Sheet1.$B$6] * ([.K10]+[.L10]/2) + [Sheet1.$B$7] * ([.$E10]+[.K$1]/2) * ([.K10]+[.L10]/2))" table:style-name="ce15">
            <text:p>0,0096</text:p>
          </table:table-cell>
          <table:table-cell office:value-type="float" office:value="8.5175168086396909E-3" table:formula="of:=[.K$1] * ([Sheet1.$B$3] + [Sheet1.$B$4] * ([.$E10]+[.K$1]/2) + [Sheet1.$B$5] * ([.$E10]+[.K$1]/2)^2 + [Sheet1.$B$6] * ([.K10]+[.M10]/2) + [Sheet1.$B$7] * ([.K$1]/2) * ([.K10]+[.M10]/2))" table:style-name="ce15">
            <text:p>0,0085</text:p>
          </table:table-cell>
          <table:table-cell office:value-type="float" office:value="9.7221866293434479E-3" table:formula="of:=[.K$1] * ([Sheet1.$B$3] + [Sheet1.$B$4] * ([.$E10]+[.K$1]) + [Sheet1.$B$5] * ([.$E10]+[.K$1])^2 + [Sheet1.$B$6] * ([.K10]+[.N10]) + [Sheet1.$B$7] * ([.$E10]+[.K$1]) * ([.K10]+[.N10]))" table:style-name="ce15">
            <text:p>0,0097</text:p>
          </table:table-cell>
          <table:table-cell office:value-type="float" office:value="-1.0824172737656128" table:formula="of:=[.P9] + ([.Q9]+2*[.R9]+2*[.S9]+[.T9])/6" table:style-name="ce16">
            <text:p>-1,0824</text:p>
          </table:table-cell>
          <table:table-cell office:value-type="float" office:value="4.6732021350822479E-3" table:formula="of:=[.P$1]* ([Sheet1.$B$3] + [Sheet1.$B$4] * [.$E10] + [Sheet1.$B$5] * [.$E10]^2 + [Sheet1.$B$6] * [.P10] + [Sheet1.$B$7] * [.$E10] * [.P10])" table:style-name="ce15">
            <text:p>0,0047</text:p>
          </table:table-cell>
          <table:table-cell office:value-type="float" office:value="4.7183326170216417E-3" table:formula="of:=[.P$1] * ([Sheet1.$B$3] + [Sheet1.$B$4] * ([.$E10]+[.P$1]/2) + [Sheet1.$B$5] * ([.$E10]+[.P$1]/2)^2 + [Sheet1.$B$6] * ([.P10]+[.Q10]/2) + [Sheet1.$B$7] * ([.$E10]+[.P$1]/2) * ([.P10]+[.Q10]/2))" table:style-name="ce15">
            <text:p>0,0047</text:p>
          </table:table-cell>
          <table:table-cell office:value-type="float" office:value="4.191144877985606E-3" table:formula="of:=[.P$1] * ([Sheet1.$B$3] + [Sheet1.$B$4] * ([.$E10]+[.P$1]/2) + [Sheet1.$B$5] * ([.$E10]+[.P$1]/2)^2 + [Sheet1.$B$6] * ([.P10]+[.R10]/2) + [Sheet1.$B$7] * ([.P$1]/2) * ([.P10]+[.R10]/2))" table:style-name="ce15">
            <text:p>0,0042</text:p>
          </table:table-cell>
          <table:table-cell office:value-type="float" office:value="4.7622482628529653E-3" table:formula="of:=[.P$1] * ([Sheet1.$B$3] + [Sheet1.$B$4] * ([.$E10]+[.P$1]) + [Sheet1.$B$5] * ([.$E10]+[.P$1])^2 + [Sheet1.$B$6] * ([.P10]+[.S10]) + [Sheet1.$B$7] * ([.$E10]+[.P$1]) * ([.P10]+[.S10]))" table:style-name="ce15">
            <text:p>0,0048</text:p>
          </table:table-cell>
          <table:table-cell office:value-type="float" office:value="-1.0884027322834291" table:formula="of:=[.U9] + ([.V9]+2*[.W9]+2*[.X9]+[.Y9])/6" table:style-name="ce16">
            <text:p>-1,0884</text:p>
          </table:table-cell>
          <table:table-cell office:value-type="float" office:value="3.111482157942345E-3" table:formula="of:=[.U$1]* ([Sheet1.$B$3] + [Sheet1.$B$4] * [.$E10] + [Sheet1.$B$5] * [.$E10]^2 + [Sheet1.$B$6] * [.U10] + [Sheet1.$B$7] * [.$E10] * [.U10])" table:style-name="ce15">
            <text:p>0,0031</text:p>
          </table:table-cell>
          <table:table-cell office:value-type="float" office:value="3.1315737971035263E-3" table:formula="of:=[.U$1] * ([Sheet1.$B$3] + [Sheet1.$B$4] * ([.$E10]+[.U$1]/2) + [Sheet1.$B$5] * ([.$E10]+[.U$1]/2)^2 + [Sheet1.$B$6] * ([.U10]+[.V10]/2) + [Sheet1.$B$7] * ([.$E10]+[.U$1]/2) * ([.U10]+[.V10]/2))" table:style-name="ce15">
            <text:p>0,0031</text:p>
          </table:table-cell>
          <table:table-cell office:value-type="float" office:value="2.7780450341226728E-3" table:formula="of:=[.U$1] * ([Sheet1.$B$3] + [Sheet1.$B$4] * ([.$E10]+[.U$1]/2) + [Sheet1.$B$5] * ([.$E10]+[.U$1]/2)^2 + [Sheet1.$B$6] * ([.U10]+[.W10]/2) + [Sheet1.$B$7] * ([.U$1]/2) * ([.U10]+[.W10]/2))" table:style-name="ce15">
            <text:p>0,0028</text:p>
          </table:table-cell>
          <table:table-cell office:value-type="float" office:value="3.1512512143245727E-3" table:formula="of:=[.U$1] * ([Sheet1.$B$3] + [Sheet1.$B$4] * ([.$E10]+[.U$1]) + [Sheet1.$B$5] * ([.$E10]+[.U$1])^2 + [Sheet1.$B$6] * ([.U10]+[.X10]) + [Sheet1.$B$7] * ([.$E10]+[.U$1]) * ([.U10]+[.X10]))" table:style-name="ce15">
            <text:p>0,0032</text:p>
          </table:table-cell>
          <table:table-cell office:value-type="float" office:value="-1.0913435283331165" table:formula="of:=[.Z9] + ([.AA9]+2*[.AB9]+2*[.AC9]+[.AD9])/6" table:style-name="ce16">
            <text:p>-1,0913</text:p>
          </table:table-cell>
          <table:table-cell office:value-type="float" office:value="2.333535456988097E-3" table:formula="of:=[.Z$1]* ([Sheet1.$B$3] + [Sheet1.$B$4] * [.$E10] + [Sheet1.$B$5] * [.$E10]^2 + [Sheet1.$B$6] * [.Z10] + [Sheet1.$B$7] * [.$E10] * [.Z10])" table:style-name="ce15">
            <text:p>0,0023</text:p>
          </table:table-cell>
          <table:table-cell office:value-type="float" office:value="2.3448600691704192E-3" table:formula="of:=[.Z$1] * ([Sheet1.$B$3] + [Sheet1.$B$4] * ([.$E10]+[.Z$1]/2) + [Sheet1.$B$5] * ([.$E10]+[.Z$1]/2)^2 + [Sheet1.$B$6] * ([.Z10]+[.AA10]/2) + [Sheet1.$B$7] * ([.$E10]+[.Z$1]/2) * ([.Z10]+[.AA10]/2))" table:style-name="ce15">
            <text:p>0,0023</text:p>
          </table:table-cell>
          <table:table-cell office:value-type="float" office:value="2.0787921379922083E-3" table:formula="of:=[.Z$1] * ([Sheet1.$B$3] + [Sheet1.$B$4] * ([.$E10]+[.Z$1]/2) + [Sheet1.$B$5] * ([.$E10]+[.Z$1]/2)^2 + [Sheet1.$B$6] * ([.Z10]+[.AB10]/2) + [Sheet1.$B$7] * ([.Z$1]/2) * ([.Z10]+[.AB10]/2))" table:style-name="ce15">
            <text:p>0,0021</text:p>
          </table:table-cell>
          <table:table-cell office:value-type="float" office:value="2.3559866852774468E-3" table:formula="of:=[.Z$1] * ([Sheet1.$B$3] + [Sheet1.$B$4] * ([.$E10]+[.Z$1]) + [Sheet1.$B$5] * ([.$E10]+[.Z$1])^2 + [Sheet1.$B$6] * ([.Z10]+[.AC10]) + [Sheet1.$B$7] * ([.$E10]+[.Z$1]) * ([.Z10]+[.AC10]))" table:style-name="ce15">
            <text:p>0,0024</text:p>
          </table:table-cell>
          <table:table-cell table:number-columns-repeated="16354"/>
        </table:table-row>
        <table:table-row table:style-name="ro2">
          <table:table-cell office:value-type="float" office:value="-0.49999999999999972" table:formula="of:=[.A10]+[Sheet1.$B$12]" table:style-name="ce14">
            <text:p>-0,5000</text:p>
          </table:table-cell>
          <table:table-cell office:value-type="float" office:value="-0.99692648949126428" table:formula="of:=[.B10]+[.D10]" table:style-name="ce14">
            <text:p>-0,9969</text:p>
          </table:table-cell>
          <table:table-cell office:value-type="float" office:value="1.0116995009119029E-2" table:formula="of:=([Sheet1.$B$12] / 2) * ([Sheet1.$B$3] + [Sheet1.$B$4] * [.A11] + [Sheet1.$B$5] * [.A11]^2 + [Sheet1.$B$6] * [.B11] + [Sheet1.$B$7] * [.A11] * [.B11])" table:style-name="ce15">
            <text:p>0,0101</text:p>
          </table:table-cell>
          <table:table-cell office:value-type="float" office:value="2.0830815386004439E-2" table:formula="of:=[Sheet1.$B$12]  * ([Sheet1.$B$3] + [Sheet1.$B$4] * ([.A11]+[Sheet1.$B$12]/2) + [Sheet1.$B$5] * ([.A11]+[Sheet1.$B$12]/2)^2 + [Sheet1.$B$6] * ([.B11]+[.C11]) + [Sheet1.$B$7] * ([.A11]+[Sheet1.$B$12]/2) * ([.B11]+[.C11]))" table:style-name="ce15">
            <text:p>0,0208</text:p>
          </table:table-cell>
          <table:table-cell office:value-type="float" office:value="-0.49999999999999972" table:formula="of:=[.E10]+[Sheet1.$B$12]" table:style-name="ce14">
            <text:p>-0,5000</text:p>
          </table:table-cell>
          <table:table-cell office:value-type="float" office:value="-0.99699654345827371" table:formula="of:=[.F10] + ([.G10]+2*[.H10]+2*[.I10]+[.J10])/6" table:style-name="ce14">
            <text:p>-0,9970</text:p>
          </table:table-cell>
          <table:table-cell office:value-type="float" office:value="2.0233785110384556E-2" table:formula="of:=[Sheet1.$B$12]  * ([Sheet1.$B$3] + [Sheet1.$B$4] * [.$E11] + [Sheet1.$B$5] * [.$E11]^2 + [Sheet1.$B$6] * [.F11] + [Sheet1.$B$7] * [.$E11] * [.F11])" table:style-name="ce15">
            <text:p>0,0202</text:p>
          </table:table-cell>
          <table:table-cell office:value-type="float" office:value="2.0830603952090843E-2" table:formula="of:=[Sheet1.$B$12]  * ([Sheet1.$B$3] + [Sheet1.$B$4] * ([.$E11]+[Sheet1.$B$12]/2) + [Sheet1.$B$5] * ([.$E11]+[Sheet1.$B$12]/2)^2 + [Sheet1.$B$6] * ([.F11]+[.G11]/2) + [Sheet1.$B$7] * ([.$E11]+[Sheet1.$B$12]/2) * ([.F11]+[.G11]/2))" table:style-name="ce15">
            <text:p>0,0208</text:p>
          </table:table-cell>
          <table:table-cell office:value-type="float" office:value="2.083150328348294E-2" table:formula="of:=[Sheet1.$B$12]  * ([Sheet1.$B$3] + [Sheet1.$B$4] * ([.$E11]+[Sheet1.$B$12]/2) + [Sheet1.$B$5] * ([.$E11]+[Sheet1.$B$12]/2)^2 + [Sheet1.$B$6] * ([.F11]+[.H11]/2) + [Sheet1.$B$7] * ([.$E11]+[Sheet1.$B$12]/2) * ([.F11]+[.H11]/2))" table:style-name="ce15">
            <text:p>0,0208</text:p>
          </table:table-cell>
          <table:table-cell office:value-type="float" office:value="2.1373197962857717E-2" table:formula="of:=[Sheet1.$B$12]  * ([Sheet1.$B$3] + [Sheet1.$B$4] * ([.$E11]+[Sheet1.$B$12]) + [Sheet1.$B$5] * ([.$E11]+[Sheet1.$B$12])^2 + [Sheet1.$B$6] * ([.F11]+[.I11]) + [Sheet1.$B$7] * ([.$E11]+[Sheet1.$B$12]) * ([.F11]+[.I11]))" table:style-name="ce15">
            <text:p>0,0214</text:p>
          </table:table-cell>
          <table:table-cell office:value-type="float" office:value="-1.05455744740178" table:formula="of:=[.K10] + ([.L10]+2*[.M10]+2*[.N10]+[.O10])/6" table:style-name="ce16">
            <text:p>-1,0546</text:p>
          </table:table-cell>
          <table:table-cell office:value-type="float" office:value="1.00327097331749E-2" table:formula="of:=[.K$1]* ([Sheet1.$B$3] + [Sheet1.$B$4] * [.$E11] + [Sheet1.$B$5] * [.$E11]^2 + [Sheet1.$B$6] * [.K11] + [Sheet1.$B$7] * [.$E11] * [.K11])" table:style-name="ce15">
            <text:p>0,0100</text:p>
          </table:table-cell>
          <table:table-cell office:value-type="float" office:value="1.0184079771676659E-2" table:formula="of:=[.K$1] * ([Sheet1.$B$3] + [Sheet1.$B$4] * ([.$E11]+[.K$1]/2) + [Sheet1.$B$5] * ([.$E11]+[.K$1]/2)^2 + [Sheet1.$B$6] * ([.K11]+[.L11]/2) + [Sheet1.$B$7] * ([.$E11]+[.K$1]/2) * ([.K11]+[.L11]/2))" table:style-name="ce15">
            <text:p>0,0102</text:p>
          </table:table-cell>
          <table:table-cell office:value-type="float" office:value="9.2527915911082784E-3" table:formula="of:=[.K$1] * ([Sheet1.$B$3] + [Sheet1.$B$4] * ([.$E11]+[.K$1]/2) + [Sheet1.$B$5] * ([.$E11]+[.K$1]/2)^2 + [Sheet1.$B$6] * ([.K11]+[.M11]/2) + [Sheet1.$B$7] * ([.K$1]/2) * ([.K11]+[.M11]/2))" table:style-name="ce15">
            <text:p>0,0093</text:p>
          </table:table-cell>
          <table:table-cell office:value-type="float" office:value="1.0327262796775297E-2" table:formula="of:=[.K$1] * ([Sheet1.$B$3] + [Sheet1.$B$4] * ([.$E11]+[.K$1]) + [Sheet1.$B$5] * ([.$E11]+[.K$1])^2 + [Sheet1.$B$6] * ([.K11]+[.N11]) + [Sheet1.$B$7] * ([.$E11]+[.K$1]) * ([.K11]+[.N11]))" table:style-name="ce15">
            <text:p>0,0103</text:p>
          </table:table-cell>
          <table:table-cell office:value-type="float" office:value="-1.0778748728676213" table:formula="of:=[.P10] + ([.Q10]+2*[.R10]+2*[.S10]+[.T10])/6" table:style-name="ce16">
            <text:p>-1,0779</text:p>
          </table:table-cell>
          <table:table-cell office:value-type="float" office:value="4.9993039992155533E-3" table:formula="of:=[.P$1]* ([Sheet1.$B$3] + [Sheet1.$B$4] * [.$E11] + [Sheet1.$B$5] * [.$E11]^2 + [Sheet1.$B$6] * [.P11] + [Sheet1.$B$7] * [.$E11] * [.P11])" table:style-name="ce15">
            <text:p>0,0050</text:p>
          </table:table-cell>
          <table:table-cell office:value-type="float" office:value="5.0374491243745136E-3" table:formula="of:=[.P$1] * ([Sheet1.$B$3] + [Sheet1.$B$4] * ([.$E11]+[.P$1]/2) + [Sheet1.$B$5] * ([.$E11]+[.P$1]/2)^2 + [Sheet1.$B$6] * ([.P11]+[.Q11]/2) + [Sheet1.$B$7] * ([.$E11]+[.P$1]/2) * ([.P11]+[.Q11]/2))" table:style-name="ce15">
            <text:p>0,0050</text:p>
          </table:table-cell>
          <table:table-cell office:value-type="float" office:value="4.5602738861684842E-3" table:formula="of:=[.P$1] * ([Sheet1.$B$3] + [Sheet1.$B$4] * ([.$E11]+[.P$1]/2) + [Sheet1.$B$5] * ([.$E11]+[.P$1]/2)^2 + [Sheet1.$B$6] * ([.P11]+[.R11]/2) + [Sheet1.$B$7] * ([.P$1]/2) * ([.P11]+[.R11]/2))" table:style-name="ce15">
            <text:p>0,0046</text:p>
          </table:table-cell>
          <table:table-cell office:value-type="float" office:value="5.0743917719123632E-3" table:formula="of:=[.P$1] * ([Sheet1.$B$3] + [Sheet1.$B$4] * ([.$E11]+[.P$1]) + [Sheet1.$B$5] * ([.$E11]+[.P$1])^2 + [Sheet1.$B$6] * ([.P11]+[.S11]) + [Sheet1.$B$7] * ([.$E11]+[.P$1]) * ([.P11]+[.S11]))" table:style-name="ce15">
            <text:p>0,0051</text:p>
          </table:table-cell>
          <table:table-cell office:value-type="float" office:value="-1.0853890704443092" table:formula="of:=[.U10] + ([.V10]+2*[.W10]+2*[.X10]+[.Y10])/6" table:style-name="ce16">
            <text:p>-1,0854</text:p>
          </table:table-cell>
          <table:table-cell office:value-type="float" office:value="3.3278744790271367E-3" table:formula="of:=[.U$1]* ([Sheet1.$B$3] + [Sheet1.$B$4] * [.$E11] + [Sheet1.$B$5] * [.$E11]^2 + [Sheet1.$B$6] * [.U11] + [Sheet1.$B$7] * [.$E11] * [.U11])" table:style-name="ce15">
            <text:p>0,0033</text:p>
          </table:table-cell>
          <table:table-cell office:value-type="float" office:value="3.3448598323370352E-3" table:formula="of:=[.U$1] * ([Sheet1.$B$3] + [Sheet1.$B$4] * ([.$E11]+[.U$1]/2) + [Sheet1.$B$5] * ([.$E11]+[.U$1]/2)^2 + [Sheet1.$B$6] * ([.U11]+[.V11]/2) + [Sheet1.$B$7] * ([.$E11]+[.U$1]/2) * ([.U11]+[.V11]/2))" table:style-name="ce15">
            <text:p>0,0033</text:p>
          </table:table-cell>
          <table:table-cell office:value-type="float" office:value="3.024392725427115E-3" table:formula="of:=[.U$1] * ([Sheet1.$B$3] + [Sheet1.$B$4] * ([.$E11]+[.U$1]/2) + [Sheet1.$B$5] * ([.$E11]+[.U$1]/2)^2 + [Sheet1.$B$6] * ([.U11]+[.W11]/2) + [Sheet1.$B$7] * ([.U$1]/2) * ([.U11]+[.W11]/2))" table:style-name="ce15">
            <text:p>0,0030</text:p>
          </table:table-cell>
          <table:table-cell office:value-type="float" office:value="3.3614363814915499E-3" table:formula="of:=[.U$1] * ([Sheet1.$B$3] + [Sheet1.$B$4] * ([.$E11]+[.U$1]) + [Sheet1.$B$5] * ([.$E11]+[.U$1])^2 + [Sheet1.$B$6] * ([.U11]+[.X11]) + [Sheet1.$B$7] * ([.$E11]+[.U$1]) * ([.U11]+[.X11]))" table:style-name="ce15">
            <text:p>0,0034</text:p>
          </table:table-cell>
          <table:table-cell office:value-type="float" office:value="-1.0890873905736846" table:formula="of:=[.Z10] + ([.AA10]+2*[.AB10]+2*[.AC10]+[.AD10])/6" table:style-name="ce16">
            <text:p>-1,0891</text:p>
          </table:table-cell>
          <table:table-cell office:value-type="float" office:value="2.4955524228214977E-3" table:formula="of:=[.Z$1]* ([Sheet1.$B$3] + [Sheet1.$B$4] * [.$E11] + [Sheet1.$B$5] * [.$E11]^2 + [Sheet1.$B$6] * [.Z11] + [Sheet1.$B$7] * [.$E11] * [.Z11])" table:style-name="ce15">
            <text:p>0,0025</text:p>
          </table:table-cell>
          <table:table-cell office:value-type="float" office:value="2.5051271886038784E-3" table:formula="of:=[.Z$1] * ([Sheet1.$B$3] + [Sheet1.$B$4] * ([.$E11]+[.Z$1]/2) + [Sheet1.$B$5] * ([.$E11]+[.Z$1]/2)^2 + [Sheet1.$B$6] * ([.Z11]+[.AA11]/2) + [Sheet1.$B$7] * ([.$E11]+[.Z$1]/2) * ([.Z11]+[.AA11]/2))" table:style-name="ce15">
            <text:p>0,0025</text:p>
          </table:table-cell>
          <table:table-cell office:value-type="float" office:value="2.2637655933934512E-3" table:formula="of:=[.Z$1] * ([Sheet1.$B$3] + [Sheet1.$B$4] * ([.$E11]+[.Z$1]/2) + [Sheet1.$B$5] * ([.$E11]+[.Z$1]/2)^2 + [Sheet1.$B$6] * ([.Z11]+[.AB11]/2) + [Sheet1.$B$7] * ([.Z$1]/2) * ([.Z11]+[.AB11]/2))" table:style-name="ce15">
            <text:p>0,0023</text:p>
          </table:table-cell>
          <table:table-cell office:value-type="float" office:value="2.5145069880004251E-3" table:formula="of:=[.Z$1] * ([Sheet1.$B$3] + [Sheet1.$B$4] * ([.$E11]+[.Z$1]) + [Sheet1.$B$5] * ([.$E11]+[.Z$1])^2 + [Sheet1.$B$6] * ([.Z11]+[.AC11]) + [Sheet1.$B$7] * ([.$E11]+[.Z$1]) * ([.Z11]+[.AC11]))" table:style-name="ce15">
            <text:p>0,0025</text:p>
          </table:table-cell>
          <table:table-cell table:number-columns-repeated="16354"/>
        </table:table-row>
        <table:table-row table:style-name="ro2">
          <table:table-cell office:value-type="float" office:value="-0.44999999999999973" table:formula="of:=[.A11]+[Sheet1.$B$12]" table:style-name="ce14">
            <text:p>-0,4500</text:p>
          </table:table-cell>
          <table:table-cell office:value-type="float" office:value="-0.97609567410525988" table:formula="of:=[.B11]+[.D11]" table:style-name="ce14">
            <text:p>-0,9761</text:p>
          </table:table-cell>
          <table:table-cell office:value-type="float" office:value="1.0686706585544218E-2" table:formula="of:=([Sheet1.$B$12] / 2) * ([Sheet1.$B$3] + [Sheet1.$B$4] * [.A12] + [Sheet1.$B$5] * [.A12]^2 + [Sheet1.$B$6] * [.B12] + [Sheet1.$B$7] * [.A12] * [.B12])" table:style-name="ce15">
            <text:p>0,0107</text:p>
          </table:table-cell>
          <table:table-cell office:value-type="float" office:value="2.1859951132402713E-2" table:formula="of:=[Sheet1.$B$12]  * ([Sheet1.$B$3] + [Sheet1.$B$4] * ([.A12]+[Sheet1.$B$12]/2) + [Sheet1.$B$5] * ([.A12]+[Sheet1.$B$12]/2)^2 + [Sheet1.$B$6] * ([.B12]+[.C12]) + [Sheet1.$B$7] * ([.A12]+[Sheet1.$B$12]/2) * ([.B12]+[.C12]))" table:style-name="ce15">
            <text:p>0,0219</text:p>
          </table:table-cell>
          <table:table-cell office:value-type="float" office:value="-0.44999999999999973" table:formula="of:=[.E11]+[Sheet1.$B$12]" table:style-name="ce14">
            <text:p>-0,4500</text:p>
          </table:table-cell>
          <table:table-cell office:value-type="float" office:value="-0.97617467720087536" table:formula="of:=[.F11] + ([.G11]+2*[.H11]+2*[.I11]+[.J11])/6" table:style-name="ce14">
            <text:p>-0,9762</text:p>
          </table:table-cell>
          <table:table-cell office:value-type="float" office:value="2.1373168063984288E-2" table:formula="of:=[Sheet1.$B$12]  * ([Sheet1.$B$3] + [Sheet1.$B$4] * [.$E12] + [Sheet1.$B$5] * [.$E12]^2 + [Sheet1.$B$6] * [.F12] + [Sheet1.$B$7] * [.$E12] * [.F12])" table:style-name="ce15">
            <text:p>0,0214</text:p>
          </table:table-cell>
          <table:table-cell office:value-type="float" office:value="2.1859698622674808E-2" table:formula="of:=[Sheet1.$B$12]  * ([Sheet1.$B$3] + [Sheet1.$B$4] * ([.$E12]+[Sheet1.$B$12]/2) + [Sheet1.$B$5] * ([.$E12]+[Sheet1.$B$12]/2)^2 + [Sheet1.$B$6] * ([.F12]+[.G12]/2) + [Sheet1.$B$7] * ([.$E12]+[Sheet1.$B$12]/2) * ([.F12]+[.G12]/2))" table:style-name="ce15">
            <text:p>0,0219</text:p>
          </table:table-cell>
          <table:table-cell office:value-type="float" office:value="2.1860474942997515E-2" table:formula="of:=[Sheet1.$B$12]  * ([Sheet1.$B$3] + [Sheet1.$B$4] * ([.$E12]+[Sheet1.$B$12]/2) + [Sheet1.$B$5] * ([.$E12]+[Sheet1.$B$12]/2)^2 + [Sheet1.$B$6] * ([.F12]+[.H12]/2) + [Sheet1.$B$7] * ([.$E12]+[Sheet1.$B$12]/2) * ([.F12]+[.H12]/2))" table:style-name="ce15">
            <text:p>0,0219</text:p>
          </table:table-cell>
          <table:table-cell office:value-type="float" office:value="2.2291849416594161E-2" table:formula="of:=[Sheet1.$B$12]  * ([Sheet1.$B$3] + [Sheet1.$B$4] * ([.$E12]+[Sheet1.$B$12]) + [Sheet1.$B$5] * ([.$E12]+[Sheet1.$B$12])^2 + [Sheet1.$B$6] * ([.F12]+[.I12]) + [Sheet1.$B$7] * ([.$E12]+[Sheet1.$B$12]) * ([.F12]+[.I12]))" table:style-name="ce15">
            <text:p>0,0223</text:p>
          </table:table-cell>
          <table:table-cell office:value-type="float" office:value="-1.0446851615258601" table:formula="of:=[.K11] + ([.L11]+2*[.M11]+2*[.N11]+[.O11])/6" table:style-name="ce16">
            <text:p>-1,0447</text:p>
          </table:table-cell>
          <table:table-cell office:value-type="float" office:value="1.0580307143183011E-2" table:formula="of:=[.K$1]* ([Sheet1.$B$3] + [Sheet1.$B$4] * [.$E12] + [Sheet1.$B$5] * [.$E12]^2 + [Sheet1.$B$6] * [.K12] + [Sheet1.$B$7] * [.$E12] * [.K12])" table:style-name="ce15">
            <text:p>0,0106</text:p>
          </table:table-cell>
          <table:table-cell office:value-type="float" office:value="1.0703834729671959E-2" table:formula="of:=[.K$1] * ([Sheet1.$B$3] + [Sheet1.$B$4] * ([.$E12]+[.K$1]/2) + [Sheet1.$B$5] * ([.$E12]+[.K$1]/2)^2 + [Sheet1.$B$6] * ([.K12]+[.L12]/2) + [Sheet1.$B$7] * ([.$E12]+[.K$1]/2) * ([.K12]+[.L12]/2))" table:style-name="ce15">
            <text:p>0,0107</text:p>
          </table:table-cell>
          <table:table-cell office:value-type="float" office:value="9.8737644823667751E-3" table:formula="of:=[.K$1] * ([Sheet1.$B$3] + [Sheet1.$B$4] * ([.$E12]+[.K$1]/2) + [Sheet1.$B$5] * ([.$E12]+[.K$1]/2)^2 + [Sheet1.$B$6] * ([.K12]+[.M12]/2) + [Sheet1.$B$7] * ([.K$1]/2) * ([.K12]+[.M12]/2))" table:style-name="ce15">
            <text:p>0,0099</text:p>
          </table:table-cell>
          <table:table-cell office:value-type="float" office:value="1.0819235314592477E-2" table:formula="of:=[.K$1] * ([Sheet1.$B$3] + [Sheet1.$B$4] * ([.$E12]+[.K$1]) + [Sheet1.$B$5] * ([.$E12]+[.K$1])^2 + [Sheet1.$B$6] * ([.K12]+[.N12]) + [Sheet1.$B$7] * ([.$E12]+[.K$1]) * ([.K12]+[.N12]))" table:style-name="ce15">
            <text:p>0,0108</text:p>
          </table:table-cell>
          <table:table-cell office:value-type="float" office:value="-1.072996682568919" table:formula="of:=[.P11] + ([.Q11]+2*[.R11]+2*[.S11]+[.T11])/6" table:style-name="ce16">
            <text:p>-1,0730</text:p>
          </table:table-cell>
          <table:table-cell office:value-type="float" office:value="5.2681944480824838E-3" table:formula="of:=[.P$1]* ([Sheet1.$B$3] + [Sheet1.$B$4] * [.$E12] + [Sheet1.$B$5] * [.$E12]^2 + [Sheet1.$B$6] * [.P12] + [Sheet1.$B$7] * [.$E12] * [.P12])" table:style-name="ce15">
            <text:p>0,0053</text:p>
          </table:table-cell>
          <table:table-cell office:value-type="float" office:value="5.2993482038387963E-3" table:formula="of:=[.P$1] * ([Sheet1.$B$3] + [Sheet1.$B$4] * ([.$E12]+[.P$1]/2) + [Sheet1.$B$5] * ([.$E12]+[.P$1]/2)^2 + [Sheet1.$B$6] * ([.P12]+[.Q12]/2) + [Sheet1.$B$7] * ([.$E12]+[.P$1]/2) * ([.P12]+[.Q12]/2))" table:style-name="ce15">
            <text:p>0,0053</text:p>
          </table:table-cell>
          <table:table-cell office:value-type="float" office:value="4.871890535551187E-3" table:formula="of:=[.P$1] * ([Sheet1.$B$3] + [Sheet1.$B$4] * ([.$E12]+[.P$1]/2) + [Sheet1.$B$5] * ([.$E12]+[.P$1]/2)^2 + [Sheet1.$B$6] * ([.P12]+[.R12]/2) + [Sheet1.$B$7] * ([.P$1]/2) * ([.P12]+[.R12]/2))" table:style-name="ce15">
            <text:p>0,0049</text:p>
          </table:table-cell>
          <table:table-cell office:value-type="float" office:value="5.329315105017501E-3" table:formula="of:=[.P$1] * ([Sheet1.$B$3] + [Sheet1.$B$4] * ([.$E12]+[.P$1]) + [Sheet1.$B$5] * ([.$E12]+[.P$1])^2 + [Sheet1.$B$6] * ([.P12]+[.S12]) + [Sheet1.$B$7] * ([.$E12]+[.P$1]) * ([.P12]+[.S12]))" table:style-name="ce15">
            <text:p>0,0053</text:p>
          </table:table-cell>
          <table:table-cell office:value-type="float" office:value="-1.082151101114968" table:formula="of:=[.U11] + ([.V11]+2*[.W11]+2*[.X11]+[.Y11])/6" table:style-name="ce16">
            <text:p>-1,0822</text:p>
          </table:table-cell>
          <table:table-cell office:value-type="float" office:value="3.5059930763845504E-3" table:formula="of:=[.U$1]* ([Sheet1.$B$3] + [Sheet1.$B$4] * [.$E12] + [Sheet1.$B$5] * [.$E12]^2 + [Sheet1.$B$6] * [.U12] + [Sheet1.$B$7] * [.$E12] * [.U12])" table:style-name="ce15">
            <text:p>0,0035</text:p>
          </table:table-cell>
          <table:table-cell office:value-type="float" office:value="3.5198691568925355E-3" table:formula="of:=[.U$1] * ([Sheet1.$B$3] + [Sheet1.$B$4] * ([.$E12]+[.U$1]/2) + [Sheet1.$B$5] * ([.$E12]+[.U$1]/2)^2 + [Sheet1.$B$6] * ([.U12]+[.V12]/2) + [Sheet1.$B$7] * ([.$E12]+[.U$1]/2) * ([.U12]+[.V12]/2))" table:style-name="ce15">
            <text:p>0,0035</text:p>
          </table:table-cell>
          <table:table-cell office:value-type="float" office:value="3.2323336736619014E-3" table:formula="of:=[.U$1] * ([Sheet1.$B$3] + [Sheet1.$B$4] * ([.$E12]+[.U$1]/2) + [Sheet1.$B$5] * ([.$E12]+[.U$1]/2)^2 + [Sheet1.$B$6] * ([.U12]+[.W12]/2) + [Sheet1.$B$7] * ([.U$1]/2) * ([.U12]+[.W12]/2))" table:style-name="ce15">
            <text:p>0,0032</text:p>
          </table:table-cell>
          <table:table-cell office:value-type="float" office:value="3.5333434589905526E-3" table:formula="of:=[.U$1] * ([Sheet1.$B$3] + [Sheet1.$B$4] * ([.$E12]+[.U$1]) + [Sheet1.$B$5] * ([.$E12]+[.U$1])^2 + [Sheet1.$B$6] * ([.U12]+[.X12]) + [Sheet1.$B$7] * ([.$E12]+[.U$1]) * ([.U12]+[.X12]))" table:style-name="ce15">
            <text:p>0,0035</text:p>
          </table:table-cell>
          <table:table-cell office:value-type="float" office:value="-1.0866627497445485" table:formula="of:=[.Z11] + ([.AA11]+2*[.AB11]+2*[.AC11]+[.AD11])/6" table:style-name="ce16">
            <text:p>-1,0867</text:p>
          </table:table-cell>
          <table:table-cell office:value-type="float" office:value="2.628797352364693E-3" table:formula="of:=[.Z$1]* ([Sheet1.$B$3] + [Sheet1.$B$4] * [.$E12] + [Sheet1.$B$5] * [.$E12]^2 + [Sheet1.$B$6] * [.Z12] + [Sheet1.$B$7] * [.$E12] * [.Z12])" table:style-name="ce15">
            <text:p>0,0026</text:p>
          </table:table-cell>
          <table:table-cell office:value-type="float" office:value="2.6366205011379043E-3" table:formula="of:=[.Z$1] * ([Sheet1.$B$3] + [Sheet1.$B$4] * ([.$E12]+[.Z$1]/2) + [Sheet1.$B$5] * ([.$E12]+[.Z$1]/2)^2 + [Sheet1.$B$6] * ([.Z12]+[.AA12]/2) + [Sheet1.$B$7] * ([.$E12]+[.Z$1]/2) * ([.Z12]+[.AA12]/2))" table:style-name="ce15">
            <text:p>0,0026</text:p>
          </table:table-cell>
          <table:table-cell office:value-type="float" office:value="2.4198923057581457E-3" table:formula="of:=[.Z$1] * ([Sheet1.$B$3] + [Sheet1.$B$4] * ([.$E12]+[.Z$1]/2) + [Sheet1.$B$5] * ([.$E12]+[.Z$1]/2)^2 + [Sheet1.$B$6] * ([.Z12]+[.AB12]/2) + [Sheet1.$B$7] * ([.Z$1]/2) * ([.Z12]+[.AB12]/2))" table:style-name="ce15">
            <text:p>0,0024</text:p>
          </table:table-cell>
          <table:table-cell office:value-type="float" office:value="2.644252662830842E-3" table:formula="of:=[.Z$1] * ([Sheet1.$B$3] + [Sheet1.$B$4] * ([.$E12]+[.Z$1]) + [Sheet1.$B$5] * ([.$E12]+[.Z$1])^2 + [Sheet1.$B$6] * ([.Z12]+[.AC12]) + [Sheet1.$B$7] * ([.$E12]+[.Z$1]) * ([.Z12]+[.AC12]))" table:style-name="ce15">
            <text:p>0,0026</text:p>
          </table:table-cell>
          <table:table-cell table:number-columns-repeated="16354"/>
        </table:table-row>
        <table:table-row table:style-name="ro2">
          <table:table-cell office:value-type="float" office:value="-0.39999999999999974" table:formula="of:=[.A12]+[Sheet1.$B$12]" table:style-name="ce14">
            <text:p>-0,4000</text:p>
          </table:table-cell>
          <table:table-cell office:value-type="float" office:value="-0.95423572297285719" table:formula="of:=[.B12]+[.D12]" table:style-name="ce14">
            <text:p>-0,9542</text:p>
          </table:table-cell>
          <table:table-cell office:value-type="float" office:value="1.1146053414324515E-2" table:formula="of:=([Sheet1.$B$12] / 2) * ([Sheet1.$B$3] + [Sheet1.$B$4] * [.A13] + [Sheet1.$B$5] * [.A13]^2 + [Sheet1.$B$6] * [.B13] + [Sheet1.$B$7] * [.A13] * [.B13])" table:style-name="ce15">
            <text:p>0,0111</text:p>
          </table:table-cell>
          <table:table-cell office:value-type="float" office:value="2.26682791756747E-2" table:formula="of:=[Sheet1.$B$12]  * ([Sheet1.$B$3] + [Sheet1.$B$4] * ([.A13]+[Sheet1.$B$12]/2) + [Sheet1.$B$5] * ([.A13]+[Sheet1.$B$12]/2)^2 + [Sheet1.$B$6] * ([.B13]+[.C13]) + [Sheet1.$B$7] * ([.A13]+[Sheet1.$B$12]/2) * ([.B13]+[.C13]))" table:style-name="ce15">
            <text:p>0,0227</text:p>
          </table:table-cell>
          <table:table-cell office:value-type="float" office:value="-0.39999999999999974" table:formula="of:=[.E12]+[Sheet1.$B$12]" table:style-name="ce14">
            <text:p>-0,4000</text:p>
          </table:table-cell>
          <table:table-cell office:value-type="float" office:value="-0.95432378309888821" table:formula="of:=[.F12] + ([.G12]+2*[.H12]+2*[.I12]+[.J12])/6" table:style-name="ce14">
            <text:p>-0,9543</text:p>
          </table:table-cell>
          <table:table-cell office:value-type="float" office:value="2.2291817991435647E-2" table:formula="of:=[Sheet1.$B$12]  * ([Sheet1.$B$3] + [Sheet1.$B$4] * [.$E13] + [Sheet1.$B$5] * [.$E13]^2 + [Sheet1.$B$6] * [.F13] + [Sheet1.$B$7] * [.$E13] * [.F13])" table:style-name="ce15">
            <text:p>0,0223</text:p>
          </table:table-cell>
          <table:table-cell office:value-type="float" office:value="2.266798203661495E-2" table:formula="of:=[Sheet1.$B$12]  * ([Sheet1.$B$3] + [Sheet1.$B$4] * ([.$E13]+[Sheet1.$B$12]/2) + [Sheet1.$B$5] * ([.$E13]+[Sheet1.$B$12]/2)^2 + [Sheet1.$B$6] * ([.F13]+[.G13]/2) + [Sheet1.$B$7] * ([.$E13]+[Sheet1.$B$12]/2) * ([.F13]+[.G13]/2))" table:style-name="ce15">
            <text:p>0,0227</text:p>
          </table:table-cell>
          <table:table-cell office:value-type="float" office:value="2.266861563792855E-2" table:formula="of:=[Sheet1.$B$12]  * ([Sheet1.$B$3] + [Sheet1.$B$4] * ([.$E13]+[Sheet1.$B$12]/2) + [Sheet1.$B$5] * ([.$E13]+[Sheet1.$B$12]/2)^2 + [Sheet1.$B$6] * ([.F13]+[.H13]/2) + [Sheet1.$B$7] * ([.$E13]+[Sheet1.$B$12]/2) * ([.F13]+[.H13]/2))" table:style-name="ce15">
            <text:p>0,0227</text:p>
          </table:table-cell>
          <table:table-cell office:value-type="float" office:value="2.2989552258503739E-2" table:formula="of:=[Sheet1.$B$12]  * ([Sheet1.$B$3] + [Sheet1.$B$4] * ([.$E13]+[Sheet1.$B$12]) + [Sheet1.$B$5] * ([.$E13]+[Sheet1.$B$12])^2 + [Sheet1.$B$6] * ([.F13]+[.I13]) + [Sheet1.$B$7] * ([.$E13]+[Sheet1.$B$12]) * ([.F13]+[.I13]))" table:style-name="ce15">
            <text:p>0,0230</text:p>
          </table:table-cell>
          <table:table-cell office:value-type="float" office:value="-1.0342593713788846" table:formula="of:=[.K12] + ([.L12]+2*[.M12]+2*[.N12]+[.O12])/6" table:style-name="ce16">
            <text:p>-1,0343</text:p>
          </table:table-cell>
          <table:table-cell office:value-type="float" office:value="1.1014814630938629E-2" table:formula="of:=[.K$1]* ([Sheet1.$B$3] + [Sheet1.$B$4] * [.$E13] + [Sheet1.$B$5] * [.$E13]^2 + [Sheet1.$B$6] * [.K13] + [Sheet1.$B$7] * [.$E13] * [.K13])" table:style-name="ce15">
            <text:p>0,0110</text:p>
          </table:table-cell>
          <table:table-cell office:value-type="float" office:value="1.1110466657233344E-2" table:formula="of:=[.K$1] * ([Sheet1.$B$3] + [Sheet1.$B$4] * ([.$E13]+[.K$1]/2) + [Sheet1.$B$5] * ([.$E13]+[.K$1]/2)^2 + [Sheet1.$B$6] * ([.K13]+[.L13]/2) + [Sheet1.$B$7] * ([.$E13]+[.K$1]/2) * ([.K13]+[.L13]/2))" table:style-name="ce15">
            <text:p>0,0111</text:p>
          </table:table-cell>
          <table:table-cell office:value-type="float" office:value="1.0380166215018881E-2" table:formula="of:=[.K$1] * ([Sheet1.$B$3] + [Sheet1.$B$4] * ([.$E13]+[.K$1]/2) + [Sheet1.$B$5] * ([.$E13]+[.K$1]/2)^2 + [Sheet1.$B$6] * ([.K13]+[.M13]/2) + [Sheet1.$B$7] * ([.K$1]/2) * ([.K13]+[.M13]/2))" table:style-name="ce15">
            <text:p>0,0104</text:p>
          </table:table-cell>
          <table:table-cell office:value-type="float" office:value="1.1198059713802118E-2" table:formula="of:=[.K$1] * ([Sheet1.$B$3] + [Sheet1.$B$4] * ([.$E13]+[.K$1]) + [Sheet1.$B$5] * ([.$E13]+[.K$1])^2 + [Sheet1.$B$6] * ([.K13]+[.N13]) + [Sheet1.$B$7] * ([.$E13]+[.K$1]) * ([.K13]+[.N13]))" table:style-name="ce15">
            <text:p>0,0112</text:p>
          </table:table-cell>
          <table:table-cell office:value-type="float" office:value="-1.0678400180636056" table:formula="of:=[.P12] + ([.Q12]+2*[.R12]+2*[.S12]+[.T12])/6" table:style-name="ce16">
            <text:p>-1,0678</text:p>
          </table:table-cell>
          <table:table-cell office:value-type="float" office:value="5.4798711851878432E-3" table:formula="of:=[.P$1]* ([Sheet1.$B$3] + [Sheet1.$B$4] * [.$E13] + [Sheet1.$B$5] * [.$E13]^2 + [Sheet1.$B$6] * [.P13] + [Sheet1.$B$7] * [.$E13] * [.P13])" table:style-name="ce15">
            <text:p>0,0055</text:p>
          </table:table-cell>
          <table:table-cell office:value-type="float" office:value="5.5040234319163146E-3" table:formula="of:=[.P$1] * ([Sheet1.$B$3] + [Sheet1.$B$4] * ([.$E13]+[.P$1]/2) + [Sheet1.$B$5] * ([.$E13]+[.P$1]/2)^2 + [Sheet1.$B$6] * ([.P13]+[.Q13]/2) + [Sheet1.$B$7] * ([.$E13]+[.P$1]/2) * ([.P13]+[.Q13]/2))" table:style-name="ce15">
            <text:p>0,0055</text:p>
          </table:table-cell>
          <table:table-cell office:value-type="float" office:value="5.1259271590688056E-3" table:formula="of:=[.P$1] * ([Sheet1.$B$3] + [Sheet1.$B$4] * ([.$E13]+[.P$1]/2) + [Sheet1.$B$5] * ([.$E13]+[.P$1]/2)^2 + [Sheet1.$B$6] * ([.P13]+[.R13]/2) + [Sheet1.$B$7] * ([.P$1]/2) * ([.P13]+[.R13]/2))" table:style-name="ce15">
            <text:p>0,0051</text:p>
          </table:table-cell>
          <table:table-cell office:value-type="float" office:value="5.5270076172623077E-3" table:formula="of:=[.P$1] * ([Sheet1.$B$3] + [Sheet1.$B$4] * ([.$E13]+[.P$1]) + [Sheet1.$B$5] * ([.$E13]+[.P$1])^2 + [Sheet1.$B$6] * ([.P13]+[.S13]) + [Sheet1.$B$7] * ([.$E13]+[.P$1]) * ([.P13]+[.S13]))" table:style-name="ce15">
            <text:p>0,0055</text:p>
          </table:table-cell>
          <table:table-cell office:value-type="float" office:value="-1.0787271440822208" table:formula="of:=[.U12] + ([.V12]+2*[.W12]+2*[.X12]+[.Y12])/6" table:style-name="ce16">
            <text:p>-1,0787</text:p>
          </table:table-cell>
          <table:table-cell office:value-type="float" office:value="3.645836909570559E-3" table:formula="of:=[.U$1]* ([Sheet1.$B$3] + [Sheet1.$B$4] * [.$E13] + [Sheet1.$B$5] * [.$E13]^2 + [Sheet1.$B$6] * [.U13] + [Sheet1.$B$7] * [.$E13] * [.U13])" table:style-name="ce15">
            <text:p>0,0036</text:p>
          </table:table-cell>
          <table:table-cell office:value-type="float" office:value="3.6565989379299564E-3" table:formula="of:=[.U$1] * ([Sheet1.$B$3] + [Sheet1.$B$4] * ([.$E13]+[.U$1]/2) + [Sheet1.$B$5] * ([.$E13]+[.U$1]/2)^2 + [Sheet1.$B$6] * ([.U13]+[.V13]/2) + [Sheet1.$B$7] * ([.$E13]+[.U$1]/2) * ([.U13]+[.V13]/2))" table:style-name="ce15">
            <text:p>0,0037</text:p>
          </table:table-cell>
          <table:table-cell office:value-type="float" office:value="3.4018377781616298E-3" table:formula="of:=[.U$1] * ([Sheet1.$B$3] + [Sheet1.$B$4] * ([.$E13]+[.U$1]/2) + [Sheet1.$B$5] * ([.$E13]+[.U$1]/2)^2 + [Sheet1.$B$6] * ([.U13]+[.W13]/2) + [Sheet1.$B$7] * ([.U$1]/2) * ([.U13]+[.W13]/2))" table:style-name="ce15">
            <text:p>0,0034</text:p>
          </table:table-cell>
          <table:table-cell office:value-type="float" office:value="3.666967793759089E-3" table:formula="of:=[.U$1] * ([Sheet1.$B$3] + [Sheet1.$B$4] * ([.$E13]+[.U$1]) + [Sheet1.$B$5] * ([.$E13]+[.U$1])^2 + [Sheet1.$B$6] * ([.U13]+[.X13]) + [Sheet1.$B$7] * ([.$E13]+[.U$1]) * ([.U13]+[.X13]))" table:style-name="ce15">
            <text:p>0,0037</text:p>
          </table:table-cell>
          <table:table-cell office:value-type="float" office:value="-1.0840984038063839" table:formula="of:=[.Z12] + ([.AA12]+2*[.AB12]+2*[.AC12]+[.AD12])/6" table:style-name="ce16">
            <text:p>-1,0841</text:p>
          </table:table-cell>
          <table:table-cell office:value-type="float" office:value="2.7332696544393829E-3" table:formula="of:=[.Z$1]* ([Sheet1.$B$3] + [Sheet1.$B$4] * [.$E13] + [Sheet1.$B$5] * [.$E13]^2 + [Sheet1.$B$6] * [.Z13] + [Sheet1.$B$7] * [.$E13] * [.Z13])" table:style-name="ce15">
            <text:p>0,0027</text:p>
          </table:table-cell>
          <table:table-cell office:value-type="float" office:value="2.739338417968592E-3" table:formula="of:=[.Z$1] * ([Sheet1.$B$3] + [Sheet1.$B$4] * ([.$E13]+[.Z$1]/2) + [Sheet1.$B$5] * ([.$E13]+[.Z$1]/2)^2 + [Sheet1.$B$6] * ([.Z13]+[.AA13]/2) + [Sheet1.$B$7] * ([.$E13]+[.Z$1]/2) * ([.Z13]+[.AA13]/2))" table:style-name="ce15">
            <text:p>0,0027</text:p>
          </table:table-cell>
          <table:table-cell office:value-type="float" office:value="2.5471553158819115E-3" table:formula="of:=[.Z$1] * ([Sheet1.$B$3] + [Sheet1.$B$4] * ([.$E13]+[.Z$1]/2) + [Sheet1.$B$5] * ([.$E13]+[.Z$1]/2)^2 + [Sheet1.$B$6] * ([.Z13]+[.AB13]/2) + [Sheet1.$B$7] * ([.Z$1]/2) * ([.Z13]+[.AB13]/2))" table:style-name="ce15">
            <text:p>0,0025</text:p>
          </table:table-cell>
          <table:table-cell office:value-type="float" office:value="2.7452211116094092E-3" table:formula="of:=[.Z$1] * ([Sheet1.$B$3] + [Sheet1.$B$4] * ([.$E13]+[.Z$1]) + [Sheet1.$B$5] * ([.$E13]+[.Z$1])^2 + [Sheet1.$B$6] * ([.Z13]+[.AC13]) + [Sheet1.$B$7] * ([.$E13]+[.Z$1]) * ([.Z13]+[.AC13]))" table:style-name="ce15">
            <text:p>0,0027</text:p>
          </table:table-cell>
          <table:table-cell table:number-columns-repeated="16354"/>
        </table:table-row>
        <table:table-row table:style-name="ro2">
          <table:table-cell office:value-type="float" office:value="-0.34999999999999976" table:formula="of:=[.A13]+[Sheet1.$B$12]" table:style-name="ce14">
            <text:p>-0,3500</text:p>
          </table:table-cell>
          <table:table-cell office:value-type="float" office:value="-0.93156744379718248" table:formula="of:=[.B13]+[.D13]" table:style-name="ce14">
            <text:p>-0,9316</text:p>
          </table:table-cell>
          <table:table-cell office:value-type="float" office:value="1.1494927781535623E-2" table:formula="of:=([Sheet1.$B$12] / 2) * ([Sheet1.$B$3] + [Sheet1.$B$4] * [.A14] + [Sheet1.$B$5] * [.A14]^2 + [Sheet1.$B$6] * [.B14] + [Sheet1.$B$7] * [.A14] * [.B14])" table:style-name="ce15">
            <text:p>0,0115</text:p>
          </table:table-cell>
          <table:table-cell office:value-type="float" office:value="2.3255505340079516E-2" table:formula="of:=[Sheet1.$B$12]  * ([Sheet1.$B$3] + [Sheet1.$B$4] * ([.A14]+[Sheet1.$B$12]/2) + [Sheet1.$B$5] * ([.A14]+[Sheet1.$B$12]/2)^2 + [Sheet1.$B$6] * ([.B14]+[.C14]) + [Sheet1.$B$7] * ([.A14]+[Sheet1.$B$12]/2) * ([.B14]+[.C14]))" table:style-name="ce15">
            <text:p>0,0233</text:p>
          </table:table-cell>
          <table:table-cell office:value-type="float" office:value="-0.34999999999999976" table:formula="of:=[.E13]+[Sheet1.$B$12]" table:style-name="ce14">
            <text:p>-0,3500</text:p>
          </table:table-cell>
          <table:table-cell office:value-type="float" office:value="-0.93166468883238385" table:formula="of:=[.F13] + ([.G13]+2*[.H13]+2*[.I13]+[.J13])/6" table:style-name="ce14">
            <text:p>-0,9317</text:p>
          </table:table-cell>
          <table:table-cell office:value-type="float" office:value="2.2989519338362036E-2" table:formula="of:=[Sheet1.$B$12]  * ([Sheet1.$B$3] + [Sheet1.$B$4] * [.$E14] + [Sheet1.$B$5] * [.$E14]^2 + [Sheet1.$B$6] * [.F14] + [Sheet1.$B$7] * [.$E14] * [.F14])" table:style-name="ce15">
            <text:p>0,0230</text:p>
          </table:table-cell>
          <table:table-cell office:value-type="float" office:value="2.3255159888704996E-2" table:formula="of:=[Sheet1.$B$12]  * ([Sheet1.$B$3] + [Sheet1.$B$4] * ([.$E14]+[Sheet1.$B$12]/2) + [Sheet1.$B$5] * ([.$E14]+[Sheet1.$B$12]/2)^2 + [Sheet1.$B$6] * ([.F14]+[.G14]/2) + [Sheet1.$B$7] * ([.$E14]+[Sheet1.$B$12]/2) * ([.F14]+[.G14]/2))" table:style-name="ce15">
            <text:p>0,0233</text:p>
          </table:table-cell>
          <table:table-cell office:value-type="float" office:value="2.3255630902605823E-2" table:formula="of:=[Sheet1.$B$12]  * ([Sheet1.$B$3] + [Sheet1.$B$4] * ([.$E14]+[Sheet1.$B$12]/2) + [Sheet1.$B$5] * ([.$E14]+[Sheet1.$B$12]/2)^2 + [Sheet1.$B$6] * ([.F14]+[.H14]/2) + [Sheet1.$B$7] * ([.$E14]+[Sheet1.$B$12]/2) * ([.F14]+[.H14]/2))" table:style-name="ce15">
            <text:p>0,0233</text:p>
          </table:table-cell>
          <table:table-cell office:value-type="float" office:value="2.3465933074425259E-2" table:formula="of:=[Sheet1.$B$12]  * ([Sheet1.$B$3] + [Sheet1.$B$4] * ([.$E14]+[Sheet1.$B$12]) + [Sheet1.$B$5] * ([.$E14]+[Sheet1.$B$12])^2 + [Sheet1.$B$6] * ([.F14]+[.I14]) + [Sheet1.$B$7] * ([.$E14]+[Sheet1.$B$12]) * ([.F14]+[.I14]))" table:style-name="ce15">
            <text:p>0,0235</text:p>
          </table:table-cell>
          <table:table-cell office:value-type="float" office:value="-1.0233936813640103" table:formula="of:=[.K13] + ([.L13]+2*[.M13]+2*[.N13]+[.O13])/6" table:style-name="ce16">
            <text:p>-1,0234</text:p>
          </table:table-cell>
          <table:table-cell office:value-type="float" office:value="1.1336183173341971E-2" table:formula="of:=[.K$1]* ([Sheet1.$B$3] + [Sheet1.$B$4] * [.$E14] + [Sheet1.$B$5] * [.$E14]^2 + [Sheet1.$B$6] * [.K14] + [Sheet1.$B$7] * [.$E14] * [.K14])" table:style-name="ce15">
            <text:p>0,0113</text:p>
          </table:table-cell>
          <table:table-cell office:value-type="float" office:value="1.1403908912649238E-2" table:formula="of:=[.K$1] * ([Sheet1.$B$3] + [Sheet1.$B$4] * ([.$E14]+[.K$1]/2) + [Sheet1.$B$5] * ([.$E14]+[.K$1]/2)^2 + [Sheet1.$B$6] * ([.K14]+[.L14]/2) + [Sheet1.$B$7] * ([.$E14]+[.K$1]/2) * ([.K14]+[.L14]/2))" table:style-name="ce15">
            <text:p>0,0114</text:p>
          </table:table-cell>
          <table:table-cell office:value-type="float" office:value="1.0771727219076176E-2" table:formula="of:=[.K$1] * ([Sheet1.$B$3] + [Sheet1.$B$4] * ([.$E14]+[.K$1]/2) + [Sheet1.$B$5] * ([.$E14]+[.K$1]/2)^2 + [Sheet1.$B$6] * ([.K14]+[.M14]/2) + [Sheet1.$B$7] * ([.K$1]/2) * ([.K14]+[.M14]/2))" table:style-name="ce15">
            <text:p>0,0108</text:p>
          </table:table-cell>
          <table:table-cell office:value-type="float" office:value="1.1463650947556765E-2" table:formula="of:=[.K$1] * ([Sheet1.$B$3] + [Sheet1.$B$4] * ([.$E14]+[.K$1]) + [Sheet1.$B$5] * ([.$E14]+[.K$1])^2 + [Sheet1.$B$6] * ([.K14]+[.N14]) + [Sheet1.$B$7] * ([.$E14]+[.K$1]) * ([.K14]+[.N14]))" table:style-name="ce15">
            <text:p>0,0115</text:p>
          </table:table-cell>
          <table:table-cell office:value-type="float" office:value="-1.0624622213995356" table:formula="of:=[.P13] + ([.Q13]+2*[.R13]+2*[.S13]+[.T13])/6" table:style-name="ce16">
            <text:p>-1,0625</text:p>
          </table:table-cell>
          <table:table-cell office:value-type="float" office:value="5.6343217173777773E-3" table:formula="of:=[.P$1]* ([Sheet1.$B$3] + [Sheet1.$B$4] * [.$E14] + [Sheet1.$B$5] * [.$E14]^2 + [Sheet1.$B$6] * [.P14] + [Sheet1.$B$7] * [.$E14] * [.P14])" table:style-name="ce15">
            <text:p>0,0056</text:p>
          </table:table-cell>
          <table:table-cell office:value-type="float" office:value="5.6514581836623196E-3" table:formula="of:=[.P$1] * ([Sheet1.$B$3] + [Sheet1.$B$4] * ([.$E14]+[.P$1]/2) + [Sheet1.$B$5] * ([.$E14]+[.P$1]/2)^2 + [Sheet1.$B$6] * ([.P14]+[.Q14]/2) + [Sheet1.$B$7] * ([.$E14]+[.P$1]/2) * ([.P14]+[.Q14]/2))" table:style-name="ce15">
            <text:p>0,0057</text:p>
          </table:table-cell>
          <table:table-cell office:value-type="float" office:value="5.3223160519326792E-3" table:formula="of:=[.P$1] * ([Sheet1.$B$3] + [Sheet1.$B$4] * ([.$E14]+[.P$1]/2) + [Sheet1.$B$5] * ([.$E14]+[.P$1]/2)^2 + [Sheet1.$B$6] * ([.P14]+[.R14]/2) + [Sheet1.$B$7] * ([.P$1]/2) * ([.P14]+[.R14]/2))" table:style-name="ce15">
            <text:p>0,0053</text:p>
          </table:table-cell>
          <table:table-cell office:value-type="float" office:value="5.6674484547402154E-3" table:formula="of:=[.P$1] * ([Sheet1.$B$3] + [Sheet1.$B$4] * ([.$E14]+[.P$1]) + [Sheet1.$B$5] * ([.$E14]+[.P$1])^2 + [Sheet1.$B$6] * ([.P14]+[.S14]) + [Sheet1.$B$7] * ([.$E14]+[.P$1]) * ([.P14]+[.S14]))" table:style-name="ce15">
            <text:p>0,0057</text:p>
          </table:table-cell>
          <table:table-cell office:value-type="float" office:value="-1.0751555310596352" table:formula="of:=[.U13] + ([.V13]+2*[.W13]+2*[.X13]+[.Y13])/6" table:style-name="ce16">
            <text:p>-1,0752</text:p>
          </table:table-cell>
          <table:table-cell office:value-type="float" office:value="3.7474003985767954E-3" table:formula="of:=[.U$1]* ([Sheet1.$B$3] + [Sheet1.$B$4] * [.$E14] + [Sheet1.$B$5] * [.$E14]^2 + [Sheet1.$B$6] * [.U14] + [Sheet1.$B$7] * [.$E14] * [.U14])" table:style-name="ce15">
            <text:p>0,0037</text:p>
          </table:table-cell>
          <table:table-cell office:value-type="float" office:value="3.7550418016409379E-3" table:formula="of:=[.U$1] * ([Sheet1.$B$3] + [Sheet1.$B$4] * ([.$E14]+[.U$1]/2) + [Sheet1.$B$5] * ([.$E14]+[.U$1]/2)^2 + [Sheet1.$B$6] * ([.U14]+[.V14]/2) + [Sheet1.$B$7] * ([.$E14]+[.U$1]/2) * ([.U14]+[.V14]/2))" table:style-name="ce15">
            <text:p>0,0038</text:p>
          </table:table-cell>
          <table:table-cell office:value-type="float" office:value="3.5328749271092011E-3" table:formula="of:=[.U$1] * ([Sheet1.$B$3] + [Sheet1.$B$4] * ([.$E14]+[.U$1]/2) + [Sheet1.$B$5] * ([.$E14]+[.U$1]/2)^2 + [Sheet1.$B$6] * ([.U14]+[.W14]/2) + [Sheet1.$B$7] * ([.U$1]/2) * ([.U14]+[.W14]/2))" table:style-name="ce15">
            <text:p>0,0035</text:p>
          </table:table-cell>
          <table:table-cell office:value-type="float" office:value="3.7623001895445976E-3" table:formula="of:=[.U$1] * ([Sheet1.$B$3] + [Sheet1.$B$4] * ([.$E14]+[.U$1]) + [Sheet1.$B$5] * ([.$E14]+[.U$1])^2 + [Sheet1.$B$6] * ([.U14]+[.X14]) + [Sheet1.$B$7] * ([.$E14]+[.U$1]) * ([.U14]+[.X14]))" table:style-name="ce15">
            <text:p>0,0038</text:p>
          </table:table-cell>
          <table:table-cell office:value-type="float" office:value="-1.0814231574340922" table:formula="of:=[.Z13] + ([.AA13]+2*[.AB13]+2*[.AC13]+[.AD13])/6" table:style-name="ce16">
            <text:p>-1,0814</text:p>
          </table:table-cell>
          <table:table-cell office:value-type="float" office:value="2.8089661791464542E-3" table:formula="of:=[.Z$1]* ([Sheet1.$B$3] + [Sheet1.$B$4] * [.$E14] + [Sheet1.$B$5] * [.$E14]^2 + [Sheet1.$B$6] * [.Z14] + [Sheet1.$B$7] * [.$E14] * [.Z14])" table:style-name="ce15">
            <text:p>0,0028</text:p>
          </table:table-cell>
          <table:table-cell office:value-type="float" office:value="2.8132767909809773E-3" table:formula="of:=[.Z$1] * ([Sheet1.$B$3] + [Sheet1.$B$4] * ([.$E14]+[.Z$1]/2) + [Sheet1.$B$5] * ([.$E14]+[.Z$1]/2)^2 + [Sheet1.$B$6] * ([.Z14]+[.AA14]/2) + [Sheet1.$B$7] * ([.$E14]+[.Z$1]/2) * ([.Z14]+[.AA14]/2))" table:style-name="ce15">
            <text:p>0,0028</text:p>
          </table:table-cell>
          <table:table-cell office:value-type="float" office:value="2.6455376598528741E-3" table:formula="of:=[.Z$1] * ([Sheet1.$B$3] + [Sheet1.$B$4] * ([.$E14]+[.Z$1]/2) + [Sheet1.$B$5] * ([.$E14]+[.Z$1]/2)^2 + [Sheet1.$B$6] * ([.Z14]+[.AB14]/2) + [Sheet1.$B$7] * ([.Z$1]/2) * ([.Z14]+[.AB14]/2))" table:style-name="ce15">
            <text:p>0,0026</text:p>
          </table:table-cell>
          <table:table-cell office:value-type="float" office:value="2.8174071759302292E-3" table:formula="of:=[.Z$1] * ([Sheet1.$B$3] + [Sheet1.$B$4] * ([.$E14]+[.Z$1]) + [Sheet1.$B$5] * ([.$E14]+[.Z$1])^2 + [Sheet1.$B$6] * ([.Z14]+[.AC14]) + [Sheet1.$B$7] * ([.$E14]+[.Z$1]) * ([.Z14]+[.AC14]))" table:style-name="ce15">
            <text:p>0,0028</text:p>
          </table:table-cell>
          <table:table-cell table:number-columns-repeated="16354"/>
        </table:table-row>
        <table:table-row table:style-name="ro2">
          <table:table-cell office:value-type="float" office:value="-0.29999999999999977" table:formula="of:=[.A14]+[Sheet1.$B$12]" table:style-name="ce14">
            <text:p>-0,3000</text:p>
          </table:table-cell>
          <table:table-cell office:value-type="float" office:value="-0.90831193845710301" table:formula="of:=[.B14]+[.D14]" table:style-name="ce14">
            <text:p>-0,9083</text:p>
          </table:table-cell>
          <table:table-cell office:value-type="float" office:value="1.1733143051854217E-2" table:formula="of:=([Sheet1.$B$12] / 2) * ([Sheet1.$B$3] + [Sheet1.$B$4] * [.A15] + [Sheet1.$B$5] * [.A15]^2 + [Sheet1.$B$6] * [.B15] + [Sheet1.$B$7] * [.A15] * [.B15])" table:style-name="ce15">
            <text:p>0,0117</text:p>
          </table:table-cell>
          <table:table-cell office:value-type="float" office:value="2.3621177210609707E-2" table:formula="of:=[Sheet1.$B$12]  * ([Sheet1.$B$3] + [Sheet1.$B$4] * ([.A15]+[Sheet1.$B$12]/2) + [Sheet1.$B$5] * ([.A15]+[Sheet1.$B$12]/2)^2 + [Sheet1.$B$6] * ([.B15]+[.C15]) + [Sheet1.$B$7] * ([.A15]+[Sheet1.$B$12]/2) * ([.B15]+[.C15]))" table:style-name="ce15">
            <text:p>0,0236</text:p>
          </table:table-cell>
          <table:table-cell office:value-type="float" office:value="-0.29999999999999977" table:formula="of:=[.E14]+[Sheet1.$B$12]" table:style-name="ce14">
            <text:p>-0,3000</text:p>
          </table:table-cell>
          <table:table-cell office:value-type="float" office:value="-0.90841851649981564" table:formula="of:=[.F14] + ([.G14]+2*[.H14]+2*[.I14]+[.J14])/6" table:style-name="ce14">
            <text:p>-0,9084</text:p>
          </table:table-cell>
          <table:table-cell office:value-type="float" office:value="2.3465898692523173E-2" table:formula="of:=[Sheet1.$B$12]  * ([Sheet1.$B$3] + [Sheet1.$B$4] * [.$E15] + [Sheet1.$B$5] * [.$E15]^2 + [Sheet1.$B$6] * [.F15] + [Sheet1.$B$7] * [.$E15] * [.F15])" table:style-name="ce15">
            <text:p>0,0235</text:p>
          </table:table-cell>
          <table:table-cell office:value-type="float" office:value="2.3620779619311957E-2" table:formula="of:=[Sheet1.$B$12]  * ([Sheet1.$B$3] + [Sheet1.$B$4] * ([.$E15]+[Sheet1.$B$12]/2) + [Sheet1.$B$5] * ([.$E15]+[Sheet1.$B$12]/2)^2 + [Sheet1.$B$6] * ([.F15]+[.G15]/2) + [Sheet1.$B$7] * ([.$E15]+[Sheet1.$B$12]/2) * ([.F15]+[.G15]/2))" table:style-name="ce15">
            <text:p>0,0236</text:p>
          </table:table-cell>
          <table:table-cell office:value-type="float" office:value="2.3621067988237519E-2" table:formula="of:=[Sheet1.$B$12]  * ([Sheet1.$B$3] + [Sheet1.$B$4] * ([.$E15]+[Sheet1.$B$12]/2) + [Sheet1.$B$5] * ([.$E15]+[Sheet1.$B$12]/2)^2 + [Sheet1.$B$6] * ([.F15]+[.H15]/2) + [Sheet1.$B$7] * ([.$E15]+[Sheet1.$B$12]/2) * ([.F15]+[.H15]/2))" table:style-name="ce15">
            <text:p>0,0236</text:p>
          </table:table-cell>
          <table:table-cell office:value-type="float" office:value="2.3720459727549607E-2" table:formula="of:=[Sheet1.$B$12]  * ([Sheet1.$B$3] + [Sheet1.$B$4] * ([.$E15]+[Sheet1.$B$12]) + [Sheet1.$B$5] * ([.$E15]+[Sheet1.$B$12])^2 + [Sheet1.$B$6] * ([.F15]+[.I15]) + [Sheet1.$B$7] * ([.$E15]+[Sheet1.$B$12]) * ([.F15]+[.I15]))" table:style-name="ce15">
            <text:p>0,0237</text:p>
          </table:table-cell>
          <table:table-cell office:value-type="float" office:value="-1.012201830299952" table:formula="of:=[.K14] + ([.L14]+2*[.M14]+2*[.N14]+[.O14])/6" table:style-name="ce16">
            <text:p>-1,0122</text:p>
          </table:table-cell>
          <table:table-cell office:value-type="float" office:value="1.1544323173429839E-2" table:formula="of:=[.K$1]* ([Sheet1.$B$3] + [Sheet1.$B$4] * [.$E15] + [Sheet1.$B$5] * [.$E15]^2 + [Sheet1.$B$6] * [.K15] + [Sheet1.$B$7] * [.$E15] * [.K15])" table:style-name="ce15">
            <text:p>0,0115</text:p>
          </table:table-cell>
          <table:table-cell office:value-type="float" office:value="1.158405423133912E-2" table:formula="of:=[.K$1] * ([Sheet1.$B$3] + [Sheet1.$B$4] * ([.$E15]+[.K$1]/2) + [Sheet1.$B$5] * ([.$E15]+[.K$1]/2)^2 + [Sheet1.$B$6] * ([.K15]+[.L15]/2) + [Sheet1.$B$7] * ([.$E15]+[.K$1]/2) * ([.K15]+[.L15]/2))" table:style-name="ce15">
            <text:p>0,0116</text:p>
          </table:table-cell>
          <table:table-cell office:value-type="float" office:value="1.1048177557508788E-2" table:formula="of:=[.K$1] * ([Sheet1.$B$3] + [Sheet1.$B$4] * ([.$E15]+[.K$1]/2) + [Sheet1.$B$5] * ([.$E15]+[.K$1]/2)^2 + [Sheet1.$B$6] * ([.K15]+[.M15]/2) + [Sheet1.$B$7] * ([.K$1]/2) * ([.K15]+[.M15]/2))" table:style-name="ce15">
            <text:p>0,0110</text:p>
          </table:table-cell>
          <table:table-cell office:value-type="float" office:value="1.1615883292800165E-2" table:formula="of:=[.K$1] * ([Sheet1.$B$3] + [Sheet1.$B$4] * ([.$E15]+[.K$1]) + [Sheet1.$B$5] * ([.$E15]+[.K$1])^2 + [Sheet1.$B$6] * ([.K15]+[.N15]) + [Sheet1.$B$7] * ([.$E15]+[.K$1]) * ([.K15]+[.N15]))" table:style-name="ce15">
            <text:p>0,0116</text:p>
          </table:table-cell>
          <table:table-cell office:value-type="float" office:value="-1.0569206682923176" table:formula="of:=[.P14] + ([.Q14]+2*[.R14]+2*[.S14]+[.T14])/6" table:style-name="ce16">
            <text:p>-1,0569</text:p>
          </table:table-cell>
          <table:table-cell office:value-type="float" office:value="5.7315233426893574E-3" table:formula="of:=[.P$1]* ([Sheet1.$B$3] + [Sheet1.$B$4] * [.$E15] + [Sheet1.$B$5] * [.$E15]^2 + [Sheet1.$B$6] * [.P15] + [Sheet1.$B$7] * [.$E15] * [.P15])" table:style-name="ce15">
            <text:p>0,0057</text:p>
          </table:table-cell>
          <table:table-cell office:value-type="float" office:value="5.7416256193605283E-3" table:formula="of:=[.P$1] * ([Sheet1.$B$3] + [Sheet1.$B$4] * ([.$E15]+[.P$1]/2) + [Sheet1.$B$5] * ([.$E15]+[.P$1]/2)^2 + [Sheet1.$B$6] * ([.P15]+[.Q15]/2) + [Sheet1.$B$7] * ([.$E15]+[.P$1]/2) * ([.P15]+[.Q15]/2))" table:style-name="ce15">
            <text:p>0,0057</text:p>
          </table:table-cell>
          <table:table-cell office:value-type="float" office:value="5.4609894635782707E-3" table:formula="of:=[.P$1] * ([Sheet1.$B$3] + [Sheet1.$B$4] * ([.$E15]+[.P$1]/2) + [Sheet1.$B$5] * ([.$E15]+[.P$1]/2)^2 + [Sheet1.$B$6] * ([.P15]+[.R15]/2) + [Sheet1.$B$7] * ([.P$1]/2) * ([.P15]+[.R15]/2))" table:style-name="ce15">
            <text:p>0,0055</text:p>
          </table:table-cell>
          <table:table-cell office:value-type="float" office:value="5.7506065423023785E-3" table:formula="of:=[.P$1] * ([Sheet1.$B$3] + [Sheet1.$B$4] * ([.$E15]+[.P$1]) + [Sheet1.$B$5] * ([.$E15]+[.P$1])^2 + [Sheet1.$B$6] * ([.P15]+[.S15]) + [Sheet1.$B$7] * ([.$E15]+[.P$1]) * ([.P15]+[.S15]))" table:style-name="ce15">
            <text:p>0,0058</text:p>
          </table:table-cell>
          <table:table-cell office:value-type="float" office:value="-1.0714746087186984" table:formula="of:=[.U14] + ([.V14]+2*[.W14]+2*[.X14]+[.Y14])/6" table:style-name="ce16">
            <text:p>-1,0715</text:p>
          </table:table-cell>
          <table:table-cell office:value-type="float" office:value="3.8106734202314353E-3" table:formula="of:=[.U$1]* ([Sheet1.$B$3] + [Sheet1.$B$4] * [.$E15] + [Sheet1.$B$5] * [.$E15]^2 + [Sheet1.$B$6] * [.U15] + [Sheet1.$B$7] * [.$E15] * [.U15])" table:style-name="ce15">
            <text:p>0,0038</text:p>
          </table:table-cell>
          <table:table-cell office:value-type="float" office:value="3.8151858293055587E-3" table:formula="of:=[.U$1] * ([Sheet1.$B$3] + [Sheet1.$B$4] * ([.$E15]+[.U$1]/2) + [Sheet1.$B$5] * ([.$E15]+[.U$1]/2)^2 + [Sheet1.$B$6] * ([.U15]+[.V15]/2) + [Sheet1.$B$7] * ([.$E15]+[.U$1]/2) * ([.U15]+[.V15]/2))" table:style-name="ce15">
            <text:p>0,0038</text:p>
          </table:table-cell>
          <table:table-cell office:value-type="float" office:value="3.6254149951533469E-3" table:formula="of:=[.U$1] * ([Sheet1.$B$3] + [Sheet1.$B$4] * ([.$E15]+[.U$1]/2) + [Sheet1.$B$5] * ([.$E15]+[.U$1]/2)^2 + [Sheet1.$B$6] * ([.U15]+[.W15]/2) + [Sheet1.$B$7] * ([.U$1]/2) * ([.U15]+[.W15]/2))" table:style-name="ce15">
            <text:p>0,0036</text:p>
          </table:table-cell>
          <table:table-cell office:value-type="float" office:value="3.8193269032872996E-3" table:formula="of:=[.U$1] * ([Sheet1.$B$3] + [Sheet1.$B$4] * ([.$E15]+[.U$1]) + [Sheet1.$B$5] * ([.$E15]+[.U$1])^2 + [Sheet1.$B$6] * ([.U15]+[.X15]) + [Sheet1.$B$7] * ([.$E15]+[.U$1]) * ([.U15]+[.X15]))" table:style-name="ce15">
            <text:p>0,0038</text:p>
          </table:table-cell>
          <table:table-cell office:value-type="float" office:value="-1.0786658237246349" table:formula="of:=[.Z14] + ([.AA14]+2*[.AB14]+2*[.AC14]+[.AD14])/6" table:style-name="ce16">
            <text:p>-1,0787</text:p>
          </table:table-cell>
          <table:table-cell office:value-type="float" office:value="2.8558812163451196E-3" table:formula="of:=[.Z$1]* ([Sheet1.$B$3] + [Sheet1.$B$4] * [.$E15] + [Sheet1.$B$5] * [.$E15]^2 + [Sheet1.$B$6] * [.Z15] + [Sheet1.$B$7] * [.$E15] * [.Z15])" table:style-name="ce15">
            <text:p>0,0029</text:p>
          </table:table-cell>
          <table:table-cell office:value-type="float" office:value="2.858428911083542E-3" table:formula="of:=[.Z$1] * ([Sheet1.$B$3] + [Sheet1.$B$4] * ([.$E15]+[.Z$1]/2) + [Sheet1.$B$5] * ([.$E15]+[.Z$1]/2)^2 + [Sheet1.$B$6] * ([.Z15]+[.AA15]/2) + [Sheet1.$B$7] * ([.$E15]+[.Z$1]/2) * ([.Z15]+[.AA15]/2))" table:style-name="ce15">
            <text:p>0,0029</text:p>
          </table:table-cell>
          <table:table-cell office:value-type="float" office:value="2.7150223680454605E-3" table:formula="of:=[.Z$1] * ([Sheet1.$B$3] + [Sheet1.$B$4] * ([.$E15]+[.Z$1]/2) + [Sheet1.$B$5] * ([.$E15]+[.Z$1]/2)^2 + [Sheet1.$B$6] * ([.Z15]+[.AB15]/2) + [Sheet1.$B$7] * ([.Z$1]/2) * ([.Z15]+[.AB15]/2))" table:style-name="ce15">
            <text:p>0,0027</text:p>
          </table:table-cell>
          <table:table-cell office:value-type="float" office:value="2.860803135614212E-3" table:formula="of:=[.Z$1] * ([Sheet1.$B$3] + [Sheet1.$B$4] * ([.$E15]+[.Z$1]) + [Sheet1.$B$5] * ([.$E15]+[.Z$1])^2 + [Sheet1.$B$6] * ([.Z15]+[.AC15]) + [Sheet1.$B$7] * ([.$E15]+[.Z$1]) * ([.Z15]+[.AC15]))" table:style-name="ce15">
            <text:p>0,0029</text:p>
          </table:table-cell>
          <table:table-cell table:number-columns-repeated="16354"/>
        </table:table-row>
        <table:table-row table:style-name="ro2">
          <table:table-cell office:value-type="float" office:value="-0.24999999999999978" table:formula="of:=[.A15]+[Sheet1.$B$12]" table:style-name="ce14">
            <text:p>-0,2500</text:p>
          </table:table-cell>
          <table:table-cell office:value-type="float" office:value="-0.88469076124649326" table:formula="of:=[.B15]+[.D15]" table:style-name="ce14">
            <text:p>-0,8847</text:p>
          </table:table-cell>
          <table:table-cell office:value-type="float" office:value="1.1860433236373872E-2" table:formula="of:=([Sheet1.$B$12] / 2) * ([Sheet1.$B$3] + [Sheet1.$B$4] * [.A16] + [Sheet1.$B$5] * [.A16]^2 + [Sheet1.$B$6] * [.B16] + [Sheet1.$B$7] * [.A16] * [.B16])" table:style-name="ce15">
            <text:p>0,0119</text:p>
          </table:table-cell>
          <table:table-cell office:value-type="float" office:value="2.3764683182850521E-2" table:formula="of:=[Sheet1.$B$12]  * ([Sheet1.$B$3] + [Sheet1.$B$4] * ([.A16]+[Sheet1.$B$12]/2) + [Sheet1.$B$5] * ([.A16]+[Sheet1.$B$12]/2)^2 + [Sheet1.$B$6] * ([.B16]+[.C16]) + [Sheet1.$B$7] * ([.A16]+[Sheet1.$B$12]/2) * ([.B16]+[.C16]))" table:style-name="ce15">
            <text:p>0,0238</text:p>
          </table:table-cell>
          <table:table-cell office:value-type="float" office:value="-0.24999999999999978" table:formula="of:=[.E15]+[Sheet1.$B$12]" table:style-name="ce14">
            <text:p>-0,2500</text:p>
          </table:table-cell>
          <table:table-cell office:value-type="float" office:value="-0.88480684089395367" table:formula="of:=[.F15] + ([.G15]+2*[.H15]+2*[.I15]+[.J15])/6" table:style-name="ce14">
            <text:p>-0,8848</text:p>
          </table:table-cell>
          <table:table-cell office:value-type="float" office:value="2.3720423919091804E-2" table:formula="of:=[Sheet1.$B$12]  * ([Sheet1.$B$3] + [Sheet1.$B$4] * [.$E16] + [Sheet1.$B$5] * [.$E16]^2 + [Sheet1.$B$6] * [.F16] + [Sheet1.$B$7] * [.$E16] * [.F16])" table:style-name="ce15">
            <text:p>0,0237</text:p>
          </table:table-cell>
          <table:table-cell office:value-type="float" office:value="2.3764229463869642E-2" table:formula="of:=[Sheet1.$B$12]  * ([Sheet1.$B$3] + [Sheet1.$B$4] * ([.$E16]+[Sheet1.$B$12]/2) + [Sheet1.$B$5] * ([.$E16]+[Sheet1.$B$12]/2)^2 + [Sheet1.$B$6] * ([.F16]+[.G16]/2) + [Sheet1.$B$7] * ([.$E16]+[Sheet1.$B$12]/2) * ([.F16]+[.G16]/2))" table:style-name="ce15">
            <text:p>0,0238</text:p>
          </table:table-cell>
          <table:table-cell office:value-type="float" office:value="2.3764314912060425E-2" table:formula="of:=[Sheet1.$B$12]  * ([Sheet1.$B$3] + [Sheet1.$B$4] * ([.$E16]+[Sheet1.$B$12]/2) + [Sheet1.$B$5] * ([.$E16]+[Sheet1.$B$12]/2)^2 + [Sheet1.$B$6] * ([.F16]+[.H16]/2) + [Sheet1.$B$7] * ([.$E16]+[Sheet1.$B$12]/2) * ([.F16]+[.H16]/2))" table:style-name="ce15">
            <text:p>0,0238</text:p>
          </table:table-cell>
          <table:table-cell office:value-type="float" office:value="2.3752440321332249E-2" table:formula="of:=[Sheet1.$B$12]  * ([Sheet1.$B$3] + [Sheet1.$B$4] * ([.$E16]+[Sheet1.$B$12]) + [Sheet1.$B$5] * ([.$E16]+[Sheet1.$B$12])^2 + [Sheet1.$B$6] * ([.F16]+[.I16]) + [Sheet1.$B$7] * ([.$E16]+[Sheet1.$B$12]) * ([.F16]+[.I16]))" table:style-name="ce15">
            <text:p>0,0238</text:p>
          </table:table-cell>
          <table:table-cell office:value-type="float" office:value="-1.0007977186259644" table:formula="of:=[.K15] + ([.L15]+2*[.M15]+2*[.N15]+[.O15])/6" table:style-name="ce16">
            <text:p>-1,0008</text:p>
          </table:table-cell>
          <table:table-cell office:value-type="float" office:value="1.1639104348869255E-2" table:formula="of:=[.K$1]* ([Sheet1.$B$3] + [Sheet1.$B$4] * [.$E16] + [Sheet1.$B$5] * [.$E16]^2 + [Sheet1.$B$6] * [.K16] + [Sheet1.$B$7] * [.$E16] * [.K16])" table:style-name="ce15">
            <text:p>0,0116</text:p>
          </table:table-cell>
          <table:table-cell office:value-type="float" office:value="1.1650754604633629E-2" table:formula="of:=[.K$1] * ([Sheet1.$B$3] + [Sheet1.$B$4] * ([.$E16]+[.K$1]/2) + [Sheet1.$B$5] * ([.$E16]+[.K$1]/2)^2 + [Sheet1.$B$6] * ([.K16]+[.L16]/2) + [Sheet1.$B$7] * ([.$E16]+[.K$1]/2) * ([.K16]+[.L16]/2))" table:style-name="ce15">
            <text:p>0,0117</text:p>
          </table:table-cell>
          <table:table-cell office:value-type="float" office:value="1.120924686156631E-2" table:formula="of:=[.K$1] * ([Sheet1.$B$3] + [Sheet1.$B$4] * ([.$E16]+[.K$1]/2) + [Sheet1.$B$5] * ([.$E16]+[.K$1]/2)^2 + [Sheet1.$B$6] * ([.K16]+[.M16]/2) + [Sheet1.$B$7] * ([.K$1]/2) * ([.K16]+[.M16]/2))" table:style-name="ce15">
            <text:p>0,0112</text:p>
          </table:table-cell>
          <table:table-cell office:value-type="float" office:value="1.1654590237264572E-2" table:formula="of:=[.K$1] * ([Sheet1.$B$3] + [Sheet1.$B$4] * ([.$E16]+[.K$1]) + [Sheet1.$B$5] * ([.$E16]+[.K$1])^2 + [Sheet1.$B$6] * ([.K16]+[.N16]) + [Sheet1.$B$7] * ([.$E16]+[.K$1]) * ([.K16]+[.N16]))" table:style-name="ce15">
            <text:p>0,0117</text:p>
          </table:table-cell>
          <table:table-cell office:value-type="float" office:value="-1.051272774950506" table:formula="of:=[.P15] + ([.Q15]+2*[.R15]+2*[.S15]+[.T15])/6" table:style-name="ce16">
            <text:p>-1,0513</text:p>
          </table:table-cell>
          <table:table-cell office:value-type="float" office:value="5.7714431363752993E-3" table:formula="of:=[.P$1]* ([Sheet1.$B$3] + [Sheet1.$B$4] * [.$E16] + [Sheet1.$B$5] * [.$E16]^2 + [Sheet1.$B$6] * [.P16] + [Sheet1.$B$7] * [.$E16] * [.P16])" table:style-name="ce15">
            <text:p>0,0058</text:p>
          </table:table-cell>
          <table:table-cell office:value-type="float" office:value="5.7744886693707493E-3" table:formula="of:=[.P$1] * ([Sheet1.$B$3] + [Sheet1.$B$4] * ([.$E16]+[.P$1]/2) + [Sheet1.$B$5] * ([.$E16]+[.P$1]/2)^2 + [Sheet1.$B$6] * ([.P16]+[.Q16]/2) + [Sheet1.$B$7] * ([.$E16]+[.P$1]/2) * ([.P16]+[.Q16]/2))" table:style-name="ce15">
            <text:p>0,0058</text:p>
          </table:table-cell>
          <table:table-cell office:value-type="float" office:value="5.5418795895987773E-3" table:formula="of:=[.P$1] * ([Sheet1.$B$3] + [Sheet1.$B$4] * ([.$E16]+[.P$1]/2) + [Sheet1.$B$5] * ([.$E16]+[.P$1]/2)^2 + [Sheet1.$B$6] * ([.P16]+[.R16]/2) + [Sheet1.$B$7] * ([.P$1]/2) * ([.P16]+[.R16]/2))" table:style-name="ce15">
            <text:p>0,0055</text:p>
          </table:table-cell>
          <table:table-cell office:value-type="float" office:value="5.776440569488726E-3" table:formula="of:=[.P$1] * ([Sheet1.$B$3] + [Sheet1.$B$4] * ([.$E16]+[.P$1]) + [Sheet1.$B$5] * ([.$E16]+[.P$1])^2 + [Sheet1.$B$6] * ([.P16]+[.S16]) + [Sheet1.$B$7] * ([.$E16]+[.P$1]) * ([.P16]+[.S16]))" table:style-name="ce15">
            <text:p>0,0058</text:p>
          </table:table-cell>
          <table:table-cell office:value-type="float" office:value="-1.0677227417232922" table:formula="of:=[.U15] + ([.V15]+2*[.W15]+2*[.X15]+[.Y15])/6" table:style-name="ce16">
            <text:p>-1,0677</text:p>
          </table:table-cell>
          <table:table-cell office:value-type="float" office:value="3.8356413040601793E-3" table:formula="of:=[.U$1]* ([Sheet1.$B$3] + [Sheet1.$B$4] * [.$E16] + [Sheet1.$B$5] * [.$E16]^2 + [Sheet1.$B$6] * [.U16] + [Sheet1.$B$7] * [.$E16] * [.U16])" table:style-name="ce15">
            <text:p>0,0038</text:p>
          </table:table-cell>
          <table:table-cell office:value-type="float" office:value="3.8370145528086458E-3" table:formula="of:=[.U$1] * ([Sheet1.$B$3] + [Sheet1.$B$4] * ([.$E16]+[.U$1]/2) + [Sheet1.$B$5] * ([.$E16]+[.U$1]/2)^2 + [Sheet1.$B$6] * ([.U16]+[.V16]/2) + [Sheet1.$B$7] * ([.$E16]+[.U$1]/2) * ([.U16]+[.V16]/2))" table:style-name="ce15">
            <text:p>0,0038</text:p>
          </table:table-cell>
          <table:table-cell office:value-type="float" office:value="3.6794278410233346E-3" table:formula="of:=[.U$1] * ([Sheet1.$B$3] + [Sheet1.$B$4] * ([.$E16]+[.U$1]/2) + [Sheet1.$B$5] * ([.$E16]+[.U$1]/2)^2 + [Sheet1.$B$6] * ([.U16]+[.W16]/2) + [Sheet1.$B$7] * ([.U$1]/2) * ([.U16]+[.W16]/2))" table:style-name="ce15">
            <text:p>0,0037</text:p>
          </table:table-cell>
          <table:table-cell office:value-type="float" office:value="3.8380296409627032E-3" table:formula="of:=[.U$1] * ([Sheet1.$B$3] + [Sheet1.$B$4] * ([.$E16]+[.U$1]) + [Sheet1.$B$5] * ([.$E16]+[.U$1])^2 + [Sheet1.$B$6] * ([.U16]+[.X16]) + [Sheet1.$B$7] * ([.$E16]+[.U$1]) * ([.U16]+[.X16]))" table:style-name="ce15">
            <text:p>0,0038</text:p>
          </table:table-cell>
          <table:table-cell office:value-type="float" office:value="-1.0758552259062655" table:formula="of:=[.Z15] + ([.AA15]+2*[.AB15]+2*[.AC15]+[.AD15])/6" table:style-name="ce16">
            <text:p>-1,0759</text:p>
          </table:table-cell>
          <table:table-cell office:value-type="float" office:value="2.8740064939040454E-3" table:formula="of:=[.Z$1]* ([Sheet1.$B$3] + [Sheet1.$B$4] * [.$E16] + [Sheet1.$B$5] * [.$E16]^2 + [Sheet1.$B$6] * [.Z16] + [Sheet1.$B$7] * [.$E16] * [.Z16])" table:style-name="ce15">
            <text:p>0,0029</text:p>
          </table:table-cell>
          <table:table-cell office:value-type="float" office:value="2.8747855063145297E-3" table:formula="of:=[.Z$1] * ([Sheet1.$B$3] + [Sheet1.$B$4] * ([.$E16]+[.Z$1]/2) + [Sheet1.$B$5] * ([.$E16]+[.Z$1]/2)^2 + [Sheet1.$B$6] * ([.Z16]+[.AA16]/2) + [Sheet1.$B$7] * ([.$E16]+[.Z$1]/2) * ([.Z16]+[.AA16]/2))" table:style-name="ce15">
            <text:p>0,0029</text:p>
          </table:table-cell>
          <table:table-cell office:value-type="float" office:value="2.7555924641132941E-3" table:formula="of:=[.Z$1] * ([Sheet1.$B$3] + [Sheet1.$B$4] * ([.$E16]+[.Z$1]/2) + [Sheet1.$B$5] * ([.$E16]+[.Z$1]/2)^2 + [Sheet1.$B$6] * ([.Z16]+[.AB16]/2) + [Sheet1.$B$7] * ([.Z$1]/2) * ([.Z16]+[.AB16]/2))" table:style-name="ce15">
            <text:p>0,0028</text:p>
          </table:table-cell>
          <table:table-cell office:value-type="float" office:value="2.87539870695435E-3" table:formula="of:=[.Z$1] * ([Sheet1.$B$3] + [Sheet1.$B$4] * ([.$E16]+[.Z$1]) + [Sheet1.$B$5] * ([.$E16]+[.Z$1])^2 + [Sheet1.$B$6] * ([.Z16]+[.AC16]) + [Sheet1.$B$7] * ([.$E16]+[.Z$1]) * ([.Z16]+[.AC16]))" table:style-name="ce15">
            <text:p>0,0029</text:p>
          </table:table-cell>
          <table:table-cell table:number-columns-repeated="16354"/>
        </table:table-row>
        <table:table-row table:style-name="ro2">
          <table:table-cell office:value-type="float" office:value="-0.19999999999999979" table:formula="of:=[.A16]+[Sheet1.$B$12]" table:style-name="ce14">
            <text:p>-0,2000</text:p>
          </table:table-cell>
          <table:table-cell office:value-type="float" office:value="-0.86092607806364274" table:formula="of:=[.B16]+[.D16]" table:style-name="ce14">
            <text:p>-0,8609</text:p>
          </table:table-cell>
          <table:table-cell office:value-type="float" office:value="1.1876452474263034E-2" table:formula="of:=([Sheet1.$B$12] / 2) * ([Sheet1.$B$3] + [Sheet1.$B$4] * [.A17] + [Sheet1.$B$5] * [.A17]^2 + [Sheet1.$B$6] * [.B17] + [Sheet1.$B$7] * [.A17] * [.B17])" table:style-name="ce15">
            <text:p>0,0119</text:p>
          </table:table-cell>
          <table:table-cell office:value-type="float" office:value="2.3685251339627324E-2" table:formula="of:=[Sheet1.$B$12]  * ([Sheet1.$B$3] + [Sheet1.$B$4] * ([.A17]+[Sheet1.$B$12]/2) + [Sheet1.$B$5] * ([.A17]+[Sheet1.$B$12]/2)^2 + [Sheet1.$B$6] * ([.B17]+[.C17]) + [Sheet1.$B$7] * ([.A17]+[Sheet1.$B$12]/2) * ([.B17]+[.C17]))" table:style-name="ce15">
            <text:p>0,0237</text:p>
          </table:table-cell>
          <table:table-cell office:value-type="float" office:value="-0.19999999999999979" table:formula="of:=[.E16]+[Sheet1.$B$12]" table:style-name="ce14">
            <text:p>-0,2000</text:p>
          </table:table-cell>
          <table:table-cell office:value-type="float" office:value="-0.86105184872857299" table:formula="of:=[.F16] + ([.G16]+2*[.H16]+2*[.I16]+[.J16])/6" table:style-name="ce14">
            <text:p>-0,8611</text:p>
          </table:table-cell>
          <table:table-cell office:value-type="float" office:value="2.3752403123572994E-2" table:formula="of:=[Sheet1.$B$12]  * ([Sheet1.$B$3] + [Sheet1.$B$4] * [.$E17] + [Sheet1.$B$5] * [.$E17]^2 + [Sheet1.$B$6] * [.F17] + [Sheet1.$B$7] * [.$E17] * [.F17])" table:style-name="ce15">
            <text:p>0,0238</text:p>
          </table:table-cell>
          <table:table-cell office:value-type="float" office:value="2.3684737329118476E-2" table:formula="of:=[Sheet1.$B$12]  * ([Sheet1.$B$3] + [Sheet1.$B$4] * ([.$E17]+[Sheet1.$B$12]/2) + [Sheet1.$B$5] * ([.$E17]+[Sheet1.$B$12]/2)^2 + [Sheet1.$B$6] * ([.F17]+[.G17]/2) + [Sheet1.$B$7] * ([.$E17]+[Sheet1.$B$12]/2) * ([.F17]+[.G17]/2))" table:style-name="ce15">
            <text:p>0,0237</text:p>
          </table:table-cell>
          <table:table-cell office:value-type="float" office:value="2.3684599333188908E-2" table:formula="of:=[Sheet1.$B$12]  * ([Sheet1.$B$3] + [Sheet1.$B$4] * ([.$E17]+[Sheet1.$B$12]/2) + [Sheet1.$B$5] * ([.$E17]+[Sheet1.$B$12]/2)^2 + [Sheet1.$B$6] * ([.F17]+[.H17]/2) + [Sheet1.$B$7] * ([.$E17]+[Sheet1.$B$12]/2) * ([.F17]+[.H17]/2))" table:style-name="ce15">
            <text:p>0,0237</text:p>
          </table:table-cell>
          <table:table-cell office:value-type="float" office:value="2.3561021988144738E-2" table:formula="of:=[Sheet1.$B$12]  * ([Sheet1.$B$3] + [Sheet1.$B$4] * ([.$E17]+[Sheet1.$B$12]) + [Sheet1.$B$5] * ([.$E17]+[Sheet1.$B$12])^2 + [Sheet1.$B$6] * ([.F17]+[.I17]) + [Sheet1.$B$7] * ([.$E17]+[Sheet1.$B$12]) * ([.F17]+[.I17]))" table:style-name="ce15">
            <text:p>0,0236</text:p>
          </table:table-cell>
          <table:table-cell office:value-type="float" office:value="-0.98929543570620881" table:formula="of:=[.K16] + ([.L16]+2*[.M16]+2*[.N16]+[.O16])/6" table:style-name="ce16">
            <text:p>-0,9893</text:p>
          </table:table-cell>
          <table:table-cell office:value-type="float" office:value="1.1620355605766115E-2" table:formula="of:=[.K$1]* ([Sheet1.$B$3] + [Sheet1.$B$4] * [.$E17] + [Sheet1.$B$5] * [.$E17]^2 + [Sheet1.$B$6] * [.K17] + [Sheet1.$B$7] * [.$E17] * [.K17])" table:style-name="ce15">
            <text:p>0,0116</text:p>
          </table:table-cell>
          <table:table-cell office:value-type="float" office:value="1.1603821143823136E-2" table:formula="of:=[.K$1] * ([Sheet1.$B$3] + [Sheet1.$B$4] * ([.$E17]+[.K$1]/2) + [Sheet1.$B$5] * ([.$E17]+[.K$1]/2)^2 + [Sheet1.$B$6] * ([.K17]+[.L17]/2) + [Sheet1.$B$7] * ([.$E17]+[.K$1]/2) * ([.K17]+[.L17]/2))" table:style-name="ce15">
            <text:p>0,0116</text:p>
          </table:table-cell>
          <table:table-cell office:value-type="float" office:value="1.1254664265845486E-2" table:formula="of:=[.K$1] * ([Sheet1.$B$3] + [Sheet1.$B$4] * ([.$E17]+[.K$1]/2) + [Sheet1.$B$5] * ([.$E17]+[.K$1]/2)^2 + [Sheet1.$B$6] * ([.K17]+[.M17]/2) + [Sheet1.$B$7] * ([.K$1]/2) * ([.K17]+[.M17]/2))" table:style-name="ce15">
            <text:p>0,0113</text:p>
          </table:table-cell>
          <table:table-cell office:value-type="float" office:value="1.1579564351743812E-2" table:formula="of:=[.K$1] * ([Sheet1.$B$3] + [Sheet1.$B$4] * ([.$E17]+[.K$1]) + [Sheet1.$B$5] * ([.$E17]+[.K$1])^2 + [Sheet1.$B$6] * ([.K17]+[.N17]) + [Sheet1.$B$7] * ([.$E17]+[.K$1]) * ([.K17]+[.N17]))" table:style-name="ce15">
            <text:p>0,0116</text:p>
          </table:table-cell>
          <table:table-cell office:value-type="float" office:value="-1.0455760049132055" table:formula="of:=[.P16] + ([.Q16]+2*[.R16]+2*[.S16]+[.T16])/6" table:style-name="ce16">
            <text:p>-1,0456</text:p>
          </table:table-cell>
          <table:table-cell office:value-type="float" office:value="5.7540379350990781E-3" table:formula="of:=[.P$1]* ([Sheet1.$B$3] + [Sheet1.$B$4] * [.$E17] + [Sheet1.$B$5] * [.$E17]^2 + [Sheet1.$B$6] * [.P17] + [Sheet1.$B$7] * [.$E17] * [.P17])" table:style-name="ce15">
            <text:p>0,0058</text:p>
          </table:table-cell>
          <table:table-cell office:value-type="float" office:value="5.7500000171440413E-3" table:formula="of:=[.P$1] * ([Sheet1.$B$3] + [Sheet1.$B$4] * ([.$E17]+[.P$1]/2) + [Sheet1.$B$5] * ([.$E17]+[.P$1]/2)^2 + [Sheet1.$B$6] * ([.P17]+[.Q17]/2) + [Sheet1.$B$7] * ([.$E17]+[.P$1]/2) * ([.P17]+[.Q17]/2))" table:style-name="ce15">
            <text:p>0,0058</text:p>
          </table:table-cell>
          <table:table-cell office:value-type="float" office:value="5.564918563662976E-3" table:formula="of:=[.P$1] * ([Sheet1.$B$3] + [Sheet1.$B$4] * ([.$E17]+[.P$1]/2) + [Sheet1.$B$5] * ([.$E17]+[.P$1]/2)^2 + [Sheet1.$B$6] * ([.P17]+[.R17]/2) + [Sheet1.$B$7] * ([.P$1]/2) * ([.P17]+[.R17]/2))" table:style-name="ce15">
            <text:p>0,0056</text:p>
          </table:table-cell>
          <table:table-cell office:value-type="float" office:value="5.7448989746271412E-3" table:formula="of:=[.P$1] * ([Sheet1.$B$3] + [Sheet1.$B$4] * ([.$E17]+[.P$1]) + [Sheet1.$B$5] * ([.$E17]+[.P$1])^2 + [Sheet1.$B$6] * ([.P17]+[.S17]) + [Sheet1.$B$7] * ([.$E17]+[.P$1]) * ([.P17]+[.S17]))" table:style-name="ce15">
            <text:p>0,0057</text:p>
          </table:table-cell>
          <table:table-cell office:value-type="float" office:value="-1.0639383157678444" table:formula="of:=[.U16] + ([.V16]+2*[.W16]+2*[.X16]+[.Y16])/6" table:style-name="ce16">
            <text:p>-1,0639</text:p>
          </table:table-cell>
          <table:table-cell office:value-type="float" office:value="3.822284827606378E-3" table:formula="of:=[.U$1]* ([Sheet1.$B$3] + [Sheet1.$B$4] * [.$E17] + [Sheet1.$B$5] * [.$E17]^2 + [Sheet1.$B$6] * [.U17] + [Sheet1.$B$7] * [.$E17] * [.U17])" table:style-name="ce15">
            <text:p>0,0038</text:p>
          </table:table-cell>
          <table:table-cell office:value-type="float" office:value="3.8205069496146746E-3" table:formula="of:=[.U$1] * ([Sheet1.$B$3] + [Sheet1.$B$4] * ([.$E17]+[.U$1]/2) + [Sheet1.$B$5] * ([.$E17]+[.U$1]/2)^2 + [Sheet1.$B$6] * ([.U17]+[.V17]/2) + [Sheet1.$B$7] * ([.$E17]+[.U$1]/2) * ([.U17]+[.V17]/2))" table:style-name="ce15">
            <text:p>0,0038</text:p>
          </table:table-cell>
          <table:table-cell office:value-type="float" office:value="3.6948833051405772E-3" table:formula="of:=[.U$1] * ([Sheet1.$B$3] + [Sheet1.$B$4] * ([.$E17]+[.U$1]/2) + [Sheet1.$B$5] * ([.$E17]+[.U$1]/2)^2 + [Sheet1.$B$6] * ([.U17]+[.W17]/2) + [Sheet1.$B$7] * ([.U$1]/2) * ([.U17]+[.W17]/2))" table:style-name="ce15">
            <text:p>0,0037</text:p>
          </table:table-cell>
          <table:table-cell office:value-type="float" office:value="3.8183855528828073E-3" table:formula="of:=[.U$1] * ([Sheet1.$B$3] + [Sheet1.$B$4] * ([.$E17]+[.U$1]) + [Sheet1.$B$5] * ([.$E17]+[.U$1])^2 + [Sheet1.$B$6] * ([.U17]+[.X17]) + [Sheet1.$B$7] * ([.$E17]+[.U$1]) * ([.U17]+[.X17]))" table:style-name="ce15">
            <text:p>0,0038</text:p>
          </table:table-cell>
          <table:table-cell office:value-type="float" office:value="-1.0730201990493131" table:formula="of:=[.Z16] + ([.AA16]+2*[.AB16]+2*[.AC16]+[.AD16])/6" table:style-name="ce16">
            <text:p>-1,0730</text:p>
          </table:table-cell>
          <table:table-cell office:value-type="float" office:value="2.8633311757241551E-3" table:formula="of:=[.Z$1]* ([Sheet1.$B$3] + [Sheet1.$B$4] * [.$E17] + [Sheet1.$B$5] * [.$E17]^2 + [Sheet1.$B$6] * [.Z17] + [Sheet1.$B$7] * [.$E17] * [.Z17])" table:style-name="ce15">
            <text:p>0,0029</text:p>
          </table:table-cell>
          <table:table-cell office:value-type="float" office:value="2.8623347397197779E-3" table:formula="of:=[.Z$1] * ([Sheet1.$B$3] + [Sheet1.$B$4] * ([.$E17]+[.Z$1]/2) + [Sheet1.$B$5] * ([.$E17]+[.Z$1]/2)^2 + [Sheet1.$B$6] * ([.Z17]+[.AA17]/2) + [Sheet1.$B$7] * ([.$E17]+[.Z$1]/2) * ([.Z17]+[.AA17]/2))" table:style-name="ce15">
            <text:p>0,0029</text:p>
          </table:table-cell>
          <table:table-cell office:value-type="float" office:value="2.7672309639811096E-3" table:formula="of:=[.Z$1] * ([Sheet1.$B$3] + [Sheet1.$B$4] * ([.$E17]+[.Z$1]/2) + [Sheet1.$B$5] * ([.$E17]+[.Z$1]/2)^2 + [Sheet1.$B$6] * ([.Z17]+[.AB17]/2) + [Sheet1.$B$7] * ([.Z$1]/2) * ([.Z17]+[.AB17]/2))" table:style-name="ce15">
            <text:p>0,0028</text:p>
          </table:table-cell>
          <table:table-cell office:value-type="float" office:value="2.8611810407325167E-3" table:formula="of:=[.Z$1] * ([Sheet1.$B$3] + [Sheet1.$B$4] * ([.$E17]+[.Z$1]) + [Sheet1.$B$5] * ([.$E17]+[.Z$1])^2 + [Sheet1.$B$6] * ([.Z17]+[.AC17]) + [Sheet1.$B$7] * ([.$E17]+[.Z$1]) * ([.Z17]+[.AC17]))" table:style-name="ce15">
            <text:p>0,0029</text:p>
          </table:table-cell>
          <table:table-cell table:number-columns-repeated="16354"/>
        </table:table-row>
        <table:table-row table:style-name="ro2">
          <table:table-cell office:value-type="float" office:value="-0.1499999999999998" table:formula="of:=[.A17]+[Sheet1.$B$12]" table:style-name="ce14">
            <text:p>-0,1500</text:p>
          </table:table-cell>
          <table:table-cell office:value-type="float" office:value="-0.83724082672401545" table:formula="of:=[.B17]+[.D17]" table:style-name="ce14">
            <text:p>-0,8372</text:p>
          </table:table-cell>
          <table:table-cell office:value-type="float" office:value="1.1780774427313833E-2" table:formula="of:=([Sheet1.$B$12] / 2) * ([Sheet1.$B$3] + [Sheet1.$B$4] * [.A18] + [Sheet1.$B$5] * [.A18]^2 + [Sheet1.$B$6] * [.B18] + [Sheet1.$B$7] * [.A18] * [.B18])" table:style-name="ce15">
            <text:p>0,0118</text:p>
          </table:table-cell>
          <table:table-cell office:value-type="float" office:value="2.3381948152412166E-2" table:formula="of:=[Sheet1.$B$12]  * ([Sheet1.$B$3] + [Sheet1.$B$4] * ([.A18]+[Sheet1.$B$12]/2) + [Sheet1.$B$5] * ([.A18]+[Sheet1.$B$12]/2)^2 + [Sheet1.$B$6] * ([.B18]+[.C18]) + [Sheet1.$B$7] * ([.A18]+[Sheet1.$B$12]/2) * ([.B18]+[.C18]))" table:style-name="ce15">
            <text:p>0,0234</text:p>
          </table:table-cell>
          <table:table-cell office:value-type="float" office:value="-0.1499999999999998" table:formula="of:=[.E17]+[Sheet1.$B$12]" table:style-name="ce14">
            <text:p>-0,1500</text:p>
          </table:table-cell>
          <table:table-cell office:value-type="float" office:value="-0.8373764989891842" table:formula="of:=[.F17] + ([.G17]+2*[.H17]+2*[.I17]+[.J17])/6" table:style-name="ce14">
            <text:p>-0,8374</text:p>
          </table:table-cell>
          <table:table-cell office:value-type="float" office:value="2.3560983440462577E-2" table:formula="of:=[Sheet1.$B$12]  * ([Sheet1.$B$3] + [Sheet1.$B$4] * [.$E18] + [Sheet1.$B$5] * [.$E18]^2 + [Sheet1.$B$6] * [.F18] + [Sheet1.$B$7] * [.$E18] * [.F18])" table:style-name="ce15">
            <text:p>0,0236</text:p>
          </table:table-cell>
          <table:table-cell office:value-type="float" office:value="2.338136949406152E-2" table:formula="of:=[Sheet1.$B$12]  * ([Sheet1.$B$3] + [Sheet1.$B$4] * ([.$E18]+[Sheet1.$B$12]/2) + [Sheet1.$B$5] * ([.$E18]+[Sheet1.$B$12]/2)^2 + [Sheet1.$B$6] * ([.F18]+[.G18]/2) + [Sheet1.$B$7] * ([.$E18]+[Sheet1.$B$12]/2) * ([.F18]+[.G18]/2))" table:style-name="ce15">
            <text:p>0,0234</text:p>
          </table:table-cell>
          <table:table-cell office:value-type="float" office:value="2.3380987253131837E-2" table:formula="of:=[Sheet1.$B$12]  * ([Sheet1.$B$3] + [Sheet1.$B$4] * ([.$E18]+[Sheet1.$B$12]/2) + [Sheet1.$B$5] * ([.$E18]+[Sheet1.$B$12]/2)^2 + [Sheet1.$B$6] * ([.F18]+[.H18]/2) + [Sheet1.$B$7] * ([.$E18]+[Sheet1.$B$12]/2) * ([.F18]+[.H18]/2))" table:style-name="ce15">
            <text:p>0,0234</text:p>
          </table:table-cell>
          <table:table-cell office:value-type="float" office:value="2.3145189501506853E-2" table:formula="of:=[Sheet1.$B$12]  * ([Sheet1.$B$3] + [Sheet1.$B$4] * ([.$E18]+[Sheet1.$B$12]) + [Sheet1.$B$5] * ([.$E18]+[Sheet1.$B$12])^2 + [Sheet1.$B$6] * ([.F18]+[.I18]) + [Sheet1.$B$7] * ([.$E18]+[Sheet1.$B$12]) * ([.F18]+[.I18]))" table:style-name="ce15">
            <text:p>0,0231</text:p>
          </table:table-cell>
          <table:table-cell office:value-type="float" office:value="-0.97780928724340099" table:formula="of:=[.K17] + ([.L17]+2*[.M17]+2*[.N17]+[.O17])/6" table:style-name="ce16">
            <text:p>-0,9778</text:p>
          </table:table-cell>
          <table:table-cell office:value-type="float" office:value="1.1487864897706562E-2" table:formula="of:=[.K$1]* ([Sheet1.$B$3] + [Sheet1.$B$4] * [.$E18] + [Sheet1.$B$5] * [.$E18]^2 + [Sheet1.$B$6] * [.K18] + [Sheet1.$B$7] * [.$E18] * [.K18])" table:style-name="ce15">
            <text:p>0,0115</text:p>
          </table:table-cell>
          <table:table-cell office:value-type="float" office:value="1.1443023929387357E-2" table:formula="of:=[.K$1] * ([Sheet1.$B$3] + [Sheet1.$B$4] * ([.$E18]+[.K$1]/2) + [Sheet1.$B$5] * ([.$E18]+[.K$1]/2)^2 + [Sheet1.$B$6] * ([.K18]+[.L18]/2) + [Sheet1.$B$7] * ([.$E18]+[.K$1]/2) * ([.K18]+[.L18]/2))" table:style-name="ce15">
            <text:p>0,0114</text:p>
          </table:table-cell>
          <table:table-cell office:value-type="float" office:value="1.1184158343081042E-2" table:formula="of:=[.K$1] * ([Sheet1.$B$3] + [Sheet1.$B$4] * ([.$E18]+[.K$1]/2) + [Sheet1.$B$5] * ([.$E18]+[.K$1]/2)^2 + [Sheet1.$B$6] * ([.K18]+[.M18]/2) + [Sheet1.$B$7] * ([.K$1]/2) * ([.K18]+[.M18]/2))" table:style-name="ce15">
            <text:p>0,0112</text:p>
          </table:table-cell>
          <table:table-cell office:value-type="float" office:value="1.1390557147559007E-2" table:formula="of:=[.K$1] * ([Sheet1.$B$3] + [Sheet1.$B$4] * ([.$E18]+[.K$1]) + [Sheet1.$B$5] * ([.$E18]+[.K$1])^2 + [Sheet1.$B$6] * ([.K18]+[.N18]) + [Sheet1.$B$7] * ([.$E18]+[.K$1]) * ([.K18]+[.N18]))" table:style-name="ce15">
            <text:p>0,0114</text:p>
          </table:table-cell>
          <table:table-cell office:value-type="float" office:value="-1.0398878759013155" table:formula="of:=[.P17] + ([.Q17]+2*[.R17]+2*[.S17]+[.T17])/6" table:style-name="ce16">
            <text:p>-1,0399</text:p>
          </table:table-cell>
          <table:table-cell office:value-type="float" office:value="5.6792543192953175E-3" table:formula="of:=[.P$1]* ([Sheet1.$B$3] + [Sheet1.$B$4] * [.$E18] + [Sheet1.$B$5] * [.$E18]^2 + [Sheet1.$B$6] * [.P18] + [Sheet1.$B$7] * [.$E18] * [.P18])" table:style-name="ce15">
            <text:p>0,0057</text:p>
          </table:table-cell>
          <table:table-cell office:value-type="float" office:value="5.6681020804000351E-3" table:formula="of:=[.P$1] * ([Sheet1.$B$3] + [Sheet1.$B$4] * ([.$E18]+[.P$1]/2) + [Sheet1.$B$5] * ([.$E18]+[.P$1]/2)^2 + [Sheet1.$B$6] * ([.P18]+[.Q18]/2) + [Sheet1.$B$7] * ([.$E18]+[.P$1]/2) * ([.P18]+[.Q18]/2))" table:style-name="ce15">
            <text:p>0,0057</text:p>
          </table:table-cell>
          <table:table-cell office:value-type="float" office:value="5.5300384494159117E-3" table:formula="of:=[.P$1] * ([Sheet1.$B$3] + [Sheet1.$B$4] * ([.$E18]+[.P$1]/2) + [Sheet1.$B$5] * ([.$E18]+[.P$1]/2)^2 + [Sheet1.$B$6] * ([.P18]+[.R18]/2) + [Sheet1.$B$7] * ([.P$1]/2) * ([.P18]+[.R18]/2))" table:style-name="ce15">
            <text:p>0,0055</text:p>
          </table:table-cell>
          <table:table-cell office:value-type="float" office:value="5.6559199270955693E-3" table:formula="of:=[.P$1] * ([Sheet1.$B$3] + [Sheet1.$B$4] * ([.$E18]+[.P$1]) + [Sheet1.$B$5] * ([.$E18]+[.P$1])^2 + [Sheet1.$B$6] * ([.P18]+[.S18]) + [Sheet1.$B$7] * ([.$E18]+[.P$1]) * ([.P18]+[.S18]))" table:style-name="ce15">
            <text:p>0,0057</text:p>
          </table:table-cell>
          <table:table-cell office:value-type="float" office:value="-1.0601597406195111" table:formula="of:=[.U17] + ([.V17]+2*[.W17]+2*[.X17]+[.Y17])/6" table:style-name="ce16">
            <text:p>-1,0602</text:p>
          </table:table-cell>
          <table:table-cell office:value-type="float" office:value="3.7705802112093004E-3" table:formula="of:=[.U$1]* ([Sheet1.$B$3] + [Sheet1.$B$4] * [.$E18] + [Sheet1.$B$5] * [.$E18]^2 + [Sheet1.$B$6] * [.U18] + [Sheet1.$B$7] * [.$E18] * [.U18])" table:style-name="ce15">
            <text:p>0,0038</text:p>
          </table:table-cell>
          <table:table-cell office:value-type="float" office:value="3.7656374372002175E-3" table:formula="of:=[.U$1] * ([Sheet1.$B$3] + [Sheet1.$B$4] * ([.$E18]+[.U$1]/2) + [Sheet1.$B$5] * ([.$E18]+[.U$1]/2)^2 + [Sheet1.$B$6] * ([.U18]+[.V18]/2) + [Sheet1.$B$7] * ([.$E18]+[.U$1]/2) * ([.U18]+[.V18]/2))" table:style-name="ce15">
            <text:p>0,0038</text:p>
          </table:table-cell>
          <table:table-cell office:value-type="float" office:value="3.6717512072268672E-3" table:formula="of:=[.U$1] * ([Sheet1.$B$3] + [Sheet1.$B$4] * ([.$E18]+[.U$1]/2) + [Sheet1.$B$5] * ([.$E18]+[.U$1]/2)^2 + [Sheet1.$B$6] * ([.U18]+[.W18]/2) + [Sheet1.$B$7] * ([.U$1]/2) * ([.U18]+[.W18]/2))" table:style-name="ce15">
            <text:p>0,0037</text:p>
          </table:table-cell>
          <table:table-cell office:value-type="float" office:value="3.7603672284550011E-3" table:formula="of:=[.U$1] * ([Sheet1.$B$3] + [Sheet1.$B$4] * ([.$E18]+[.U$1]) + [Sheet1.$B$5] * ([.$E18]+[.U$1])^2 + [Sheet1.$B$6] * ([.U18]+[.X18]) + [Sheet1.$B$7] * ([.$E18]+[.U$1]) * ([.U18]+[.X18]))" table:style-name="ce15">
            <text:p>0,0038</text:p>
          </table:table-cell>
          <table:table-cell office:value-type="float" office:value="-1.0701895917786701" table:formula="of:=[.Z17] + ([.AA17]+2*[.AB17]+2*[.AC17]+[.AD17])/6" table:style-name="ce16">
            <text:p>-1,0702</text:p>
          </table:table-cell>
          <table:table-cell office:value-type="float" office:value="2.8238418595327992E-3" table:formula="of:=[.Z$1]* ([Sheet1.$B$3] + [Sheet1.$B$4] * [.$E18] + [Sheet1.$B$5] * [.$E18]^2 + [Sheet1.$B$6] * [.Z18] + [Sheet1.$B$7] * [.$E18] * [.Z18])" table:style-name="ce15">
            <text:p>0,0028</text:p>
          </table:table-cell>
          <table:table-cell office:value-type="float" office:value="2.821062207001714E-3" table:formula="of:=[.Z$1] * ([Sheet1.$B$3] + [Sheet1.$B$4] * ([.$E18]+[.Z$1]/2) + [Sheet1.$B$5] * ([.$E18]+[.Z$1]/2)^2 + [Sheet1.$B$6] * ([.Z18]+[.AA18]/2) + [Sheet1.$B$7] * ([.$E18]+[.Z$1]/2) * ([.Z18]+[.AA18]/2))" table:style-name="ce15">
            <text:p>0,0028</text:p>
          </table:table-cell>
          <table:table-cell office:value-type="float" office:value="2.7499208748356049E-3" table:formula="of:=[.Z$1] * ([Sheet1.$B$3] + [Sheet1.$B$4] * ([.$E18]+[.Z$1]/2) + [Sheet1.$B$5] * ([.$E18]+[.Z$1]/2)^2 + [Sheet1.$B$6] * ([.Z18]+[.AB18]/2) + [Sheet1.$B$7] * ([.Z$1]/2) * ([.Z18]+[.AB18]/2))" table:style-name="ce15">
            <text:p>0,0027</text:p>
          </table:table-cell>
          <table:table-cell office:value-type="float" office:value="2.818134720007511E-3" table:formula="of:=[.Z$1] * ([Sheet1.$B$3] + [Sheet1.$B$4] * ([.$E18]+[.Z$1]) + [Sheet1.$B$5] * ([.$E18]+[.Z$1])^2 + [Sheet1.$B$6] * ([.Z18]+[.AC18]) + [Sheet1.$B$7] * ([.$E18]+[.Z$1]) * ([.Z18]+[.AC18]))" table:style-name="ce15">
            <text:p>0,0028</text:p>
          </table:table-cell>
          <table:table-cell table:number-columns-repeated="16354"/>
        </table:table-row>
        <table:table-row table:style-name="ro2">
          <table:table-cell office:value-type="float" office:value="-9.9999999999999797E-2" table:formula="of:=[.A18]+[Sheet1.$B$12]" table:style-name="ce14">
            <text:p>-0,1000</text:p>
          </table:table-cell>
          <table:table-cell office:value-type="float" office:value="-0.81385887857160333" table:formula="of:=[.B18]+[.D18]" table:style-name="ce14">
            <text:p>-0,8139</text:p>
          </table:table-cell>
          <table:table-cell office:value-type="float" office:value="1.1572891586303192E-2" table:formula="of:=([Sheet1.$B$12] / 2) * ([Sheet1.$B$3] + [Sheet1.$B$4] * [.A19] + [Sheet1.$B$5] * [.A19]^2 + [Sheet1.$B$6] * [.B19] + [Sheet1.$B$7] * [.A19] * [.B19])" table:style-name="ce15">
            <text:p>0,0116</text:p>
          </table:table-cell>
          <table:table-cell office:value-type="float" office:value="2.2853677005203923E-2" table:formula="of:=[Sheet1.$B$12]  * ([Sheet1.$B$3] + [Sheet1.$B$4] * ([.A19]+[Sheet1.$B$12]/2) + [Sheet1.$B$5] * ([.A19]+[Sheet1.$B$12]/2)^2 + [Sheet1.$B$6] * ([.B19]+[.C19]) + [Sheet1.$B$7] * ([.A19]+[Sheet1.$B$12]/2) * ([.B19]+[.C19]))" table:style-name="ce15">
            <text:p>0,0229</text:p>
          </table:table-cell>
          <table:table-cell office:value-type="float" office:value="-9.9999999999999797E-2" table:formula="of:=[.E18]+[Sheet1.$B$12]" table:style-name="ce14">
            <text:p>-0,1000</text:p>
          </table:table-cell>
          <table:table-cell office:value-type="float" office:value="-0.8140046845831248" table:formula="of:=[.F18] + ([.G18]+2*[.H18]+2*[.I18]+[.J18])/6" table:style-name="ce14">
            <text:p>-0,8140</text:p>
          </table:table-cell>
          <table:table-cell office:value-type="float" office:value="2.3145149645486324E-2" table:formula="of:=[Sheet1.$B$12]  * ([Sheet1.$B$3] + [Sheet1.$B$4] * [.$E19] + [Sheet1.$B$5] * [.$E19]^2 + [Sheet1.$B$6] * [.F19] + [Sheet1.$B$7] * [.$E19] * [.F19])" table:style-name="ce15">
            <text:p>0,0231</text:p>
          </table:table-cell>
          <table:table-cell office:value-type="float" office:value="2.2853029133349904E-2" table:formula="of:=[Sheet1.$B$12]  * ([Sheet1.$B$3] + [Sheet1.$B$4] * ([.$E19]+[Sheet1.$B$12]/2) + [Sheet1.$B$5] * ([.$E19]+[Sheet1.$B$12]/2)^2 + [Sheet1.$B$6] * ([.F19]+[.G19]/2) + [Sheet1.$B$7] * ([.$E19]+[Sheet1.$B$12]/2) * ([.F19]+[.G19]/2))" table:style-name="ce15">
            <text:p>0,0229</text:p>
          </table:table-cell>
          <table:table-cell office:value-type="float" office:value="2.2852381538689567E-2" table:formula="of:=[Sheet1.$B$12]  * ([Sheet1.$B$3] + [Sheet1.$B$4] * ([.$E19]+[Sheet1.$B$12]/2) + [Sheet1.$B$5] * ([.$E19]+[Sheet1.$B$12]/2)^2 + [Sheet1.$B$6] * ([.F19]+[.H19]/2) + [Sheet1.$B$7] * ([.$E19]+[Sheet1.$B$12]/2) * ([.F19]+[.H19]/2))" table:style-name="ce15">
            <text:p>0,0229</text:p>
          </table:table-cell>
          <table:table-cell office:value-type="float" office:value="2.2503763709481539E-2" table:formula="of:=[Sheet1.$B$12]  * ([Sheet1.$B$3] + [Sheet1.$B$4] * ([.$E19]+[Sheet1.$B$12]) + [Sheet1.$B$5] * ([.$E19]+[Sheet1.$B$12])^2 + [Sheet1.$B$6] * ([.F19]+[.I19]) + [Sheet1.$B$7] * ([.$E19]+[Sheet1.$B$12]) * ([.F19]+[.I19]))" table:style-name="ce15">
            <text:p>0,0225</text:p>
          </table:table-cell>
          <table:table-cell office:value-type="float" office:value="-0.96645382281170056" table:formula="of:=[.K18] + ([.L18]+2*[.M18]+2*[.N18]+[.O18])/6" table:style-name="ce16">
            <text:p>-0,9665</text:p>
          </table:table-cell>
          <table:table-cell office:value-type="float" office:value="1.1241379069941581E-2" table:formula="of:=[.K$1]* ([Sheet1.$B$3] + [Sheet1.$B$4] * [.$E19] + [Sheet1.$B$5] * [.$E19]^2 + [Sheet1.$B$6] * [.K19] + [Sheet1.$B$7] * [.$E19] * [.K19])" table:style-name="ce15">
            <text:p>0,0112</text:p>
          </table:table-cell>
          <table:table-cell office:value-type="float" office:value="1.1168091845311727E-2" table:formula="of:=[.K$1] * ([Sheet1.$B$3] + [Sheet1.$B$4] * ([.$E19]+[.K$1]/2) + [Sheet1.$B$5] * ([.$E19]+[.K$1]/2)^2 + [Sheet1.$B$6] * ([.K19]+[.L19]/2) + [Sheet1.$B$7] * ([.$E19]+[.K$1]/2) * ([.K19]+[.L19]/2))" table:style-name="ce15">
            <text:p>0,0112</text:p>
          </table:table-cell>
          <table:table-cell office:value-type="float" office:value="1.0997457038636018E-2" table:formula="of:=[.K$1] * ([Sheet1.$B$3] + [Sheet1.$B$4] * ([.$E19]+[.K$1]/2) + [Sheet1.$B$5] * ([.$E19]+[.K$1]/2)^2 + [Sheet1.$B$6] * ([.K19]+[.M19]/2) + [Sheet1.$B$7] * ([.K$1]/2) * ([.K19]+[.M19]/2))" table:style-name="ce15">
            <text:p>0,0110</text:p>
          </table:table-cell>
          <table:table-cell office:value-type="float" office:value="1.1087278919126836E-2" table:formula="of:=[.K$1] * ([Sheet1.$B$3] + [Sheet1.$B$4] * ([.$E19]+[.K$1]) + [Sheet1.$B$5] * ([.$E19]+[.K$1])^2 + [Sheet1.$B$6] * ([.K19]+[.N19]) + [Sheet1.$B$7] * ([.$E19]+[.K$1]) * ([.K19]+[.N19]))" table:style-name="ce15">
            <text:p>0,0111</text:p>
          </table:table-cell>
          <table:table-cell office:value-type="float" office:value="-1.0342659666836451" table:formula="of:=[.P18] + ([.Q18]+2*[.R18]+2*[.S18]+[.T18])/6" table:style-name="ce16">
            <text:p>-1,0343</text:p>
          </table:table-cell>
          <table:table-cell office:value-type="float" office:value="5.5470285936898914E-3" table:formula="of:=[.P$1]* ([Sheet1.$B$3] + [Sheet1.$B$4] * [.$E19] + [Sheet1.$B$5] * [.$E19]^2 + [Sheet1.$B$6] * [.P19] + [Sheet1.$B$7] * [.$E19] * [.P19])" table:style-name="ce15">
            <text:p>0,0055</text:p>
          </table:table-cell>
          <table:table-cell office:value-type="float" office:value="5.5287269904605047E-3" table:formula="of:=[.P$1] * ([Sheet1.$B$3] + [Sheet1.$B$4] * ([.$E19]+[.P$1]/2) + [Sheet1.$B$5] * ([.$E19]+[.P$1]/2)^2 + [Sheet1.$B$6] * ([.P19]+[.Q19]/2) + [Sheet1.$B$7] * ([.$E19]+[.P$1]/2) * ([.P19]+[.Q19]/2))" table:style-name="ce15">
            <text:p>0,0055</text:p>
          </table:table-cell>
          <table:table-cell office:value-type="float" office:value="5.4371712323609267E-3" table:formula="of:=[.P$1] * ([Sheet1.$B$3] + [Sheet1.$B$4] * ([.$E19]+[.P$1]/2) + [Sheet1.$B$5] * ([.$E19]+[.P$1]/2)^2 + [Sheet1.$B$6] * ([.P19]+[.R19]/2) + [Sheet1.$B$7] * ([.P$1]/2) * ([.P19]+[.R19]/2))" table:style-name="ce15">
            <text:p>0,0054</text:p>
          </table:table-cell>
          <table:table-cell office:value-type="float" office:value="5.5094313077415037E-3" table:formula="of:=[.P$1] * ([Sheet1.$B$3] + [Sheet1.$B$4] * ([.$E19]+[.P$1]) + [Sheet1.$B$5] * ([.$E19]+[.P$1])^2 + [Sheet1.$B$6] * ([.P19]+[.S19]) + [Sheet1.$B$7] * ([.$E19]+[.P$1]) * ([.P19]+[.S19]))" table:style-name="ce15">
            <text:p>0,0055</text:p>
          </table:table-cell>
          <table:table-cell office:value-type="float" office:value="-1.0564254531647581" table:formula="of:=[.U18] + ([.V18]+2*[.W18]+2*[.X18]+[.Y18])/6" table:style-name="ce16">
            <text:p>-1,0564</text:p>
          </table:table-cell>
          <table:table-cell office:value-type="float" office:value="3.680499112239455E-3" table:formula="of:=[.U$1]* ([Sheet1.$B$3] + [Sheet1.$B$4] * [.$E19] + [Sheet1.$B$5] * [.$E19]^2 + [Sheet1.$B$6] * [.U19] + [Sheet1.$B$7] * [.$E19] * [.U19])" table:style-name="ce15">
            <text:p>0,0037</text:p>
          </table:table-cell>
          <table:table-cell office:value-type="float" office:value="3.6723758669427423E-3" table:formula="of:=[.U$1] * ([Sheet1.$B$3] + [Sheet1.$B$4] * ([.$E19]+[.U$1]/2) + [Sheet1.$B$5] * ([.$E19]+[.U$1]/2)^2 + [Sheet1.$B$6] * ([.U19]+[.V19]/2) + [Sheet1.$B$7] * ([.$E19]+[.U$1]/2) * ([.U19]+[.V19]/2))" table:style-name="ce15">
            <text:p>0,0037</text:p>
          </table:table-cell>
          <table:table-cell office:value-type="float" office:value="3.6100013439089315E-3" table:formula="of:=[.U$1] * ([Sheet1.$B$3] + [Sheet1.$B$4] * ([.$E19]+[.U$1]/2) + [Sheet1.$B$5] * ([.$E19]+[.U$1]/2)^2 + [Sheet1.$B$6] * ([.U19]+[.W19]/2) + [Sheet1.$B$7] * ([.U$1]/2) * ([.U19]+[.W19]/2))" table:style-name="ce15">
            <text:p>0,0036</text:p>
          </table:table-cell>
          <table:table-cell office:value-type="float" office:value="3.6639426903975732E-3" table:formula="of:=[.U$1] * ([Sheet1.$B$3] + [Sheet1.$B$4] * ([.$E19]+[.U$1]) + [Sheet1.$B$5] * ([.$E19]+[.U$1])^2 + [Sheet1.$B$6] * ([.U19]+[.X19]) + [Sheet1.$B$7] * ([.$E19]+[.U$1]) * ([.U19]+[.X19]))" table:style-name="ce15">
            <text:p>0,0037</text:p>
          </table:table-cell>
          <table:table-cell office:value-type="float" office:value="-1.0673922679881342" table:formula="of:=[.Z18] + ([.AA18]+2*[.AB18]+2*[.AC18]+[.AD18])/6" table:style-name="ce16">
            <text:p>-1,0674</text:p>
          </table:table-cell>
          <table:table-cell office:value-type="float" office:value="2.7555225744489448E-3" table:formula="of:=[.Z$1]* ([Sheet1.$B$3] + [Sheet1.$B$4] * [.$E19] + [Sheet1.$B$5] * [.$E19]^2 + [Sheet1.$B$6] * [.Z19] + [Sheet1.$B$7] * [.$E19] * [.Z19])" table:style-name="ce15">
            <text:p>0,0028</text:p>
          </table:table-cell>
          <table:table-cell office:value-type="float" office:value="2.7509509339391659E-3" table:formula="of:=[.Z$1] * ([Sheet1.$B$3] + [Sheet1.$B$4] * ([.$E19]+[.Z$1]/2) + [Sheet1.$B$5] * ([.$E19]+[.Z$1]/2)^2 + [Sheet1.$B$6] * ([.Z19]+[.AA19]/2) + [Sheet1.$B$7] * ([.$E19]+[.Z$1]/2) * ([.Z19]+[.AA19]/2))" table:style-name="ce15">
            <text:p>0,0028</text:p>
          </table:table-cell>
          <table:table-cell office:value-type="float" office:value="2.7036451941151239E-3" table:formula="of:=[.Z$1] * ([Sheet1.$B$3] + [Sheet1.$B$4] * ([.$E19]+[.Z$1]/2) + [Sheet1.$B$5] * ([.$E19]+[.Z$1]/2)^2 + [Sheet1.$B$6] * ([.Z19]+[.AB19]/2) + [Sheet1.$B$7] * ([.Z$1]/2) * ([.Z19]+[.AB19]/2))" table:style-name="ce15">
            <text:p>0,0027</text:p>
          </table:table-cell>
          <table:table-cell office:value-type="float" office:value="2.7462417576739682E-3" table:formula="of:=[.Z$1] * ([Sheet1.$B$3] + [Sheet1.$B$4] * ([.$E19]+[.Z$1]) + [Sheet1.$B$5] * ([.$E19]+[.Z$1])^2 + [Sheet1.$B$6] * ([.Z19]+[.AC19]) + [Sheet1.$B$7] * ([.$E19]+[.Z$1]) * ([.Z19]+[.AC19]))" table:style-name="ce15">
            <text:p>0,0027</text:p>
          </table:table-cell>
          <table:table-cell table:number-columns-repeated="16354"/>
        </table:table-row>
        <table:table-row table:style-name="ro2">
          <table:table-cell office:value-type="float" office:value="-4.9999999999999795E-2" table:formula="of:=[.A19]+[Sheet1.$B$12]" table:style-name="ce14">
            <text:p>-0,0500</text:p>
          </table:table-cell>
          <table:table-cell office:value-type="float" office:value="-0.79100520156639942" table:formula="of:=[.B19]+[.D19]" table:style-name="ce14">
            <text:p>-0,7910</text:p>
          </table:table-cell>
          <table:table-cell office:value-type="float" office:value="1.1252214487957978E-2" table:formula="of:=([Sheet1.$B$12] / 2) * ([Sheet1.$B$3] + [Sheet1.$B$4] * [.A20] + [Sheet1.$B$5] * [.A20]^2 + [Sheet1.$B$6] * [.B20] + [Sheet1.$B$7] * [.A20] * [.B20])" table:style-name="ce15">
            <text:p>0,0113</text:p>
          </table:table-cell>
          <table:table-cell office:value-type="float" office:value="2.2099176538334535E-2" table:formula="of:=[Sheet1.$B$12]  * ([Sheet1.$B$3] + [Sheet1.$B$4] * ([.A20]+[Sheet1.$B$12]/2) + [Sheet1.$B$5] * ([.A20]+[Sheet1.$B$12]/2)^2 + [Sheet1.$B$6] * ([.B20]+[.C20]) + [Sheet1.$B$7] * ([.A20]+[Sheet1.$B$12]/2) * ([.B20]+[.C20]))" table:style-name="ce15">
            <text:p>0,0221</text:p>
          </table:table-cell>
          <table:table-cell office:value-type="float" office:value="-4.9999999999999795E-2" table:formula="of:=[.E19]+[Sheet1.$B$12]" table:style-name="ce14">
            <text:p>-0,0500</text:p>
          </table:table-cell>
          <table:table-cell office:value-type="float" office:value="-0.79116139546661701" table:formula="of:=[.F19] + ([.G19]+2*[.H19]+2*[.I19]+[.J19])/6" table:style-name="ce14">
            <text:p>-0,7912</text:p>
          </table:table-cell>
          <table:table-cell office:value-type="float" office:value="2.2503722589002226E-2" table:formula="of:=[Sheet1.$B$12]  * ([Sheet1.$B$3] + [Sheet1.$B$4] * [.$E20] + [Sheet1.$B$5] * [.$E20]^2 + [Sheet1.$B$6] * [.F20] + [Sheet1.$B$7] * [.$E20] * [.F20])" table:style-name="ce15">
            <text:p>0,0225</text:p>
          </table:table-cell>
          <table:table-cell office:value-type="float" office:value="2.2098454660548827E-2" table:formula="of:=[Sheet1.$B$12]  * ([Sheet1.$B$3] + [Sheet1.$B$4] * ([.$E20]+[Sheet1.$B$12]/2) + [Sheet1.$B$5] * ([.$E20]+[Sheet1.$B$12]/2)^2 + [Sheet1.$B$6] * ([.F20]+[.G20]/2) + [Sheet1.$B$7] * ([.$E20]+[Sheet1.$B$12]/2) * ([.F20]+[.G20]/2))" table:style-name="ce15">
            <text:p>0,0221</text:p>
          </table:table-cell>
          <table:table-cell office:value-type="float" office:value="2.209752026468129E-2" table:formula="of:=[Sheet1.$B$12]  * ([Sheet1.$B$3] + [Sheet1.$B$4] * ([.$E20]+[Sheet1.$B$12]/2) + [Sheet1.$B$5] * ([.$E20]+[Sheet1.$B$12]/2)^2 + [Sheet1.$B$6] * ([.F20]+[.H20]/2) + [Sheet1.$B$7] * ([.$E20]+[Sheet1.$B$12]/2) * ([.F20]+[.H20]/2))" table:style-name="ce15">
            <text:p>0,0221</text:p>
          </table:table-cell>
          <table:table-cell office:value-type="float" office:value="2.1635399786550897E-2" table:formula="of:=[Sheet1.$B$12]  * ([Sheet1.$B$3] + [Sheet1.$B$4] * ([.$E20]+[Sheet1.$B$12]) + [Sheet1.$B$5] * ([.$E20]+[Sheet1.$B$12])^2 + [Sheet1.$B$6] * ([.F20]+[.I20]) + [Sheet1.$B$7] * ([.$E20]+[Sheet1.$B$12]) * ([.F20]+[.I20]))" table:style-name="ce15">
            <text:p>0,0216</text:p>
          </table:table-cell>
          <table:table-cell office:value-type="float" office:value="-0.95534386351887324" table:formula="of:=[.K19] + ([.L19]+2*[.M19]+2*[.N19]+[.O19])/6" table:style-name="ce16">
            <text:p>-0,9553</text:p>
          </table:table-cell>
          <table:table-cell office:value-type="float" office:value="1.0880603688617948E-2" table:formula="of:=[.K$1]* ([Sheet1.$B$3] + [Sheet1.$B$4] * [.$E20] + [Sheet1.$B$5] * [.$E20]^2 + [Sheet1.$B$6] * [.K20] + [Sheet1.$B$7] * [.$E20] * [.K20])" table:style-name="ce15">
            <text:p>0,0109</text:p>
          </table:table-cell>
          <table:table-cell office:value-type="float" office:value="1.0778712398388738E-2" table:formula="of:=[.K$1] * ([Sheet1.$B$3] + [Sheet1.$B$4] * ([.$E20]+[.K$1]/2) + [Sheet1.$B$5] * ([.$E20]+[.K$1]/2)^2 + [Sheet1.$B$6] * ([.K20]+[.L20]/2) + [Sheet1.$B$7] * ([.$E20]+[.K$1]/2) * ([.K20]+[.L20]/2))" table:style-name="ce15">
            <text:p>0,0108</text:p>
          </table:table-cell>
          <table:table-cell office:value-type="float" office:value="1.0694287604667597E-2" table:formula="of:=[.K$1] * ([Sheet1.$B$3] + [Sheet1.$B$4] * ([.$E20]+[.K$1]/2) + [Sheet1.$B$5] * ([.$E20]+[.K$1]/2)^2 + [Sheet1.$B$6] * ([.K20]+[.M20]/2) + [Sheet1.$B$7] * ([.K$1]/2) * ([.K20]+[.M20]/2))" table:style-name="ce15">
            <text:p>0,0107</text:p>
          </table:table-cell>
          <table:table-cell office:value-type="float" office:value="1.0669398571532807E-2" table:formula="of:=[.K$1] * ([Sheet1.$B$3] + [Sheet1.$B$4] * ([.$E20]+[.K$1]) + [Sheet1.$B$5] * ([.$E20]+[.K$1])^2 + [Sheet1.$B$6] * ([.K20]+[.N20]) + [Sheet1.$B$7] * ([.$E20]+[.K$1]) * ([.K20]+[.N20]))" table:style-name="ce15">
            <text:p>0,0107</text:p>
          </table:table-cell>
          <table:table-cell office:value-type="float" office:value="-1.0287679239591327" table:formula="of:=[.P19] + ([.Q19]+2*[.R19]+2*[.S19]+[.T19])/6" table:style-name="ce16">
            <text:p>-1,0288</text:p>
          </table:table-cell>
          <table:table-cell office:value-type="float" office:value="5.3572867659737048E-3" table:formula="of:=[.P$1]* ([Sheet1.$B$3] + [Sheet1.$B$4] * [.$E20] + [Sheet1.$B$5] * [.$E20]^2 + [Sheet1.$B$6] * [.P20] + [Sheet1.$B$7] * [.$E20] * [.P20])" table:style-name="ce15">
            <text:p>0,0054</text:p>
          </table:table-cell>
          <table:table-cell office:value-type="float" office:value="5.3317965697328995E-3" table:formula="of:=[.P$1] * ([Sheet1.$B$3] + [Sheet1.$B$4] * ([.$E20]+[.P$1]/2) + [Sheet1.$B$5] * ([.$E20]+[.P$1]/2)^2 + [Sheet1.$B$6] * ([.P20]+[.Q20]/2) + [Sheet1.$B$7] * ([.$E20]+[.P$1]/2) * ([.P20]+[.Q20]/2))" table:style-name="ce15">
            <text:p>0,0053</text:p>
          </table:table-cell>
          <table:table-cell office:value-type="float" office:value="5.2862488117215748E-3" table:formula="of:=[.P$1] * ([Sheet1.$B$3] + [Sheet1.$B$4] * ([.$E20]+[.P$1]/2) + [Sheet1.$B$5] * ([.$E20]+[.P$1]/2)^2 + [Sheet1.$B$6] * ([.P20]+[.R20]/2) + [Sheet1.$B$7] * ([.P$1]/2) * ([.P20]+[.R20]/2))" table:style-name="ce15">
            <text:p>0,0053</text:p>
          </table:table-cell>
          <table:table-cell office:value-type="float" office:value="5.3053506874527912E-3" table:formula="of:=[.P$1] * ([Sheet1.$B$3] + [Sheet1.$B$4] * ([.$E20]+[.P$1]) + [Sheet1.$B$5] * ([.$E20]+[.P$1])^2 + [Sheet1.$B$6] * ([.P20]+[.S20]) + [Sheet1.$B$7] * ([.$E20]+[.P$1]) * ([.P20]+[.S20]))" table:style-name="ce15">
            <text:p>0,0053</text:p>
          </table:table-cell>
          <table:table-cell office:value-type="float" office:value="-1.0527739204607014" table:formula="of:=[.U19] + ([.V19]+2*[.W19]+2*[.X19]+[.Y19])/6" table:style-name="ce16">
            <text:p>-1,0528</text:p>
          </table:table-cell>
          <table:table-cell office:value-type="float" office:value="3.5520086187897648E-3" table:formula="of:=[.U$1]* ([Sheet1.$B$3] + [Sheet1.$B$4] * [.$E20] + [Sheet1.$B$5] * [.$E20]^2 + [Sheet1.$B$6] * [.U20] + [Sheet1.$B$7] * [.$E20] * [.U20])" table:style-name="ce15">
            <text:p>0,0036</text:p>
          </table:table-cell>
          <table:table-cell office:value-type="float" office:value="3.5406875174645641E-3" table:formula="of:=[.U$1] * ([Sheet1.$B$3] + [Sheet1.$B$4] * ([.$E20]+[.U$1]/2) + [Sheet1.$B$5] * ([.$E20]+[.U$1]/2)^2 + [Sheet1.$B$6] * ([.U20]+[.V20]/2) + [Sheet1.$B$7] * ([.$E20]+[.U$1]/2) * ([.U20]+[.V20]/2))" table:style-name="ce15">
            <text:p>0,0035</text:p>
          </table:table-cell>
          <table:table-cell office:value-type="float" office:value="3.5096034863190476E-3" table:formula="of:=[.U$1] * ([Sheet1.$B$3] + [Sheet1.$B$4] * ([.$E20]+[.U$1]/2) + [Sheet1.$B$5] * ([.$E20]+[.U$1]/2)^2 + [Sheet1.$B$6] * ([.U20]+[.W20]/2) + [Sheet1.$B$7] * ([.U$1]/2) * ([.U20]+[.W20]/2))" table:style-name="ce15">
            <text:p>0,0035</text:p>
          </table:table-cell>
          <table:table-cell office:value-type="float" office:value="3.5290753884106131E-3" table:formula="of:=[.U$1] * ([Sheet1.$B$3] + [Sheet1.$B$4] * ([.$E20]+[.U$1]) + [Sheet1.$B$5] * ([.$E20]+[.U$1])^2 + [Sheet1.$B$6] * ([.U20]+[.X20]) + [Sheet1.$B$7] * ([.$E20]+[.U$1]) * ([.U20]+[.X20]))" table:style-name="ce15">
            <text:p>0,0035</text:p>
          </table:table-cell>
          <table:table-cell office:value-type="float" office:value="-1.0646571085567624" table:formula="of:=[.Z19] + ([.AA19]+2*[.AB19]+2*[.AC19]+[.AD19])/6" table:style-name="ce16">
            <text:p>-1,0647</text:p>
          </table:table-cell>
          <table:table-cell office:value-type="float" office:value="2.6583547783190051E-3" table:formula="of:=[.Z$1]* ([Sheet1.$B$3] + [Sheet1.$B$4] * [.$E20] + [Sheet1.$B$5] * [.$E20]^2 + [Sheet1.$B$6] * [.Z20] + [Sheet1.$B$7] * [.$E20] * [.Z20])" table:style-name="ce15">
            <text:p>0,0027</text:p>
          </table:table-cell>
          <table:table-cell office:value-type="float" office:value="2.6519813735775776E-3" table:formula="of:=[.Z$1] * ([Sheet1.$B$3] + [Sheet1.$B$4] * ([.$E20]+[.Z$1]/2) + [Sheet1.$B$5] * ([.$E20]+[.Z$1]/2)^2 + [Sheet1.$B$6] * ([.Z20]+[.AA20]/2) + [Sheet1.$B$7] * ([.$E20]+[.Z$1]/2) * ([.Z20]+[.AA20]/2))" table:style-name="ce15">
            <text:p>0,0027</text:p>
          </table:table-cell>
          <table:table-cell office:value-type="float" office:value="2.6283869084980944E-3" table:formula="of:=[.Z$1] * ([Sheet1.$B$3] + [Sheet1.$B$4] * ([.$E20]+[.Z$1]/2) + [Sheet1.$B$5] * ([.$E20]+[.Z$1]/2)^2 + [Sheet1.$B$6] * ([.Z20]+[.AB20]/2) + [Sheet1.$B$7] * ([.Z$1]/2) * ([.Z20]+[.AB20]/2))" table:style-name="ce15">
            <text:p>0,0026</text:p>
          </table:table-cell>
          <table:table-cell office:value-type="float" office:value="2.6454815937917691E-3" table:formula="of:=[.Z$1] * ([Sheet1.$B$3] + [Sheet1.$B$4] * ([.$E20]+[.Z$1]) + [Sheet1.$B$5] * ([.$E20]+[.Z$1])^2 + [Sheet1.$B$6] * ([.Z20]+[.AC20]) + [Sheet1.$B$7] * ([.$E20]+[.Z$1]) * ([.Z20]+[.AC20]))" table:style-name="ce15">
            <text:p>0,0026</text:p>
          </table:table-cell>
          <table:table-cell table:number-columns-repeated="16354"/>
        </table:table-row>
        <table:table-row table:style-name="ro2">
          <table:table-cell office:value-type="float" office:value="0" table:formula="of:=0" table:style-name="ce14">
            <text:p>0,0000</text:p>
          </table:table-cell>
          <table:table-cell office:value-type="float" office:value="-0.76890602502806493" table:formula="of:=[.B20]+[.D20]" table:style-name="ce14">
            <text:p>-0,7689</text:p>
          </table:table-cell>
          <table:table-cell office:value-type="float" office:value="1.0818070841184049E-2" table:formula="of:=([Sheet1.$B$12] / 2) * ([Sheet1.$B$3] + [Sheet1.$B$4] * [.A21] + [Sheet1.$B$5] * [.A21]^2 + [Sheet1.$B$6] * [.B21] + [Sheet1.$B$7] * [.A21] * [.B21])" table:style-name="ce15">
            <text:p>0,0108</text:p>
          </table:table-cell>
          <table:table-cell office:value-type="float" office:value="2.1117018809387572E-2" table:formula="of:=[Sheet1.$B$12]  * ([Sheet1.$B$3] + [Sheet1.$B$4] * ([.A21]+[Sheet1.$B$12]/2) + [Sheet1.$B$5] * ([.A21]+[Sheet1.$B$12]/2)^2 + [Sheet1.$B$6] * ([.B21]+[.C21]) + [Sheet1.$B$7] * ([.A21]+[Sheet1.$B$12]/2) * ([.B21]+[.C21]))" table:style-name="ce15">
            <text:p>0,0211</text:p>
          </table:table-cell>
          <table:table-cell office:value-type="float" office:value="0" table:formula="of:=0" table:style-name="ce14">
            <text:p>0,0000</text:p>
          </table:table-cell>
          <table:table-cell office:value-type="float" office:value="-0.76907288342894808" table:formula="of:=[.F20] + ([.G20]+2*[.H20]+2*[.I20]+[.J20])/6" table:style-name="ce14">
            <text:p>-0,7691</text:p>
          </table:table-cell>
          <table:table-cell office:value-type="float" office:value="2.1635357447883946E-2" table:formula="of:=[Sheet1.$B$12]  * ([Sheet1.$B$3] + [Sheet1.$B$4] * [.$E21] + [Sheet1.$B$5] * [.$E21]^2 + [Sheet1.$B$6] * [.F21] + [Sheet1.$B$7] * [.$E21] * [.F21])" table:style-name="ce15">
            <text:p>0,0216</text:p>
          </table:table-cell>
          <table:table-cell office:value-type="float" office:value="2.1116217888468902E-2" table:formula="of:=[Sheet1.$B$12]  * ([Sheet1.$B$3] + [Sheet1.$B$4] * ([.$E21]+[Sheet1.$B$12]/2) + [Sheet1.$B$5] * ([.$E21]+[Sheet1.$B$12]/2)^2 + [Sheet1.$B$6] * ([.F21]+[.G21]/2) + [Sheet1.$B$7] * ([.$E21]+[Sheet1.$B$12]/2) * ([.F21]+[.G21]/2))" table:style-name="ce15">
            <text:p>0,0211</text:p>
          </table:table-cell>
          <table:table-cell office:value-type="float" office:value="2.1114974873686326E-2" table:formula="of:=[Sheet1.$B$12]  * ([Sheet1.$B$3] + [Sheet1.$B$4] * ([.$E21]+[Sheet1.$B$12]/2) + [Sheet1.$B$5] * ([.$E21]+[Sheet1.$B$12]/2)^2 + [Sheet1.$B$6] * ([.F21]+[.H21]/2) + [Sheet1.$B$7] * ([.$E21]+[Sheet1.$B$12]/2) * ([.F21]+[.H21]/2))" table:style-name="ce15">
            <text:p>0,0211</text:p>
          </table:table-cell>
          <table:table-cell office:value-type="float" office:value="2.0538585301021709E-2" table:formula="of:=[Sheet1.$B$12]  * ([Sheet1.$B$3] + [Sheet1.$B$4] * ([.$E21]+[Sheet1.$B$12]) + [Sheet1.$B$5] * ([.$E21]+[Sheet1.$B$12])^2 + [Sheet1.$B$6] * ([.F21]+[.I21]) + [Sheet1.$B$7] * ([.$E21]+[Sheet1.$B$12]) * ([.F21]+[.I21]))" table:style-name="ce15">
            <text:p>0,0205</text:p>
          </table:table-cell>
          <table:table-cell office:value-type="float" office:value="-0.94459452980782932" table:formula="of:=[.K20] + ([.L20]+2*[.M20]+2*[.N20]+[.O20])/6" table:style-name="ce16">
            <text:p>-0,9446</text:p>
          </table:table-cell>
          <table:table-cell office:value-type="float" office:value="1.0405202854951601E-2" table:formula="of:=[.K$1]* ([Sheet1.$B$3] + [Sheet1.$B$4] * [.$E21] + [Sheet1.$B$5] * [.$E21]^2 + [Sheet1.$B$6] * [.K21] + [Sheet1.$B$7] * [.$E21] * [.K21])" table:style-name="ce15">
            <text:p>0,0104</text:p>
          </table:table-cell>
          <table:table-cell office:value-type="float" office:value="1.0274531522395233E-2" table:formula="of:=[.K$1] * ([Sheet1.$B$3] + [Sheet1.$B$4] * ([.$E21]+[.K$1]/2) + [Sheet1.$B$5] * ([.$E21]+[.K$1]/2)^2 + [Sheet1.$B$6] * ([.K21]+[.L21]/2) + [Sheet1.$B$7] * ([.$E21]+[.K$1]/2) * ([.K21]+[.L21]/2))" table:style-name="ce15">
            <text:p>0,0103</text:p>
          </table:table-cell>
          <table:table-cell office:value-type="float" office:value="1.0274376533944383E-2" table:formula="of:=[.K$1] * ([Sheet1.$B$3] + [Sheet1.$B$4] * ([.$E21]+[.K$1]/2) + [Sheet1.$B$5] * ([.$E21]+[.K$1]/2)^2 + [Sheet1.$B$6] * ([.K21]+[.M21]/2) + [Sheet1.$B$7] * ([.K$1]/2) * ([.K21]+[.M21]/2))" table:style-name="ce15">
            <text:p>0,0103</text:p>
          </table:table-cell>
          <table:table-cell office:value-type="float" office:value="1.0136543433004842E-2" table:formula="of:=[.K$1] * ([Sheet1.$B$3] + [Sheet1.$B$4] * ([.$E21]+[.K$1]) + [Sheet1.$B$5] * ([.$E21]+[.K$1])^2 + [Sheet1.$B$6] * ([.K21]+[.N21]) + [Sheet1.$B$7] * ([.$E21]+[.K$1]) * ([.K21]+[.N21]))" table:style-name="ce15">
            <text:p>0,0101</text:p>
          </table:table-cell>
          <table:table-cell office:value-type="float" office:value="-1.0234514692564101" table:formula="of:=[.P20] + ([.Q20]+2*[.R20]+2*[.S20]+[.T20])/6" table:style-name="ce16">
            <text:p>-1,0235</text:p>
          </table:table-cell>
          <table:table-cell office:value-type="float" office:value="5.109944523623719E-3" table:formula="of:=[.P$1]* ([Sheet1.$B$3] + [Sheet1.$B$4] * [.$E21] + [Sheet1.$B$5] * [.$E21]^2 + [Sheet1.$B$6] * [.P21] + [Sheet1.$B$7] * [.$E21] * [.P21])" table:style-name="ce15">
            <text:p>0,0051</text:p>
          </table:table-cell>
          <table:table-cell office:value-type="float" office:value="5.0772223073370796E-3" table:formula="of:=[.P$1] * ([Sheet1.$B$3] + [Sheet1.$B$4] * ([.$E21]+[.P$1]/2) + [Sheet1.$B$5] * ([.$E21]+[.P$1]/2)^2 + [Sheet1.$B$6] * ([.P21]+[.Q21]/2) + [Sheet1.$B$7] * ([.$E21]+[.P$1]/2) * ([.P21]+[.Q21]/2))" table:style-name="ce15">
            <text:p>0,0051</text:p>
          </table:table-cell>
          <table:table-cell office:value-type="float" office:value="5.0772029922819895E-3" table:formula="of:=[.P$1] * ([Sheet1.$B$3] + [Sheet1.$B$4] * ([.$E21]+[.P$1]/2) + [Sheet1.$B$5] * ([.$E21]+[.P$1]/2)^2 + [Sheet1.$B$6] * ([.P21]+[.R21]/2) + [Sheet1.$B$7] * ([.P$1]/2) * ([.P21]+[.R21]/2))" table:style-name="ce15">
            <text:p>0,0051</text:p>
          </table:table-cell>
          <table:table-cell office:value-type="float" office:value="5.0435853038732839E-3" table:formula="of:=[.P$1] * ([Sheet1.$B$3] + [Sheet1.$B$4] * ([.$E21]+[.P$1]) + [Sheet1.$B$5] * ([.$E21]+[.P$1])^2 + [Sheet1.$B$6] * ([.P21]+[.S21]) + [Sheet1.$B$7] * ([.$E21]+[.P$1]) * ([.P21]+[.S21]))" table:style-name="ce15">
            <text:p>0,0050</text:p>
          </table:table-cell>
          <table:table-cell office:value-type="float" office:value="-1.0492436427915734" table:formula="of:=[.U20] + ([.V20]+2*[.W20]+2*[.X20]+[.Y20])/6" table:style-name="ce16">
            <text:p>-1,0492</text:p>
          </table:table-cell>
          <table:table-cell office:value-type="float" office:value="3.3850712428213424E-3" table:formula="of:=[.U$1]* ([Sheet1.$B$3] + [Sheet1.$B$4] * [.$E21] + [Sheet1.$B$5] * [.$E21]^2 + [Sheet1.$B$6] * [.U21] + [Sheet1.$B$7] * [.$E21] * [.U21])" table:style-name="ce15">
            <text:p>0,0034</text:p>
          </table:table-cell>
          <table:table-cell office:value-type="float" office:value="3.3705330874305821E-3" table:formula="of:=[.U$1] * ([Sheet1.$B$3] + [Sheet1.$B$4] * ([.$E21]+[.U$1]/2) + [Sheet1.$B$5] * ([.$E21]+[.U$1]/2)^2 + [Sheet1.$B$6] * ([.U21]+[.V21]/2) + [Sheet1.$B$7] * ([.$E21]+[.U$1]/2) * ([.U21]+[.V21]/2))" table:style-name="ce15">
            <text:p>0,0034</text:p>
          </table:table-cell>
          <table:table-cell office:value-type="float" office:value="3.3705273776914028E-3" table:formula="of:=[.U$1] * ([Sheet1.$B$3] + [Sheet1.$B$4] * ([.$E21]+[.U$1]/2) + [Sheet1.$B$5] * ([.$E21]+[.U$1]/2)^2 + [Sheet1.$B$6] * ([.U21]+[.W21]/2) + [Sheet1.$B$7] * ([.U$1]/2) * ([.U21]+[.W21]/2))" table:style-name="ce15">
            <text:p>0,0034</text:p>
          </table:table-cell>
          <table:table-cell office:value-type="float" office:value="3.3557241923010722E-3" table:formula="of:=[.U$1] * ([Sheet1.$B$3] + [Sheet1.$B$4] * ([.$E21]+[.U$1]) + [Sheet1.$B$5] * ([.$E21]+[.U$1])^2 + [Sheet1.$B$6] * ([.U21]+[.X21]) + [Sheet1.$B$7] * ([.$E21]+[.U$1]) * ([.U21]+[.X21]))" table:style-name="ce15">
            <text:p>0,0034</text:p>
          </table:table-cell>
          <table:table-cell office:value-type="float" office:value="-1.0620130130673855" table:formula="of:=[.Z20] + ([.AA20]+2*[.AB20]+2*[.AC20]+[.AD20])/6" table:style-name="ce16">
            <text:p>-1,0620</text:p>
          </table:table-cell>
          <table:table-cell office:value-type="float" office:value="2.5323173548229116E-3" table:formula="of:=[.Z$1]* ([Sheet1.$B$3] + [Sheet1.$B$4] * [.$E21] + [Sheet1.$B$5] * [.$E21]^2 + [Sheet1.$B$6] * [.Z21] + [Sheet1.$B$7] * [.$E21] * [.Z21])" table:style-name="ce15">
            <text:p>0,0025</text:p>
          </table:table-cell>
          <table:table-cell office:value-type="float" office:value="2.5241314031892166E-3" table:formula="of:=[.Z$1] * ([Sheet1.$B$3] + [Sheet1.$B$4] * ([.$E21]+[.Z$1]/2) + [Sheet1.$B$5] * ([.$E21]+[.Z$1]/2)^2 + [Sheet1.$B$6] * ([.Z21]+[.AA21]/2) + [Sheet1.$B$7] * ([.$E21]+[.Z$1]/2) * ([.Z21]+[.AA21]/2))" table:style-name="ce15">
            <text:p>0,0025</text:p>
          </table:table-cell>
          <table:table-cell office:value-type="float" office:value="2.5241289928901178E-3" table:formula="of:=[.Z$1] * ([Sheet1.$B$3] + [Sheet1.$B$4] * ([.$E21]+[.Z$1]/2) + [Sheet1.$B$5] * ([.$E21]+[.Z$1]/2)^2 + [Sheet1.$B$6] * ([.Z21]+[.AB21]/2) + [Sheet1.$B$7] * ([.Z$1]/2) * ([.Z21]+[.AB21]/2))" table:style-name="ce15">
            <text:p>0,0025</text:p>
          </table:table-cell>
          <table:table-cell office:value-type="float" office:value="2.5158310926855585E-3" table:formula="of:=[.Z$1] * ([Sheet1.$B$3] + [Sheet1.$B$4] * ([.$E21]+[.Z$1]) + [Sheet1.$B$5] * ([.$E21]+[.Z$1])^2 + [Sheet1.$B$6] * ([.Z21]+[.AC21]) + [Sheet1.$B$7] * ([.$E21]+[.Z$1]) * ([.Z21]+[.AC21]))" table:style-name="ce15">
            <text:p>0,0025</text:p>
          </table:table-cell>
          <table:table-cell table:number-columns-repeated="16354"/>
        </table:table-row>
        <table:table-row table:style-name="ro2">
          <table:table-cell office:value-type="float" office:value="0.05" table:formula="of:=[.A21]+[Sheet1.$B$12]" table:style-name="ce14">
            <text:p>0,0500</text:p>
          </table:table-cell>
          <table:table-cell office:value-type="float" office:value="-0.74778900621867739" table:formula="of:=[.B21]+[.D21]" table:style-name="ce14">
            <text:p>-0,7478</text:p>
          </table:table-cell>
          <table:table-cell office:value-type="float" office:value="1.0269704561084201E-2" table:formula="of:=([Sheet1.$B$12] / 2) * ([Sheet1.$B$3] + [Sheet1.$B$4] * [.A22] + [Sheet1.$B$5] * [.A22]^2 + [Sheet1.$B$6] * [.B22] + [Sheet1.$B$7] * [.A22] * [.B22])" table:style-name="ce15">
            <text:p>0,0103</text:p>
          </table:table-cell>
          <table:table-cell office:value-type="float" office:value="1.9905607268142979E-2" table:formula="of:=[Sheet1.$B$12]  * ([Sheet1.$B$3] + [Sheet1.$B$4] * ([.A22]+[Sheet1.$B$12]/2) + [Sheet1.$B$5] * ([.A22]+[Sheet1.$B$12]/2)^2 + [Sheet1.$B$6] * ([.B22]+[.C22]) + [Sheet1.$B$7] * ([.A22]+[Sheet1.$B$12]/2) * ([.B22]+[.C22]))" table:style-name="ce15">
            <text:p>0,0199</text:p>
          </table:table-cell>
          <table:table-cell office:value-type="float" office:value="0.05" table:formula="of:=[.E21]+[Sheet1.$B$12]" table:style-name="ce14">
            <text:p>0,0500</text:p>
          </table:table-cell>
          <table:table-cell office:value-type="float" office:value="-0.74796682871674536" table:formula="of:=[.F21] + ([.G21]+2*[.H21]+2*[.I21]+[.J21])/6" table:style-name="ce14">
            <text:p>-0,7480</text:p>
          </table:table-cell>
          <table:table-cell office:value-type="float" office:value="2.0538541792934073E-2" table:formula="of:=[Sheet1.$B$12]  * ([Sheet1.$B$3] + [Sheet1.$B$4] * [.$E22] + [Sheet1.$B$5] * [.$E22]^2 + [Sheet1.$B$6] * [.F22] + [Sheet1.$B$7] * [.$E22] * [.F22])" table:style-name="ce15">
            <text:p>0,0205</text:p>
          </table:table-cell>
          <table:table-cell office:value-type="float" office:value="1.9904722003475039E-2" table:formula="of:=[Sheet1.$B$12]  * ([Sheet1.$B$3] + [Sheet1.$B$4] * ([.$E22]+[Sheet1.$B$12]/2) + [Sheet1.$B$5] * ([.$E22]+[Sheet1.$B$12]/2)^2 + [Sheet1.$B$6] * ([.F22]+[.G22]/2) + [Sheet1.$B$7] * ([.$E22]+[Sheet1.$B$12]/2) * ([.F22]+[.G22]/2))" table:style-name="ce15">
            <text:p>0,0199</text:p>
          </table:table-cell>
          <table:table-cell office:value-type="float" office:value="1.9903148149710344E-2" table:formula="of:=[Sheet1.$B$12]  * ([Sheet1.$B$3] + [Sheet1.$B$4] * ([.$E22]+[Sheet1.$B$12]/2) + [Sheet1.$B$5] * ([.$E22]+[Sheet1.$B$12]/2)^2 + [Sheet1.$B$6] * ([.F22]+[.H22]/2) + [Sheet1.$B$7] * ([.$E22]+[Sheet1.$B$12]/2) * ([.F22]+[.H22]/2))" table:style-name="ce15">
            <text:p>0,0199</text:p>
          </table:table-cell>
          <table:table-cell office:value-type="float" office:value="1.9211638094733641E-2" table:formula="of:=[Sheet1.$B$12]  * ([Sheet1.$B$3] + [Sheet1.$B$4] * ([.$E22]+[Sheet1.$B$12]) + [Sheet1.$B$5] * ([.$E22]+[Sheet1.$B$12])^2 + [Sheet1.$B$6] * ([.F22]+[.I22]) + [Sheet1.$B$7] * ([.$E22]+[Sheet1.$B$12]) * ([.F22]+[.I22]))" table:style-name="ce15">
            <text:p>0,0192</text:p>
          </table:table-cell>
          <table:table-cell office:value-type="float" office:value="-0.93432126940772342" table:formula="of:=[.K21] + ([.L21]+2*[.M21]+2*[.N21]+[.O21])/6" table:style-name="ce16">
            <text:p>-0,9343</text:p>
          </table:table-cell>
          <table:table-cell office:value-type="float" office:value="9.8147990042319142E-3" table:formula="of:=[.K$1]* ([Sheet1.$B$3] + [Sheet1.$B$4] * [.$E22] + [Sheet1.$B$5] * [.$E22]^2 + [Sheet1.$B$6] * [.K22] + [Sheet1.$B$7] * [.$E22] * [.K22])" table:style-name="ce15">
            <text:p>0,0098</text:p>
          </table:table-cell>
          <table:table-cell office:value-type="float" office:value="9.6551533670291706E-3" table:formula="of:=[.K$1] * ([Sheet1.$B$3] + [Sheet1.$B$4] * ([.$E22]+[.K$1]/2) + [Sheet1.$B$5] * ([.$E22]+[.K$1]/2)^2 + [Sheet1.$B$6] * ([.K22]+[.L22]/2) + [Sheet1.$B$7] * ([.$E22]+[.K$1]/2) * ([.K22]+[.L22]/2))" table:style-name="ce15">
            <text:p>0,0097</text:p>
          </table:table-cell>
          <table:table-cell office:value-type="float" office:value="9.7374494932907923E-3" table:formula="of:=[.K$1] * ([Sheet1.$B$3] + [Sheet1.$B$4] * ([.$E22]+[.K$1]/2) + [Sheet1.$B$5] * ([.$E22]+[.K$1]/2)^2 + [Sheet1.$B$6] * ([.K22]+[.M22]/2) + [Sheet1.$B$7] * ([.K$1]/2) * ([.K22]+[.M22]/2))" table:style-name="ce15">
            <text:p>0,0097</text:p>
          </table:table-cell>
          <table:table-cell office:value-type="float" office:value="9.4882990521749748E-3" table:formula="of:=[.K$1] * ([Sheet1.$B$3] + [Sheet1.$B$4] * ([.$E22]+[.K$1]) + [Sheet1.$B$5] * ([.$E22]+[.K$1])^2 + [Sheet1.$B$6] * ([.K22]+[.N22]) + [Sheet1.$B$7] * ([.$E22]+[.K$1]) * ([.K22]+[.N22]))" table:style-name="ce15">
            <text:p>0,0095</text:p>
          </table:table-cell>
          <table:table-cell office:value-type="float" office:value="-1.0183744058519542" table:formula="of:=[.P21] + ([.Q21]+2*[.R21]+2*[.S21]+[.T21])/6" table:style-name="ce16">
            <text:p>-1,0184</text:p>
          </table:table-cell>
          <table:table-cell office:value-type="float" office:value="4.8049072088642737E-3" table:formula="of:=[.P$1]* ([Sheet1.$B$3] + [Sheet1.$B$4] * [.$E22] + [Sheet1.$B$5] * [.$E22]^2 + [Sheet1.$B$6] * [.P22] + [Sheet1.$B$7] * [.$E22] * [.P22])" table:style-name="ce15">
            <text:p>0,0048</text:p>
          </table:table-cell>
          <table:table-cell office:value-type="float" office:value="4.764905332868055E-3" table:formula="of:=[.P$1] * ([Sheet1.$B$3] + [Sheet1.$B$4] * ([.$E22]+[.P$1]/2) + [Sheet1.$B$5] * ([.$E22]+[.P$1]/2)^2 + [Sheet1.$B$6] * ([.P22]+[.Q22]/2) + [Sheet1.$B$7] * ([.$E22]+[.P$1]/2) * ([.P22]+[.Q22]/2))" table:style-name="ce15">
            <text:p>0,0048</text:p>
          </table:table-cell>
          <table:table-cell office:value-type="float" office:value="4.8099654762041883E-3" table:formula="of:=[.P$1] * ([Sheet1.$B$3] + [Sheet1.$B$4] * ([.$E22]+[.P$1]/2) + [Sheet1.$B$5] * ([.$E22]+[.P$1]/2)^2 + [Sheet1.$B$6] * ([.P22]+[.R22]/2) + [Sheet1.$B$7] * ([.P$1]/2) * ([.P22]+[.R22]/2))" table:style-name="ce15">
            <text:p>0,0048</text:p>
          </table:table-cell>
          <table:table-cell office:value-type="float" office:value="4.7240320362564019E-3" table:formula="of:=[.P$1] * ([Sheet1.$B$3] + [Sheet1.$B$4] * ([.$E22]+[.P$1]) + [Sheet1.$B$5] * ([.$E22]+[.P$1])^2 + [Sheet1.$B$6] * ([.P22]+[.S22]) + [Sheet1.$B$7] * ([.$E22]+[.P$1]) * ([.P22]+[.S22]))" table:style-name="ce15">
            <text:p>0,0047</text:p>
          </table:table-cell>
          <table:table-cell office:value-type="float" office:value="-1.0458731567306792" table:formula="of:=[.U21] + ([.V21]+2*[.W21]+2*[.X21]+[.Y21])/6" table:style-name="ce16">
            <text:p>-1,0459</text:p>
          </table:table-cell>
          <table:table-cell office:value-type="float" office:value="3.1796449127624825E-3" table:formula="of:=[.U$1]* ([Sheet1.$B$3] + [Sheet1.$B$4] * [.$E22] + [Sheet1.$B$5] * [.$E22]^2 + [Sheet1.$B$6] * [.U22] + [Sheet1.$B$7] * [.$E22] * [.U22])" table:style-name="ce15">
            <text:p>0,0032</text:p>
          </table:table-cell>
          <table:table-cell office:value-type="float" office:value="3.161868687798428E-3" table:formula="of:=[.U$1] * ([Sheet1.$B$3] + [Sheet1.$B$4] * ([.$E22]+[.U$1]/2) + [Sheet1.$B$5] * ([.$E22]+[.U$1]/2)^2 + [Sheet1.$B$6] * ([.U22]+[.V22]/2) + [Sheet1.$B$7] * ([.$E22]+[.U$1]/2) * ([.U22]+[.V22]/2))" table:style-name="ce15">
            <text:p>0,0032</text:p>
          </table:table-cell>
          <table:table-cell office:value-type="float" office:value="3.1927427309539442E-3" table:formula="of:=[.U$1] * ([Sheet1.$B$3] + [Sheet1.$B$4] * ([.$E22]+[.U$1]/2) + [Sheet1.$B$5] * ([.$E22]+[.U$1]/2)^2 + [Sheet1.$B$6] * ([.U22]+[.W22]/2) + [Sheet1.$B$7] * ([.U$1]/2) * ([.U22]+[.W22]/2))" table:style-name="ce15">
            <text:p>0,0032</text:p>
          </table:table-cell>
          <table:table-cell office:value-type="float" office:value="3.143843384560573E-3" table:formula="of:=[.U$1] * ([Sheet1.$B$3] + [Sheet1.$B$4] * ([.$E22]+[.U$1]) + [Sheet1.$B$5] * ([.$E22]+[.U$1])^2 + [Sheet1.$B$6] * ([.U22]+[.X22]) + [Sheet1.$B$7] * ([.$E22]+[.U$1]) * ([.U22]+[.X22]))" table:style-name="ce15">
            <text:p>0,0031</text:p>
          </table:table-cell>
          <table:table-cell office:value-type="float" office:value="-1.0594889015274409" table:formula="of:=[.Z21] + ([.AA21]+2*[.AB21]+2*[.AC21]+[.AD21])/6" table:style-name="ce16">
            <text:p>-1,0595</text:p>
          </table:table-cell>
          <table:table-cell office:value-type="float" office:value="2.377386610349988E-3" table:formula="of:=[.Z$1]* ([Sheet1.$B$3] + [Sheet1.$B$4] * [.$E22] + [Sheet1.$B$5] * [.$E22]^2 + [Sheet1.$B$6] * [.Z22] + [Sheet1.$B$7] * [.$E22] * [.Z22])" table:style-name="ce15">
            <text:p>0,0024</text:p>
          </table:table-cell>
          <table:table-cell office:value-type="float" office:value="2.3673763210029296E-3" table:formula="of:=[.Z$1] * ([Sheet1.$B$3] + [Sheet1.$B$4] * ([.$E22]+[.Z$1]/2) + [Sheet1.$B$5] * ([.$E22]+[.Z$1]/2)^2 + [Sheet1.$B$6] * ([.Z22]+[.AA22]/2) + [Sheet1.$B$7] * ([.$E22]+[.Z$1]/2) * ([.Z22]+[.AA22]/2))" table:style-name="ce15">
            <text:p>0,0024</text:p>
          </table:table-cell>
          <table:table-cell office:value-type="float" office:value="2.3908544094096377E-3" table:formula="of:=[.Z$1] * ([Sheet1.$B$3] + [Sheet1.$B$4] * ([.$E22]+[.Z$1]/2) + [Sheet1.$B$5] * ([.$E22]+[.Z$1]/2)^2 + [Sheet1.$B$6] * ([.Z22]+[.AB22]/2) + [Sheet1.$B$7] * ([.Z$1]/2) * ([.Z22]+[.AB22]/2))" table:style-name="ce15">
            <text:p>0,0024</text:p>
          </table:table-cell>
          <table:table-cell office:value-type="float" office:value="2.3572645398139214E-3" table:formula="of:=[.Z$1] * ([Sheet1.$B$3] + [Sheet1.$B$4] * ([.$E22]+[.Z$1]) + [Sheet1.$B$5] * ([.$E22]+[.Z$1])^2 + [Sheet1.$B$6] * ([.Z22]+[.AC22]) + [Sheet1.$B$7] * ([.$E22]+[.Z$1]) * ([.Z22]+[.AC22]))" table:style-name="ce15">
            <text:p>0,0024</text:p>
          </table:table-cell>
          <table:table-cell table:number-columns-repeated="16354"/>
        </table:table-row>
        <table:table-row table:style-name="ro2">
          <table:table-cell office:value-type="float" office:value="0.1" table:formula="of:=[.A22]+[Sheet1.$B$12]" table:style-name="ce14">
            <text:p>0,1000</text:p>
          </table:table-cell>
          <table:table-cell office:value-type="float" office:value="-0.72788339895053444" table:formula="of:=[.B22]+[.D22]" table:style-name="ce14">
            <text:p>-0,7279</text:p>
          </table:table-cell>
          <table:table-cell office:value-type="float" office:value="9.6062747091525263E-3" table:formula="of:=([Sheet1.$B$12] / 2) * ([Sheet1.$B$3] + [Sheet1.$B$4] * [.A23] + [Sheet1.$B$5] * [.A23]^2 + [Sheet1.$B$6] * [.B23] + [Sheet1.$B$7] * [.A23] * [.B23])" table:style-name="ce15">
            <text:p>0,0096</text:p>
          </table:table-cell>
          <table:table-cell office:value-type="float" office:value="1.8463174542183394E-2" table:formula="of:=[Sheet1.$B$12]  * ([Sheet1.$B$3] + [Sheet1.$B$4] * ([.A23]+[Sheet1.$B$12]/2) + [Sheet1.$B$5] * ([.A23]+[Sheet1.$B$12]/2)^2 + [Sheet1.$B$6] * ([.B23]+[.C23]) + [Sheet1.$B$7] * ([.A23]+[Sheet1.$B$12]/2) * ([.B23]+[.C23]))" table:style-name="ce15">
            <text:p>0,0185</text:p>
          </table:table-cell>
          <table:table-cell office:value-type="float" office:value="0.1" table:formula="of:=[.E22]+[Sheet1.$B$12]" table:style-name="ce14">
            <text:p>0,1000</text:p>
          </table:table-cell>
          <table:table-cell office:value-type="float" office:value="-0.72807250868440565" table:formula="of:=[.F22] + ([.G22]+2*[.H22]+2*[.I22]+[.J22])/6" table:style-name="ce14">
            <text:p>-0,7281</text:p>
          </table:table-cell>
          <table:table-cell office:value-type="float" office:value="1.9211593468600331E-2" table:formula="of:=[Sheet1.$B$12]  * ([Sheet1.$B$3] + [Sheet1.$B$4] * [.$E23] + [Sheet1.$B$5] * [.$E23]^2 + [Sheet1.$B$6] * [.F23] + [Sheet1.$B$7] * [.$E23] * [.F23])" table:style-name="ce15">
            <text:p>0,0192</text:p>
          </table:table-cell>
          <table:table-cell office:value-type="float" office:value="1.8462199350406647E-2" table:formula="of:=[Sheet1.$B$12]  * ([Sheet1.$B$3] + [Sheet1.$B$4] * ([.$E23]+[Sheet1.$B$12]/2) + [Sheet1.$B$5] * ([.$E23]+[Sheet1.$B$12]/2)^2 + [Sheet1.$B$6] * ([.F23]+[.G23]/2) + [Sheet1.$B$7] * ([.$E23]+[Sheet1.$B$12]/2) * ([.F23]+[.G23]/2))" table:style-name="ce15">
            <text:p>0,0185</text:p>
          </table:table-cell>
          <table:table-cell office:value-type="float" office:value="1.8460272002408917E-2" table:formula="of:=[Sheet1.$B$12]  * ([Sheet1.$B$3] + [Sheet1.$B$4] * ([.$E23]+[Sheet1.$B$12]/2) + [Sheet1.$B$5] * ([.$E23]+[Sheet1.$B$12]/2)^2 + [Sheet1.$B$6] * ([.F23]+[.H23]/2) + [Sheet1.$B$7] * ([.$E23]+[Sheet1.$B$12]/2) * ([.F23]+[.H23]/2))" table:style-name="ce15">
            <text:p>0,0185</text:p>
          </table:table-cell>
          <table:table-cell office:value-type="float" office:value="1.7652703971561452E-2" table:formula="of:=[Sheet1.$B$12]  * ([Sheet1.$B$3] + [Sheet1.$B$4] * ([.$E23]+[Sheet1.$B$12]) + [Sheet1.$B$5] * ([.$E23]+[Sheet1.$B$12])^2 + [Sheet1.$B$6] * ([.F23]+[.I23]) + [Sheet1.$B$7] * ([.$E23]+[Sheet1.$B$12]) * ([.F23]+[.I23]))" table:style-name="ce15">
            <text:p>0,0177</text:p>
          </table:table-cell>
          <table:table-cell office:value-type="float" office:value="-0.92463988544488229" table:formula="of:=[.K22] + ([.L22]+2*[.M22]+2*[.N22]+[.O22])/6" table:style-name="ce16">
            <text:p>-0,9246</text:p>
          </table:table-cell>
          <table:table-cell office:value-type="float" office:value="9.1089726895380602E-3" table:formula="of:=[.K$1]* ([Sheet1.$B$3] + [Sheet1.$B$4] * [.$E23] + [Sheet1.$B$5] * [.$E23]^2 + [Sheet1.$B$6] * [.K23] + [Sheet1.$B$7] * [.$E23] * [.K23])" table:style-name="ce15">
            <text:p>0,0091</text:p>
          </table:table-cell>
          <table:table-cell office:value-type="float" office:value="8.9201400714819298E-3" table:formula="of:=[.K$1] * ([Sheet1.$B$3] + [Sheet1.$B$4] * ([.$E23]+[.K$1]/2) + [Sheet1.$B$5] * ([.$E23]+[.K$1]/2)^2 + [Sheet1.$B$6] * ([.K23]+[.L23]/2) + [Sheet1.$B$7] * ([.$E23]+[.K$1]/2) * ([.K23]+[.L23]/2))" table:style-name="ce15">
            <text:p>0,0089</text:p>
          </table:table-cell>
          <table:table-cell office:value-type="float" office:value="9.0832312566341278E-3" table:formula="of:=[.K$1] * ([Sheet1.$B$3] + [Sheet1.$B$4] * ([.$E23]+[.K$1]/2) + [Sheet1.$B$5] * ([.$E23]+[.K$1]/2)^2 + [Sheet1.$B$6] * ([.K23]+[.M23]/2) + [Sheet1.$B$7] * ([.K$1]/2) * ([.K23]+[.M23]/2))" table:style-name="ce15">
            <text:p>0,0091</text:p>
          </table:table-cell>
          <table:table-cell office:value-type="float" office:value="8.7242089800096019E-3" table:formula="of:=[.K$1] * ([Sheet1.$B$3] + [Sheet1.$B$4] * ([.$E23]+[.K$1]) + [Sheet1.$B$5] * ([.$E23]+[.K$1])^2 + [Sheet1.$B$6] * ([.K23]+[.N23]) + [Sheet1.$B$7] * ([.$E23]+[.K$1]) * ([.K23]+[.N23]))" table:style-name="ce15">
            <text:p>0,0087</text:p>
          </table:table-cell>
          <table:table-cell office:value-type="float" office:value="-1.0135946257080766" table:formula="of:=[.P22] + ([.Q22]+2*[.R22]+2*[.S22]+[.T22])/6" table:style-name="ce16">
            <text:p>-1,0136</text:p>
          </table:table-cell>
          <table:table-cell office:value-type="float" office:value="4.4420697917614193E-3" table:formula="of:=[.P$1]* ([Sheet1.$B$3] + [Sheet1.$B$4] * [.$E23] + [Sheet1.$B$5] * [.$E23]^2 + [Sheet1.$B$6] * [.P23] + [Sheet1.$B$7] * [.$E23] * [.P23])" table:style-name="ce15">
            <text:p>0,0044</text:p>
          </table:table-cell>
          <table:table-cell office:value-type="float" office:value="4.3947363882870507E-3" table:formula="of:=[.P$1] * ([Sheet1.$B$3] + [Sheet1.$B$4] * ([.$E23]+[.P$1]/2) + [Sheet1.$B$5] * ([.$E23]+[.P$1]/2)^2 + [Sheet1.$B$6] * ([.P23]+[.Q23]/2) + [Sheet1.$B$7] * ([.$E23]+[.P$1]/2) * ([.P23]+[.Q23]/2))" table:style-name="ce15">
            <text:p>0,0044</text:p>
          </table:table-cell>
          <table:table-cell office:value-type="float" office:value="4.4844678548208563E-3" table:formula="of:=[.P$1] * ([Sheet1.$B$3] + [Sheet1.$B$4] * ([.$E23]+[.P$1]/2) + [Sheet1.$B$5] * ([.$E23]+[.P$1]/2)^2 + [Sheet1.$B$6] * ([.P23]+[.R23]/2) + [Sheet1.$B$7] * ([.P$1]/2) * ([.P23]+[.R23]/2))" table:style-name="ce15">
            <text:p>0,0045</text:p>
          </table:table-cell>
          <table:table-cell office:value-type="float" office:value="4.346577378449264E-3" table:formula="of:=[.P$1] * ([Sheet1.$B$3] + [Sheet1.$B$4] * ([.$E23]+[.P$1]) + [Sheet1.$B$5] * ([.$E23]+[.P$1])^2 + [Sheet1.$B$6] * ([.P23]+[.S23]) + [Sheet1.$B$7] * ([.$E23]+[.P$1]) * ([.P23]+[.S23]))" table:style-name="ce15">
            <text:p>0,0043</text:p>
          </table:table-cell>
          <table:table-cell office:value-type="float" office:value="-1.0427010382082078" table:formula="of:=[.U22] + ([.V22]+2*[.W22]+2*[.X22]+[.Y22])/6" table:style-name="ce16">
            <text:p>-1,0427</text:p>
          </table:table-cell>
          <table:table-cell office:value-type="float" office:value="2.9356829655594616E-3" table:formula="of:=[.U$1]* ([Sheet1.$B$3] + [Sheet1.$B$4] * [.$E23] + [Sheet1.$B$5] * [.$E23]^2 + [Sheet1.$B$6] * [.U23] + [Sheet1.$B$7] * [.$E23] * [.U23])" table:style-name="ce15">
            <text:p>0,0029</text:p>
          </table:table-cell>
          <table:table-cell office:value-type="float" office:value="2.914645833519477E-3" table:formula="of:=[.U$1] * ([Sheet1.$B$3] + [Sheet1.$B$4] * ([.$E23]+[.U$1]/2) + [Sheet1.$B$5] * ([.$E23]+[.U$1]/2)^2 + [Sheet1.$B$6] * ([.U23]+[.V23]/2) + [Sheet1.$B$7] * ([.$E23]+[.U$1]/2) * ([.U23]+[.V23]/2))" table:style-name="ce15">
            <text:p>0,0029</text:p>
          </table:table-cell>
          <table:table-cell office:value-type="float" office:value="2.9762192263153978E-3" table:formula="of:=[.U$1] * ([Sheet1.$B$3] + [Sheet1.$B$4] * ([.$E23]+[.U$1]/2) + [Sheet1.$B$5] * ([.$E23]+[.U$1]/2)^2 + [Sheet1.$B$6] * ([.U23]+[.W23]/2) + [Sheet1.$B$7] * ([.U$1]/2) * ([.U23]+[.W23]/2))" table:style-name="ce15">
            <text:p>0,0030</text:p>
          </table:table-cell>
          <table:table-cell office:value-type="float" office:value="2.8933826523945688E-3" table:formula="of:=[.U$1] * ([Sheet1.$B$3] + [Sheet1.$B$4] * ([.$E23]+[.U$1]) + [Sheet1.$B$5] * ([.$E23]+[.U$1])^2 + [Sheet1.$B$6] * ([.U23]+[.X23]) + [Sheet1.$B$7] * ([.$E23]+[.U$1]) * ([.U23]+[.X23]))" table:style-name="ce15">
            <text:p>0,0029</text:p>
          </table:table-cell>
          <table:table-cell office:value-type="float" office:value="-1.0571137160922761" table:formula="of:=[.Z22] + ([.AA22]+2*[.AB22]+2*[.AC22]+[.AD22])/6" table:style-name="ce16">
            <text:p>-1,0571</text:p>
          </table:table-cell>
          <table:table-cell office:value-type="float" office:value="2.1935362706441935E-3" table:formula="of:=[.Z$1]* ([Sheet1.$B$3] + [Sheet1.$B$4] * [.$E23] + [Sheet1.$B$5] * [.$E23]^2 + [Sheet1.$B$6] * [.Z23] + [Sheet1.$B$7] * [.$E23] * [.Z23])" table:style-name="ce15">
            <text:p>0,0022</text:p>
          </table:table-cell>
          <table:table-cell office:value-type="float" office:value="2.1816888427029627E-3" table:formula="of:=[.Z$1] * ([Sheet1.$B$3] + [Sheet1.$B$4] * ([.$E23]+[.Z$1]/2) + [Sheet1.$B$5] * ([.$E23]+[.Z$1]/2)^2 + [Sheet1.$B$6] * ([.Z23]+[.AA23]/2) + [Sheet1.$B$7] * ([.$E23]+[.Z$1]/2) * ([.Z23]+[.AA23]/2))" table:style-name="ce15">
            <text:p>0,0022</text:p>
          </table:table-cell>
          <table:table-cell office:value-type="float" office:value="2.2285461063720697E-3" table:formula="of:=[.Z$1] * ([Sheet1.$B$3] + [Sheet1.$B$4] * ([.$E23]+[.Z$1]/2) + [Sheet1.$B$5] * ([.$E23]+[.Z$1]/2)^2 + [Sheet1.$B$6] * ([.Z23]+[.AB23]/2) + [Sheet1.$B$7] * ([.Z$1]/2) * ([.Z23]+[.AB23]/2))" table:style-name="ce15">
            <text:p>0,0022</text:p>
          </table:table-cell>
          <table:table-cell office:value-type="float" office:value="2.1697536384077741E-3" table:formula="of:=[.Z$1] * ([Sheet1.$B$3] + [Sheet1.$B$4] * ([.$E23]+[.Z$1]) + [Sheet1.$B$5] * ([.$E23]+[.Z$1])^2 + [Sheet1.$B$6] * ([.Z23]+[.AC23]) + [Sheet1.$B$7] * ([.$E23]+[.Z$1]) * ([.Z23]+[.AC23]))" table:style-name="ce15">
            <text:p>0,0022</text:p>
          </table:table-cell>
          <table:table-cell table:number-columns-repeated="16354"/>
        </table:table-row>
        <table:table-row table:style-name="ro2">
          <table:table-cell office:value-type="float" office:value="0.15000000000000002" table:formula="of:=[.A23]+[Sheet1.$B$12]" table:style-name="ce14">
            <text:p>0,1500</text:p>
          </table:table-cell>
          <table:table-cell office:value-type="float" office:value="-0.70942022440835106" table:formula="of:=[.B23]+[.D23]" table:style-name="ce14">
            <text:p>-0,7094</text:p>
          </table:table-cell>
          <table:table-cell office:value-type="float" office:value="8.8268543378916525E-3" table:formula="of:=([Sheet1.$B$12] / 2) * ([Sheet1.$B$3] + [Sheet1.$B$4] * [.A24] + [Sheet1.$B$5] * [.A24]^2 + [Sheet1.$B$6] * [.B24] + [Sheet1.$B$7] * [.A24] * [.B24])" table:style-name="ce15">
            <text:p>0,0088</text:p>
          </table:table-cell>
          <table:table-cell office:value-type="float" office:value="1.6787780029512568E-2" table:formula="of:=[Sheet1.$B$12]  * ([Sheet1.$B$3] + [Sheet1.$B$4] * ([.A24]+[Sheet1.$B$12]/2) + [Sheet1.$B$5] * ([.A24]+[Sheet1.$B$12]/2)^2 + [Sheet1.$B$6] * ([.B24]+[.C24]) + [Sheet1.$B$7] * ([.A24]+[Sheet1.$B$12]/2) * ([.B24]+[.C24]))" table:style-name="ce15">
            <text:p>0,0168</text:p>
          </table:table-cell>
          <table:table-cell office:value-type="float" office:value="0.15000000000000002" table:formula="of:=[.E23]+[Sheet1.$B$12]" table:style-name="ce14">
            <text:p>0,1500</text:p>
          </table:table-cell>
          <table:table-cell office:value-type="float" office:value="-0.70962096866010682" table:formula="of:=[.F23] + ([.G23]+2*[.H23]+2*[.I23]+[.J23])/6" table:style-name="ce14">
            <text:p>-0,7096</text:p>
          </table:table-cell>
          <table:table-cell office:value-type="float" office:value="1.7652658281485992E-2" table:formula="of:=[Sheet1.$B$12]  * ([Sheet1.$B$3] + [Sheet1.$B$4] * [.$E24] + [Sheet1.$B$5] * [.$E24]^2 + [Sheet1.$B$6] * [.F24] + [Sheet1.$B$7] * [.$E24] * [.F24])" table:style-name="ce15">
            <text:p>0,0177</text:p>
          </table:table-cell>
          <table:table-cell office:value-type="float" office:value="1.6786709024457582E-2" table:formula="of:=[Sheet1.$B$12]  * ([Sheet1.$B$3] + [Sheet1.$B$4] * ([.$E24]+[Sheet1.$B$12]/2) + [Sheet1.$B$5] * ([.$E24]+[Sheet1.$B$12]/2)^2 + [Sheet1.$B$6] * ([.F24]+[.G24]/2) + [Sheet1.$B$7] * ([.$E24]+[Sheet1.$B$12]/2) * ([.F24]+[.G24]/2))" table:style-name="ce15">
            <text:p>0,0168</text:p>
          </table:table-cell>
          <table:table-cell office:value-type="float" office:value="1.6784405058215605E-2" table:formula="of:=[Sheet1.$B$12]  * ([Sheet1.$B$3] + [Sheet1.$B$4] * ([.$E24]+[Sheet1.$B$12]/2) + [Sheet1.$B$5] * ([.$E24]+[Sheet1.$B$12]/2)^2 + [Sheet1.$B$6] * ([.F24]+[.H24]/2) + [Sheet1.$B$7] * ([.$E24]+[Sheet1.$B$12]/2) * ([.F24]+[.H24]/2))" table:style-name="ce15">
            <text:p>0,0168</text:p>
          </table:table-cell>
          <table:table-cell office:value-type="float" office:value="1.5859754190913771E-2" table:formula="of:=[Sheet1.$B$12]  * ([Sheet1.$B$3] + [Sheet1.$B$4] * ([.$E24]+[Sheet1.$B$12]) + [Sheet1.$B$5] * ([.$E24]+[Sheet1.$B$12])^2 + [Sheet1.$B$6] * ([.F24]+[.I24]) + [Sheet1.$B$7] * ([.$E24]+[Sheet1.$B$12]) * ([.F24]+[.I24]))" table:style-name="ce15">
            <text:p>0,0159</text:p>
          </table:table-cell>
          <table:table-cell office:value-type="float" office:value="-0.91566656472391905" table:formula="of:=[.K23] + ([.L23]+2*[.M23]+2*[.N23]+[.O23])/6" table:style-name="ce16">
            <text:p>-0,9157</text:p>
          </table:table-cell>
          <table:table-cell office:value-type="float" office:value="8.2872623500410466E-3" table:formula="of:=[.K$1]* ([Sheet1.$B$3] + [Sheet1.$B$4] * [.$E24] + [Sheet1.$B$5] * [.$E24]^2 + [Sheet1.$B$6] * [.K24] + [Sheet1.$B$7] * [.$E24] * [.K24])" table:style-name="ce15">
            <text:p>0,0083</text:p>
          </table:table-cell>
          <table:table-cell office:value-type="float" office:value="8.0690115225145777E-3" table:formula="of:=[.K$1] * ([Sheet1.$B$3] + [Sheet1.$B$4] * ([.$E24]+[.K$1]/2) + [Sheet1.$B$5] * ([.$E24]+[.K$1]/2)^2 + [Sheet1.$B$6] * ([.K24]+[.L24]/2) + [Sheet1.$B$7] * ([.$E24]+[.K$1]/2) * ([.K24]+[.L24]/2))" table:style-name="ce15">
            <text:p>0,0081</text:p>
          </table:table-cell>
          <table:table-cell office:value-type="float" office:value="8.3114456376295106E-3" table:formula="of:=[.K$1] * ([Sheet1.$B$3] + [Sheet1.$B$4] * ([.$E24]+[.K$1]/2) + [Sheet1.$B$5] * ([.$E24]+[.K$1]/2)^2 + [Sheet1.$B$6] * ([.K24]+[.M24]/2) + [Sheet1.$B$7] * ([.K$1]/2) * ([.K24]+[.M24]/2))" table:style-name="ce15">
            <text:p>0,0083</text:p>
          </table:table-cell>
          <table:table-cell office:value-type="float" office:value="7.8437745362810417E-3" table:formula="of:=[.K$1] * ([Sheet1.$B$3] + [Sheet1.$B$4] * ([.$E24]+[.K$1]) + [Sheet1.$B$5] * ([.$E24]+[.K$1])^2 + [Sheet1.$B$6] * ([.K24]+[.N24]) + [Sheet1.$B$7] * ([.$E24]+[.K$1]) * ([.K24]+[.N24]))" table:style-name="ce15">
            <text:p>0,0078</text:p>
          </table:table-cell>
          <table:table-cell office:value-type="float" office:value="-1.0091701164320055" table:formula="of:=[.P23] + ([.Q23]+2*[.R23]+2*[.S23]+[.T23])/6" table:style-name="ce16">
            <text:p>-1,0092</text:p>
          </table:table-cell>
          <table:table-cell office:value-type="float" office:value="4.0213168414423833E-3" table:formula="of:=[.P$1]* ([Sheet1.$B$3] + [Sheet1.$B$4] * [.$E24] + [Sheet1.$B$5] * [.$E24]^2 + [Sheet1.$B$6] * [.P24] + [Sheet1.$B$7] * [.$E24] * [.P24])" table:style-name="ce15">
            <text:p>0,0040</text:p>
          </table:table-cell>
          <table:table-cell office:value-type="float" office:value="3.9665957979328325E-3" table:formula="of:=[.P$1] * ([Sheet1.$B$3] + [Sheet1.$B$4] * ([.$E24]+[.P$1]/2) + [Sheet1.$B$5] * ([.$E24]+[.P$1]/2)^2 + [Sheet1.$B$6] * ([.P24]+[.Q24]/2) + [Sheet1.$B$7] * ([.$E24]+[.P$1]/2) * ([.P24]+[.Q24]/2))" table:style-name="ce15">
            <text:p>0,0040</text:p>
          </table:table-cell>
          <table:table-cell office:value-type="float" office:value="4.1006416004021285E-3" table:formula="of:=[.P$1] * ([Sheet1.$B$3] + [Sheet1.$B$4] * ([.$E24]+[.P$1]/2) + [Sheet1.$B$5] * ([.$E24]+[.P$1]/2)^2 + [Sheet1.$B$6] * ([.P24]+[.R24]/2) + [Sheet1.$B$7] * ([.P$1]/2) * ([.P24]+[.R24]/2))" table:style-name="ce15">
            <text:p>0,0041</text:p>
          </table:table-cell>
          <table:table-cell office:value-type="float" office:value="3.9110974099994958E-3" table:formula="of:=[.P$1] * ([Sheet1.$B$3] + [Sheet1.$B$4] * ([.$E24]+[.P$1]) + [Sheet1.$B$5] * ([.$E24]+[.P$1])^2 + [Sheet1.$B$6] * ([.P24]+[.S24]) + [Sheet1.$B$7] * ([.$E24]+[.P$1]) * ([.P24]+[.S24]))" table:style-name="ce15">
            <text:p>0,0039</text:p>
          </table:table-cell>
          <table:table-cell office:value-type="float" office:value="-1.0397659055852706" table:formula="of:=[.U23] + ([.V23]+2*[.W23]+2*[.X23]+[.Y23])/6" table:style-name="ce16">
            <text:p>-1,0398</text:p>
          </table:table-cell>
          <table:table-cell office:value-type="float" office:value="2.6531341381775772E-3" table:formula="of:=[.U$1]* ([Sheet1.$B$3] + [Sheet1.$B$4] * [.$E24] + [Sheet1.$B$5] * [.$E24]^2 + [Sheet1.$B$6] * [.U24] + [Sheet1.$B$7] * [.$E24] * [.U24])" table:style-name="ce15">
            <text:p>0,0027</text:p>
          </table:table-cell>
          <table:table-cell office:value-type="float" office:value="2.6288114346891692E-3" table:formula="of:=[.U$1] * ([Sheet1.$B$3] + [Sheet1.$B$4] * ([.$E24]+[.U$1]/2) + [Sheet1.$B$5] * ([.$E24]+[.U$1]/2)^2 + [Sheet1.$B$6] * ([.U24]+[.V24]/2) + [Sheet1.$B$7] * ([.$E24]+[.U$1]/2) * ([.U24]+[.V24]/2))" table:style-name="ce15">
            <text:p>0,0026</text:p>
          </table:table-cell>
          <table:table-cell office:value-type="float" office:value="2.7209265088471903E-3" table:formula="of:=[.U$1] * ([Sheet1.$B$3] + [Sheet1.$B$4] * ([.$E24]+[.U$1]/2) + [Sheet1.$B$5] * ([.$E24]+[.U$1]/2)^2 + [Sheet1.$B$6] * ([.U24]+[.W24]/2) + [Sheet1.$B$7] * ([.U$1]/2) * ([.U24]+[.W24]/2))" table:style-name="ce15">
            <text:p>0,0027</text:p>
          </table:table-cell>
          <table:table-cell office:value-type="float" office:value="2.6042870792012886E-3" table:formula="of:=[.U$1] * ([Sheet1.$B$3] + [Sheet1.$B$4] * ([.$E24]+[.U$1]) + [Sheet1.$B$5] * ([.$E24]+[.U$1])^2 + [Sheet1.$B$6] * ([.U24]+[.X24]) + [Sheet1.$B$7] * ([.$E24]+[.U$1]) * ([.U24]+[.X24]))" table:style-name="ce15">
            <text:p>0,0026</text:p>
          </table:table-cell>
          <table:table-cell office:value-type="float" office:value="-1.0549164227910757" table:formula="of:=[.Z23] + ([.AA23]+2*[.AB23]+2*[.AC23]+[.AD23])/6" table:style-name="ce16">
            <text:p>-1,0549</text:p>
          </table:table-cell>
          <table:table-cell office:value-type="float" office:value="1.9807374772182122E-3" table:formula="of:=[.Z$1]* ([Sheet1.$B$3] + [Sheet1.$B$4] * [.$E24] + [Sheet1.$B$5] * [.$E24]^2 + [Sheet1.$B$6] * [.Z24] + [Sheet1.$B$7] * [.$E24] * [.Z24])" table:style-name="ce15">
            <text:p>0,0020</text:p>
          </table:table-cell>
          <table:table-cell office:value-type="float" office:value="1.9670390976963526E-3" table:formula="of:=[.Z$1] * ([Sheet1.$B$3] + [Sheet1.$B$4] * ([.$E24]+[.Z$1]/2) + [Sheet1.$B$5] * ([.$E24]+[.Z$1]/2)^2 + [Sheet1.$B$6] * ([.Z24]+[.AA24]/2) + [Sheet1.$B$7] * ([.$E24]+[.Z$1]/2) * ([.Z24]+[.AA24]/2))" table:style-name="ce15">
            <text:p>0,0020</text:p>
          </table:table-cell>
          <table:table-cell office:value-type="float" office:value="2.0371870172723352E-3" table:formula="of:=[.Z$1] * ([Sheet1.$B$3] + [Sheet1.$B$4] * ([.$E24]+[.Z$1]/2) + [Sheet1.$B$5] * ([.$E24]+[.Z$1]/2)^2 + [Sheet1.$B$6] * ([.Z24]+[.AB24]/2) + [Sheet1.$B$7] * ([.Z$1]/2) * ([.Z24]+[.AB24]/2))" table:style-name="ce15">
            <text:p>0,0020</text:p>
          </table:table-cell>
          <table:table-cell office:value-type="float" office:value="1.9532675058774799E-3" table:formula="of:=[.Z$1] * ([Sheet1.$B$3] + [Sheet1.$B$4] * ([.$E24]+[.Z$1]) + [Sheet1.$B$5] * ([.$E24]+[.Z$1])^2 + [Sheet1.$B$6] * ([.Z24]+[.AC24]) + [Sheet1.$B$7] * ([.$E24]+[.Z$1]) * ([.Z24]+[.AC24]))" table:style-name="ce15">
            <text:p>0,0020</text:p>
          </table:table-cell>
          <table:table-cell table:number-columns-repeated="16354"/>
        </table:table-row>
        <table:table-row table:style-name="ro2">
          <table:table-cell office:value-type="float" office:value="0.2" table:formula="of:=[.A24]+[Sheet1.$B$12]" table:style-name="ce14">
            <text:p>0,2000</text:p>
          </table:table-cell>
          <table:table-cell office:value-type="float" office:value="-0.69263244437883853" table:formula="of:=[.B24]+[.D24]" table:style-name="ce14">
            <text:p>-0,6926</text:p>
          </table:table-cell>
          <table:table-cell table:number-columns-repeated="2" table:style-name="ce15"/>
          <table:table-cell office:value-type="float" office:value="0.2" table:formula="of:=[.E24]+[Sheet1.$B$12]" table:style-name="ce14">
            <text:p>0,2000</text:p>
          </table:table-cell>
          <table:table-cell office:value-type="float" office:value="-0.69284519522048249" table:formula="of:=[.F24] + ([.G24]+2*[.H24]+2*[.I24]+[.J24])/6" table:style-name="ce14">
            <text:p>-0,6928</text:p>
          </table:table-cell>
          <table:table-cell table:number-columns-repeated="4" table:style-name="ce15"/>
          <table:table-cell office:value-type="float" office:value="-0.90751790618948402" table:formula="of:=[.K24] + ([.L24]+2*[.M24]+2*[.N24]+[.O24])/6" table:style-name="ce16">
            <text:p>-0,9075</text:p>
          </table:table-cell>
          <table:table-cell table:number-columns-repeated="4" table:style-name="ce15"/>
          <table:table-cell office:value-type="float" office:value="-1.0051589682573201" table:formula="of:=[.P24] + ([.Q24]+2*[.R24]+2*[.S24]+[.T24])/6" table:style-name="ce16">
            <text:p>-1,0052</text:p>
          </table:table-cell>
          <table:table-cell table:number-columns-repeated="4" table:style-name="ce15"/>
          <table:table-cell office:value-type="float" office:value="-1.0371064227345286" table:formula="of:=[.U24] + ([.V24]+2*[.W24]+2*[.X24]+[.Y24])/6" table:style-name="ce16">
            <text:p>-1,0371</text:p>
          </table:table-cell>
          <table:table-cell table:number-columns-repeated="4" table:style-name="ce15"/>
          <table:table-cell office:value-type="float" office:value="-1.0529260132555702" table:formula="of:=[.Z24] + ([.AA24]+2*[.AB24]+2*[.AC24]+[.AD24])/6" table:style-name="ce16">
            <text:p>-1,0529</text:p>
          </table:table-cell>
          <table:table-cell table:number-columns-repeated="4" table:style-name="ce15"/>
          <table:table-cell table:number-columns-repeated="16354"/>
        </table:table-row>
        <table:table-row table:style-name="ro2">
          <table:table-cell table:number-columns-repeated="11" table:style-name="ce17"/>
          <table:table-cell table:number-columns-repeated="16373" table:style-name="ce1"/>
        </table:table-row>
        <table:table-row table:number-rows-repeated="2" table:style-name="ro2">
          <table:table-cell table:number-columns-repeated="16384"/>
        </table:table-row>
        <table:table-row table:style-name="ro6">
          <table:table-cell table:number-columns-repeated="10" table:style-name="ce1"/>
          <table:table-cell table:style-name="ce18"/>
          <table:table-cell table:number-columns-repeated="11" table:style-name="ce1"/>
          <table:table-cell table:style-name="ce18"/>
          <table:table-cell table:number-columns-repeated="4" table:style-name="ce1"/>
          <table:table-cell table:style-name="ce18"/>
          <table:table-cell table:number-columns-repeated="16356" table:style-name="ce1"/>
        </table:table-row>
        <table:table-row table:style-name="ro6">
          <table:table-cell table:number-columns-repeated="12" table:style-name="ce1"/>
          <table:table-cell table:style-name="ce18"/>
          <table:table-cell table:number-columns-repeated="16371" table:style-name="ce1"/>
        </table:table-row>
        <table:table-row table:number-rows-repeated="1048546" table:style-name="ro2">
          <table:table-cell table:number-columns-repeated="16384"/>
        </table:table-row>
      </table:table>
      <table:table table:name="Sheet3" table:style-name="ta1">
        <table:shapes>
          <draw:frame draw:z-index="1" draw:id="id0" draw:style-name="a0" draw:name="Диаграмма 1" svg:x="4.9453in" svg:y="0in" svg:width="9.0941in" svg:height="6.0835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3" table:default-cell-style-name="ce1"/>
        <table:table-column table:style-name="co7" table:number-columns-repeated="2" table:default-cell-style-name="ce1"/>
        <table:table-column table:style-name="co3" table:number-columns-repeated="1021" table:default-cell-style-name="ce1"/>
        <table:table-column table:style-name="co4" table:number-columns-repeated="15360" table:default-cell-style-name="ce1"/>
        <table:table-row table:style-name="ro7">
          <table:table-cell office:value-type="string" table:style-name="ce21">
            <text:p>x</text:p>
          </table:table-cell>
          <table:table-cell office:value-type="string" table:style-name="ce22">
            <text:p>Модифицированный метод Эйлера</text:p>
          </table:table-cell>
          <table:table-cell office:value-type="string" table:style-name="ce22">
            <text:p>Метод Рунге–Кутты 4-го порядка (dx=0.05)</text:p>
          </table:table-cell>
          <table:table-cell table:number-columns-repeated="16381" table:style-name="ce23"/>
        </table:table-row>
        <table:table-row table:style-name="ro2">
          <table:table-cell office:value-type="float" office:value="0" table:style-name="ce14">
            <text:p>0,0000</text:p>
          </table:table-cell>
          <table:table-cell office:value-type="float" office:value="-0.76890000000000003" table:style-name="ce14">
            <text:p>-0,7689</text:p>
          </table:table-cell>
          <table:table-cell office:value-type="float" office:value="-0.76910000000000001" table:style-name="ce14">
            <text:p>-0,7691</text:p>
          </table:table-cell>
          <table:table-cell table:number-columns-repeated="16381"/>
        </table:table-row>
        <table:table-row table:style-name="ro2">
          <table:table-cell office:value-type="float" office:value="0.05" table:style-name="ce14">
            <text:p>0,0500</text:p>
          </table:table-cell>
          <table:table-cell office:value-type="float" office:value="-0.74780000000000002" table:style-name="ce14">
            <text:p>-0,7478</text:p>
          </table:table-cell>
          <table:table-cell office:value-type="float" office:value="-0.748" table:style-name="ce14">
            <text:p>-0,7480</text:p>
          </table:table-cell>
          <table:table-cell table:number-columns-repeated="16381"/>
        </table:table-row>
        <table:table-row table:style-name="ro2">
          <table:table-cell office:value-type="float" office:value="0.1" table:style-name="ce14">
            <text:p>0,1000</text:p>
          </table:table-cell>
          <table:table-cell office:value-type="float" office:value="-0.72789999999999999" table:style-name="ce14">
            <text:p>-0,7279</text:p>
          </table:table-cell>
          <table:table-cell office:value-type="float" office:value="-0.72809999999999997" table:style-name="ce14">
            <text:p>-0,7281</text:p>
          </table:table-cell>
          <table:table-cell table:number-columns-repeated="16381"/>
        </table:table-row>
        <table:table-row table:style-name="ro2">
          <table:table-cell office:value-type="float" office:value="0.15" table:style-name="ce14">
            <text:p>0,1500</text:p>
          </table:table-cell>
          <table:table-cell office:value-type="float" office:value="-0.70940000000000003" table:style-name="ce14">
            <text:p>-0,7094</text:p>
          </table:table-cell>
          <table:table-cell office:value-type="float" office:value="-0.70960000000000001" table:style-name="ce14">
            <text:p>-0,7096</text:p>
          </table:table-cell>
          <table:table-cell table:number-columns-repeated="16381"/>
        </table:table-row>
        <table:table-row table:style-name="ro2">
          <table:table-cell office:value-type="float" office:value="0.2" table:style-name="ce14">
            <text:p>0,2000</text:p>
          </table:table-cell>
          <table:table-cell office:value-type="float" office:value="-0.69259999999999999" table:style-name="ce14">
            <text:p>-0,6926</text:p>
          </table:table-cell>
          <table:table-cell office:value-type="float" office:value="-0.69279999999999997" table:style-name="ce14">
            <text:p>-0,6928</text:p>
          </table:table-cell>
          <table:table-cell table:number-columns-repeated="16381"/>
        </table:table-row>
        <table:table-row table:number-rows-repeated="1048570" table:style-name="ro2">
          <table:table-cell table:number-columns-repeated="16384"/>
        </table:table-row>
      </table:table>
      <table:table table:name="Sheet4" table:style-name="ta1">
        <table:table-column table:style-name="co8" table:number-columns-repeated="2" table:default-cell-style-name="ce1"/>
        <table:table-column table:style-name="co9" table:default-cell-style-name="ce1"/>
        <table:table-column table:style-name="co8" table:number-columns-repeated="4" table:default-cell-style-name="ce1"/>
        <table:table-column table:style-name="co3" table:number-columns-repeated="1017" table:default-cell-style-name="ce1"/>
        <table:table-column table:style-name="co4" table:number-columns-repeated="15360" table:default-cell-style-name="ce1"/>
        <table:table-row table:style-name="ro8">
          <table:table-cell office:value-type="string" table:style-name="ce24">
            <text:p>x</text:p>
          </table:table-cell>
          <table:table-cell office:value-type="string" table:style-name="ce25">
            <text:p>МЭ</text:p>
          </table:table-cell>
          <table:table-cell office:value-type="string" table:style-name="ce25">
            <text:p>РК (dx=0.05)</text:p>
          </table:table-cell>
          <table:table-cell office:value-type="string" table:style-name="ce26">
            <text:p>РК (dx=0.025)</text:p>
          </table:table-cell>
          <table:table-cell office:value-type="string" table:style-name="ce26">
            <text:p>РК (dx=0.0125)</text:p>
          </table:table-cell>
          <table:table-cell office:value-type="string" table:style-name="ce26">
            <text:p>РК (dx=0.00833)</text:p>
          </table:table-cell>
          <table:table-cell office:value-type="string" table:style-name="ce26">
            <text:p>РК (dx=0.00625)</text:p>
          </table:table-cell>
          <table:table-cell table:number-columns-repeated="16377" table:style-name="ce27"/>
        </table:table-row>
        <table:table-row table:style-name="ro2">
          <table:table-cell office:value-type="float" office:value="-0.9" table:style-name="ce28">
            <text:p>-0,9000</text:p>
          </table:table-cell>
          <table:table-cell office:value-type="float" office:value="-1.1000000000000001" table:style-name="ce29">
            <text:p>-1,1</text:p>
          </table:table-cell>
          <table:table-cell office:value-type="float" office:value="-1.1000000000000001" table:style-name="ce29">
            <text:p>-1,1</text:p>
          </table:table-cell>
          <table:table-cell office:value-type="float" office:value="-1.1000000000000001" table:style-name="ce16">
            <text:p>-1,1000</text:p>
          </table:table-cell>
          <table:table-cell office:value-type="float" office:value="-1.1000000000000001" table:style-name="ce16">
            <text:p>-1,1000</text:p>
          </table:table-cell>
          <table:table-cell office:value-type="float" office:value="-1.1000000000000001" table:style-name="ce16">
            <text:p>-1,1000</text:p>
          </table:table-cell>
          <table:table-cell office:value-type="float" office:value="-1.1000000000000001" table:style-name="ce16">
            <text:p>-1,1000</text:p>
          </table:table-cell>
          <table:table-cell table:style-name="ce30"/>
          <table:table-cell table:number-columns-repeated="16376"/>
        </table:table-row>
        <table:table-row table:style-name="ro2">
          <table:table-cell office:value-type="float" office:value="-0.85" table:style-name="ce28">
            <text:p>-0,8500</text:p>
          </table:table-cell>
          <table:table-cell office:value-type="float" office:value="-1.0953999999999999" table:style-name="ce29">
            <text:p>-1,0954</text:p>
          </table:table-cell>
          <table:table-cell office:value-type="float" office:value="-1.0953999999999999" table:style-name="ce29">
            <text:p>-1,0954</text:p>
          </table:table-cell>
          <table:table-cell office:value-type="float" office:value="-1.0986" table:style-name="ce16">
            <text:p>-1,0986</text:p>
          </table:table-cell>
          <table:table-cell office:value-type="float" office:value="-1.0993999999999999" table:style-name="ce16">
            <text:p>-1,0994</text:p>
          </table:table-cell>
          <table:table-cell office:value-type="float" office:value="-1.0995999999999999" table:style-name="ce16">
            <text:p>-1,0996</text:p>
          </table:table-cell>
          <table:table-cell office:value-type="float" office:value="-1.0996999999999999" table:style-name="ce16">
            <text:p>-1,0997</text:p>
          </table:table-cell>
          <table:table-cell table:style-name="ce30"/>
          <table:table-cell table:number-columns-repeated="16376"/>
        </table:table-row>
        <table:table-row table:style-name="ro2">
          <table:table-cell office:value-type="float" office:value="-0.8" table:style-name="ce28">
            <text:p>-0,8000</text:p>
          </table:table-cell>
          <table:table-cell office:value-type="float" office:value="-1.0879000000000001" table:style-name="ce29">
            <text:p>-1,0879</text:p>
          </table:table-cell>
          <table:table-cell office:value-type="float" office:value="-1.0879000000000001" table:style-name="ce29">
            <text:p>-1,0879</text:p>
          </table:table-cell>
          <table:table-cell office:value-type="float" office:value="-1.0958000000000001" table:style-name="ce16">
            <text:p>-1,0958</text:p>
          </table:table-cell>
          <table:table-cell office:value-type="float" office:value="-1.0981000000000001" table:style-name="ce16">
            <text:p>-1,0981</text:p>
          </table:table-cell>
          <table:table-cell office:value-type="float" office:value="-1.0988" table:style-name="ce16">
            <text:p>-1,0988</text:p>
          </table:table-cell>
          <table:table-cell office:value-type="float" office:value="-1.0991" table:style-name="ce16">
            <text:p>-1,0991</text:p>
          </table:table-cell>
          <table:table-cell table:style-name="ce30"/>
          <table:table-cell table:number-columns-repeated="16376"/>
        </table:table-row>
        <table:table-row table:style-name="ro2">
          <table:table-cell office:value-type="float" office:value="-0.75" table:style-name="ce28">
            <text:p>-0,7500</text:p>
          </table:table-cell>
          <table:table-cell office:value-type="float" office:value="-1.0779000000000001" table:style-name="ce29">
            <text:p>-1,0779</text:p>
          </table:table-cell>
          <table:table-cell office:value-type="float" office:value="-1.0779000000000001" table:style-name="ce29">
            <text:p>-1,0779</text:p>
          </table:table-cell>
          <table:table-cell office:value-type="float" office:value="-1.0915999999999999" table:style-name="ce16">
            <text:p>-1,0916</text:p>
          </table:table-cell>
          <table:table-cell office:value-type="float" office:value="-1.0961000000000001" table:style-name="ce16">
            <text:p>-1,0961</text:p>
          </table:table-cell>
          <table:table-cell office:value-type="float" office:value="-1.0973999999999999" table:style-name="ce16">
            <text:p>-1,0974</text:p>
          </table:table-cell>
          <table:table-cell office:value-type="float" office:value="-1.0981000000000001" table:style-name="ce16">
            <text:p>-1,0981</text:p>
          </table:table-cell>
          <table:table-cell table:style-name="ce30"/>
          <table:table-cell table:number-columns-repeated="16376"/>
        </table:table-row>
        <table:table-row table:style-name="ro2">
          <table:table-cell office:value-type="float" office:value="-0.7" table:style-name="ce28">
            <text:p>-0,7000</text:p>
          </table:table-cell>
          <table:table-cell office:value-type="float" office:value="-1.0654999999999999" table:style-name="ce29">
            <text:p>-1,0655</text:p>
          </table:table-cell>
          <table:table-cell office:value-type="float" office:value="-1.0656000000000001" table:style-name="ce29">
            <text:p>-1,0656</text:p>
          </table:table-cell>
          <table:table-cell office:value-type="float" office:value="-1.0862000000000001" table:style-name="ce16">
            <text:p>-1,0862</text:p>
          </table:table-cell>
          <table:table-cell office:value-type="float" office:value="-1.0934999999999999" table:style-name="ce16">
            <text:p>-1,0935</text:p>
          </table:table-cell>
          <table:table-cell office:value-type="float" office:value="-1.0956999999999999" table:style-name="ce16">
            <text:p>-1,0957</text:p>
          </table:table-cell>
          <table:table-cell office:value-type="float" office:value="-1.0968" table:style-name="ce16">
            <text:p>-1,0968</text:p>
          </table:table-cell>
          <table:table-cell table:style-name="ce30"/>
          <table:table-cell table:number-columns-repeated="16376"/>
        </table:table-row>
        <table:table-row table:style-name="ro2">
          <table:table-cell office:value-type="float" office:value="-0.65" table:style-name="ce28">
            <text:p>-0,6500</text:p>
          </table:table-cell>
          <table:table-cell office:value-type="float" office:value="-1.0509999999999999" table:style-name="ce29">
            <text:p>-1,051</text:p>
          </table:table-cell>
          <table:table-cell office:value-type="float" office:value="-1.0510999999999999" table:style-name="ce29">
            <text:p>-1,0511</text:p>
          </table:table-cell>
          <table:table-cell office:value-type="float" office:value="-1.0797000000000001" table:style-name="ce16">
            <text:p>-1,0797</text:p>
          </table:table-cell>
          <table:table-cell office:value-type="float" office:value="-1.0903" table:style-name="ce16">
            <text:p>-1,0903</text:p>
          </table:table-cell>
          <table:table-cell office:value-type="float" office:value="-1.0935999999999999" table:style-name="ce16">
            <text:p>-1,0936</text:p>
          </table:table-cell>
          <table:table-cell office:value-type="float" office:value="-1.0952" table:style-name="ce16">
            <text:p>-1,0952</text:p>
          </table:table-cell>
          <table:table-cell table:style-name="ce30"/>
          <table:table-cell table:number-columns-repeated="16376"/>
        </table:table-row>
        <table:table-row table:style-name="ro2">
          <table:table-cell office:value-type="float" office:value="-0.6" table:style-name="ce28">
            <text:p>-0,6000</text:p>
          </table:table-cell>
          <table:table-cell office:value-type="float" office:value="-1.0346" table:style-name="ce29">
            <text:p>-1,0346</text:p>
          </table:table-cell>
          <table:table-cell office:value-type="float" office:value="-1.0347" table:style-name="ce29">
            <text:p>-1,0347</text:p>
          </table:table-cell>
          <table:table-cell office:value-type="float" office:value="-1.0722" table:style-name="ce16">
            <text:p>-1,0722</text:p>
          </table:table-cell>
          <table:table-cell office:value-type="float" office:value="-1.0866" table:style-name="ce16">
            <text:p>-1,0866</text:p>
          </table:table-cell>
          <table:table-cell office:value-type="float" office:value="-1.0911999999999999" table:style-name="ce16">
            <text:p>-1,0912</text:p>
          </table:table-cell>
          <table:table-cell office:value-type="float" office:value="-1.0933999999999999" table:style-name="ce16">
            <text:p>-1,0934</text:p>
          </table:table-cell>
          <table:table-cell table:style-name="ce30"/>
          <table:table-cell table:number-columns-repeated="16376"/>
        </table:table-row>
        <table:table-row table:style-name="ro2">
          <table:table-cell office:value-type="float" office:value="-0.55000000000000004" table:style-name="ce28">
            <text:p>-0,5500</text:p>
          </table:table-cell>
          <table:table-cell office:value-type="float" office:value="-1.0165" table:style-name="ce29">
            <text:p>-1,0165</text:p>
          </table:table-cell>
          <table:table-cell office:value-type="float" office:value="-1.0165999999999999" table:style-name="ce29">
            <text:p>-1,0166</text:p>
          </table:table-cell>
          <table:table-cell office:value-type="float" office:value="-1.0638000000000001" table:style-name="ce16">
            <text:p>-1,0638</text:p>
          </table:table-cell>
          <table:table-cell office:value-type="float" office:value="-1.0824" table:style-name="ce16">
            <text:p>-1,0824</text:p>
          </table:table-cell>
          <table:table-cell office:value-type="float" office:value="-1.0884" table:style-name="ce16">
            <text:p>-1,0884</text:p>
          </table:table-cell>
          <table:table-cell office:value-type="float" office:value="-1.0912999999999999" table:style-name="ce16">
            <text:p>-1,0913</text:p>
          </table:table-cell>
          <table:table-cell table:style-name="ce30"/>
          <table:table-cell table:number-columns-repeated="16376"/>
        </table:table-row>
        <table:table-row table:style-name="ro2">
          <table:table-cell office:value-type="float" office:value="-0.5" table:style-name="ce28">
            <text:p>-0,5000</text:p>
          </table:table-cell>
          <table:table-cell office:value-type="float" office:value="-0.99690000000000001" table:style-name="ce29">
            <text:p>-0,9969</text:p>
          </table:table-cell>
          <table:table-cell office:value-type="float" office:value="-0.997" table:style-name="ce29">
            <text:p>-0,997</text:p>
          </table:table-cell>
          <table:table-cell office:value-type="float" office:value="-1.0546" table:style-name="ce16">
            <text:p>-1,0546</text:p>
          </table:table-cell>
          <table:table-cell office:value-type="float" office:value="-1.0779000000000001" table:style-name="ce16">
            <text:p>-1,0779</text:p>
          </table:table-cell>
          <table:table-cell office:value-type="float" office:value="-1.0853999999999999" table:style-name="ce16">
            <text:p>-1,0854</text:p>
          </table:table-cell>
          <table:table-cell office:value-type="float" office:value="-1.0891" table:style-name="ce16">
            <text:p>-1,0891</text:p>
          </table:table-cell>
          <table:table-cell table:style-name="ce30"/>
          <table:table-cell table:number-columns-repeated="16376"/>
        </table:table-row>
        <table:table-row table:style-name="ro2">
          <table:table-cell office:value-type="float" office:value="-0.45" table:style-name="ce28">
            <text:p>-0,4500</text:p>
          </table:table-cell>
          <table:table-cell office:value-type="float" office:value="-0.97609999999999997" table:style-name="ce29">
            <text:p>-0,9761</text:p>
          </table:table-cell>
          <table:table-cell office:value-type="float" office:value="-0.97619999999999996" table:style-name="ce29">
            <text:p>-0,9762</text:p>
          </table:table-cell>
          <table:table-cell office:value-type="float" office:value="-1.0447" table:style-name="ce16">
            <text:p>-1,0447</text:p>
          </table:table-cell>
          <table:table-cell office:value-type="float" office:value="-1.073" table:style-name="ce16">
            <text:p>-1,0730</text:p>
          </table:table-cell>
          <table:table-cell office:value-type="float" office:value="-1.0822000000000001" table:style-name="ce16">
            <text:p>-1,0822</text:p>
          </table:table-cell>
          <table:table-cell office:value-type="float" office:value="-1.0867" table:style-name="ce16">
            <text:p>-1,0867</text:p>
          </table:table-cell>
          <table:table-cell table:style-name="ce30"/>
          <table:table-cell table:number-columns-repeated="16376"/>
        </table:table-row>
        <table:table-row table:style-name="ro2">
          <table:table-cell office:value-type="float" office:value="-0.4" table:style-name="ce28">
            <text:p>-0,4000</text:p>
          </table:table-cell>
          <table:table-cell office:value-type="float" office:value="-0.95420000000000005" table:style-name="ce29">
            <text:p>-0,9542</text:p>
          </table:table-cell>
          <table:table-cell office:value-type="float" office:value="-0.95430000000000004" table:style-name="ce29">
            <text:p>-0,9543</text:p>
          </table:table-cell>
          <table:table-cell office:value-type="float" office:value="-1.0343" table:style-name="ce16">
            <text:p>-1,0343</text:p>
          </table:table-cell>
          <table:table-cell office:value-type="float" office:value="-1.0678000000000001" table:style-name="ce16">
            <text:p>-1,0678</text:p>
          </table:table-cell>
          <table:table-cell office:value-type="float" office:value="-1.0787" table:style-name="ce16">
            <text:p>-1,0787</text:p>
          </table:table-cell>
          <table:table-cell office:value-type="float" office:value="-1.0841000000000001" table:style-name="ce16">
            <text:p>-1,0841</text:p>
          </table:table-cell>
          <table:table-cell table:style-name="ce30"/>
          <table:table-cell table:number-columns-repeated="16376"/>
        </table:table-row>
        <table:table-row table:style-name="ro2">
          <table:table-cell office:value-type="float" office:value="-0.35" table:style-name="ce28">
            <text:p>-0,3500</text:p>
          </table:table-cell>
          <table:table-cell office:value-type="float" office:value="-0.93159999999999998" table:style-name="ce29">
            <text:p>-0,9316</text:p>
          </table:table-cell>
          <table:table-cell office:value-type="float" office:value="-0.93169999999999997" table:style-name="ce29">
            <text:p>-0,9317</text:p>
          </table:table-cell>
          <table:table-cell office:value-type="float" office:value="-1.0234000000000001" table:style-name="ce16">
            <text:p>-1,0234</text:p>
          </table:table-cell>
          <table:table-cell office:value-type="float" office:value="-1.0625" table:style-name="ce16">
            <text:p>-1,0625</text:p>
          </table:table-cell>
          <table:table-cell office:value-type="float" office:value="-1.0751999999999999" table:style-name="ce16">
            <text:p>-1,0752</text:p>
          </table:table-cell>
          <table:table-cell office:value-type="float" office:value="-1.0813999999999999" table:style-name="ce16">
            <text:p>-1,0814</text:p>
          </table:table-cell>
          <table:table-cell table:style-name="ce30"/>
          <table:table-cell table:number-columns-repeated="16376"/>
        </table:table-row>
        <table:table-row table:style-name="ro2">
          <table:table-cell office:value-type="float" office:value="-0.3" table:style-name="ce28">
            <text:p>-0,3000</text:p>
          </table:table-cell>
          <table:table-cell office:value-type="float" office:value="-0.9083" table:style-name="ce29">
            <text:p>-0,9083</text:p>
          </table:table-cell>
          <table:table-cell office:value-type="float" office:value="-0.90839999999999999" table:style-name="ce29">
            <text:p>-0,9084</text:p>
          </table:table-cell>
          <table:table-cell office:value-type="float" office:value="-1.0122" table:style-name="ce16">
            <text:p>-1,0122</text:p>
          </table:table-cell>
          <table:table-cell office:value-type="float" office:value="-1.0569" table:style-name="ce16">
            <text:p>-1,0569</text:p>
          </table:table-cell>
          <table:table-cell office:value-type="float" office:value="-1.0714999999999999" table:style-name="ce16">
            <text:p>-1,0715</text:p>
          </table:table-cell>
          <table:table-cell office:value-type="float" office:value="-1.0787" table:style-name="ce16">
            <text:p>-1,0787</text:p>
          </table:table-cell>
          <table:table-cell table:style-name="ce30"/>
          <table:table-cell table:number-columns-repeated="16376"/>
        </table:table-row>
        <table:table-row table:style-name="ro2">
          <table:table-cell office:value-type="float" office:value="-0.25" table:style-name="ce28">
            <text:p>-0,2500</text:p>
          </table:table-cell>
          <table:table-cell office:value-type="float" office:value="-0.88470000000000004" table:style-name="ce29">
            <text:p>-0,8847</text:p>
          </table:table-cell>
          <table:table-cell office:value-type="float" office:value="-0.88480000000000003" table:style-name="ce29">
            <text:p>-0,8848</text:p>
          </table:table-cell>
          <table:table-cell office:value-type="float" office:value="-1.0007999999999999" table:style-name="ce16">
            <text:p>-1,0008</text:p>
          </table:table-cell>
          <table:table-cell office:value-type="float" office:value="-1.0512999999999999" table:style-name="ce16">
            <text:p>-1,0513</text:p>
          </table:table-cell>
          <table:table-cell office:value-type="float" office:value="-1.0677000000000001" table:style-name="ce16">
            <text:p>-1,0677</text:p>
          </table:table-cell>
          <table:table-cell office:value-type="float" office:value="-1.0759000000000001" table:style-name="ce16">
            <text:p>-1,0759</text:p>
          </table:table-cell>
          <table:table-cell table:style-name="ce30"/>
          <table:table-cell table:number-columns-repeated="16376"/>
        </table:table-row>
        <table:table-row table:style-name="ro2">
          <table:table-cell office:value-type="float" office:value="-0.2" table:style-name="ce28">
            <text:p>-0,2000</text:p>
          </table:table-cell>
          <table:table-cell office:value-type="float" office:value="-0.8609" table:style-name="ce29">
            <text:p>-0,8609</text:p>
          </table:table-cell>
          <table:table-cell office:value-type="float" office:value="-0.86109999999999998" table:style-name="ce29">
            <text:p>-0,8611</text:p>
          </table:table-cell>
          <table:table-cell office:value-type="float" office:value="-0.98929999999999996" table:style-name="ce16">
            <text:p>-0,9893</text:p>
          </table:table-cell>
          <table:table-cell office:value-type="float" office:value="-1.0456000000000001" table:style-name="ce16">
            <text:p>-1,0456</text:p>
          </table:table-cell>
          <table:table-cell office:value-type="float" office:value="-1.0639000000000001" table:style-name="ce16">
            <text:p>-1,0639</text:p>
          </table:table-cell>
          <table:table-cell office:value-type="float" office:value="-1.073" table:style-name="ce16">
            <text:p>-1,0730</text:p>
          </table:table-cell>
          <table:table-cell table:style-name="ce30"/>
          <table:table-cell table:number-columns-repeated="16376"/>
        </table:table-row>
        <table:table-row table:style-name="ro2">
          <table:table-cell office:value-type="float" office:value="-0.15" table:style-name="ce28">
            <text:p>-0,1500</text:p>
          </table:table-cell>
          <table:table-cell office:value-type="float" office:value="-0.83720000000000006" table:style-name="ce29">
            <text:p>-0,8372</text:p>
          </table:table-cell>
          <table:table-cell office:value-type="float" office:value="-0.83740000000000003" table:style-name="ce29">
            <text:p>-0,8374</text:p>
          </table:table-cell>
          <table:table-cell office:value-type="float" office:value="-0.9778" table:style-name="ce16">
            <text:p>-0,9778</text:p>
          </table:table-cell>
          <table:table-cell office:value-type="float" office:value="-1.0399" table:style-name="ce16">
            <text:p>-1,0399</text:p>
          </table:table-cell>
          <table:table-cell office:value-type="float" office:value="-1.0602" table:style-name="ce16">
            <text:p>-1,0602</text:p>
          </table:table-cell>
          <table:table-cell office:value-type="float" office:value="-1.0702" table:style-name="ce16">
            <text:p>-1,0702</text:p>
          </table:table-cell>
          <table:table-cell table:style-name="ce30"/>
          <table:table-cell table:number-columns-repeated="16376"/>
        </table:table-row>
        <table:table-row table:style-name="ro2">
          <table:table-cell office:value-type="float" office:value="-0.1" table:style-name="ce28">
            <text:p>-0,1000</text:p>
          </table:table-cell>
          <table:table-cell office:value-type="float" office:value="-0.81389999999999996" table:style-name="ce29">
            <text:p>-0,8139</text:p>
          </table:table-cell>
          <table:table-cell office:value-type="float" office:value="-0.81399999999999995" table:style-name="ce29">
            <text:p>-0,814</text:p>
          </table:table-cell>
          <table:table-cell office:value-type="float" office:value="-0.96650000000000003" table:style-name="ce16">
            <text:p>-0,9665</text:p>
          </table:table-cell>
          <table:table-cell office:value-type="float" office:value="-1.0343" table:style-name="ce16">
            <text:p>-1,0343</text:p>
          </table:table-cell>
          <table:table-cell office:value-type="float" office:value="-1.0564" table:style-name="ce16">
            <text:p>-1,0564</text:p>
          </table:table-cell>
          <table:table-cell office:value-type="float" office:value="-1.0673999999999999" table:style-name="ce16">
            <text:p>-1,0674</text:p>
          </table:table-cell>
          <table:table-cell table:style-name="ce30"/>
          <table:table-cell table:number-columns-repeated="16376"/>
        </table:table-row>
        <table:table-row table:style-name="ro2">
          <table:table-cell office:value-type="float" office:value="-0.05" table:style-name="ce28">
            <text:p>-0,0500</text:p>
          </table:table-cell>
          <table:table-cell office:value-type="float" office:value="-0.79100000000000004" table:style-name="ce29">
            <text:p>-0,791</text:p>
          </table:table-cell>
          <table:table-cell office:value-type="float" office:value="-0.79120000000000001" table:style-name="ce29">
            <text:p>-0,7912</text:p>
          </table:table-cell>
          <table:table-cell office:value-type="float" office:value="-0.95530000000000004" table:style-name="ce16">
            <text:p>-0,9553</text:p>
          </table:table-cell>
          <table:table-cell office:value-type="float" office:value="-1.0287999999999999" table:style-name="ce16">
            <text:p>-1,0288</text:p>
          </table:table-cell>
          <table:table-cell office:value-type="float" office:value="-1.0528" table:style-name="ce16">
            <text:p>-1,0528</text:p>
          </table:table-cell>
          <table:table-cell office:value-type="float" office:value="-1.0647" table:style-name="ce16">
            <text:p>-1,0647</text:p>
          </table:table-cell>
          <table:table-cell table:style-name="ce30"/>
          <table:table-cell table:number-columns-repeated="16376"/>
        </table:table-row>
        <table:table-row table:style-name="ro2">
          <table:table-cell office:value-type="float" office:value="0" table:style-name="ce28">
            <text:p>0,0000</text:p>
          </table:table-cell>
          <table:table-cell office:value-type="float" office:value="-0.76890000000000003" table:style-name="ce29">
            <text:p>-0,7689</text:p>
          </table:table-cell>
          <table:table-cell office:value-type="float" office:value="-0.76910000000000001" table:style-name="ce29">
            <text:p>-0,7691</text:p>
          </table:table-cell>
          <table:table-cell office:value-type="float" office:value="-0.9446" table:style-name="ce16">
            <text:p>-0,9446</text:p>
          </table:table-cell>
          <table:table-cell office:value-type="float" office:value="-1.0235000000000001" table:style-name="ce16">
            <text:p>-1,0235</text:p>
          </table:table-cell>
          <table:table-cell office:value-type="float" office:value="-1.0491999999999999" table:style-name="ce16">
            <text:p>-1,0492</text:p>
          </table:table-cell>
          <table:table-cell office:value-type="float" office:value="-1.0620000000000001" table:style-name="ce16">
            <text:p>-1,0620</text:p>
          </table:table-cell>
          <table:table-cell table:style-name="ce30"/>
          <table:table-cell table:number-columns-repeated="16376"/>
        </table:table-row>
        <table:table-row table:style-name="ro2">
          <table:table-cell office:value-type="float" office:value="0.05" table:style-name="ce28">
            <text:p>0,0500</text:p>
          </table:table-cell>
          <table:table-cell office:value-type="float" office:value="-0.74780000000000002" table:style-name="ce29">
            <text:p>-0,7478</text:p>
          </table:table-cell>
          <table:table-cell office:value-type="float" office:value="-0.748" table:style-name="ce29">
            <text:p>-0,748</text:p>
          </table:table-cell>
          <table:table-cell office:value-type="float" office:value="-0.93430000000000002" table:style-name="ce16">
            <text:p>-0,9343</text:p>
          </table:table-cell>
          <table:table-cell office:value-type="float" office:value="-1.0184" table:style-name="ce16">
            <text:p>-1,0184</text:p>
          </table:table-cell>
          <table:table-cell office:value-type="float" office:value="-1.0459000000000001" table:style-name="ce16">
            <text:p>-1,0459</text:p>
          </table:table-cell>
          <table:table-cell office:value-type="float" office:value="-1.0595000000000001" table:style-name="ce16">
            <text:p>-1,0595</text:p>
          </table:table-cell>
          <table:table-cell table:style-name="ce30"/>
          <table:table-cell table:number-columns-repeated="16376"/>
        </table:table-row>
        <table:table-row table:style-name="ro2">
          <table:table-cell office:value-type="float" office:value="0.1" table:style-name="ce28">
            <text:p>0,1000</text:p>
          </table:table-cell>
          <table:table-cell office:value-type="float" office:value="-0.72789999999999999" table:style-name="ce29">
            <text:p>-0,7279</text:p>
          </table:table-cell>
          <table:table-cell office:value-type="float" office:value="-0.72809999999999997" table:style-name="ce29">
            <text:p>-0,7281</text:p>
          </table:table-cell>
          <table:table-cell office:value-type="float" office:value="-0.92459999999999998" table:style-name="ce16">
            <text:p>-0,9246</text:p>
          </table:table-cell>
          <table:table-cell office:value-type="float" office:value="-1.0136000000000001" table:style-name="ce16">
            <text:p>-1,0136</text:p>
          </table:table-cell>
          <table:table-cell office:value-type="float" office:value="-1.0427" table:style-name="ce16">
            <text:p>-1,0427</text:p>
          </table:table-cell>
          <table:table-cell office:value-type="float" office:value="-1.0570999999999999" table:style-name="ce16">
            <text:p>-1,0571</text:p>
          </table:table-cell>
          <table:table-cell table:style-name="ce30"/>
          <table:table-cell table:number-columns-repeated="16376"/>
        </table:table-row>
        <table:table-row table:style-name="ro2">
          <table:table-cell office:value-type="float" office:value="0.15" table:style-name="ce28">
            <text:p>0,1500</text:p>
          </table:table-cell>
          <table:table-cell office:value-type="float" office:value="-0.70940000000000003" table:style-name="ce29">
            <text:p>-0,7094</text:p>
          </table:table-cell>
          <table:table-cell office:value-type="float" office:value="-0.70960000000000001" table:style-name="ce29">
            <text:p>-0,7096</text:p>
          </table:table-cell>
          <table:table-cell office:value-type="float" office:value="-0.91569999999999996" table:style-name="ce16">
            <text:p>-0,9157</text:p>
          </table:table-cell>
          <table:table-cell office:value-type="float" office:value="-1.0092000000000001" table:style-name="ce16">
            <text:p>-1,0092</text:p>
          </table:table-cell>
          <table:table-cell office:value-type="float" office:value="-1.0398000000000001" table:style-name="ce16">
            <text:p>-1,0398</text:p>
          </table:table-cell>
          <table:table-cell office:value-type="float" office:value="-1.0548999999999999" table:style-name="ce16">
            <text:p>-1,0549</text:p>
          </table:table-cell>
          <table:table-cell table:style-name="ce30"/>
          <table:table-cell table:number-columns-repeated="16376"/>
        </table:table-row>
        <table:table-row table:style-name="ro2">
          <table:table-cell office:value-type="float" office:value="0.2" table:style-name="ce28">
            <text:p>0,2000</text:p>
          </table:table-cell>
          <table:table-cell office:value-type="float" office:value="-0.69259999999999999" table:style-name="ce29">
            <text:p>-0,6926</text:p>
          </table:table-cell>
          <table:table-cell office:value-type="float" office:value="-0.69279999999999997" table:style-name="ce29">
            <text:p>-0,6928</text:p>
          </table:table-cell>
          <table:table-cell office:value-type="float" office:value="-0.90749999999999997" table:style-name="ce16">
            <text:p>-0,9075</text:p>
          </table:table-cell>
          <table:table-cell office:value-type="float" office:value="-1.0052000000000001" table:style-name="ce16">
            <text:p>-1,0052</text:p>
          </table:table-cell>
          <table:table-cell office:value-type="float" office:value="-1.0370999999999999" table:style-name="ce16">
            <text:p>-1,0371</text:p>
          </table:table-cell>
          <table:table-cell office:value-type="float" office:value="-1.0528999999999999" table:style-name="ce16">
            <text:p>-1,0529</text:p>
          </table:table-cell>
          <table:table-cell table:style-name="ce30"/>
          <table:table-cell table:number-columns-repeated="16376"/>
        </table:table-row>
        <table:table-row table:number-rows-repeated="5" table:style-name="ro2">
          <table:table-cell table:number-columns-repeated="8" table:style-name="ce30"/>
          <table:table-cell table:number-columns-repeated="16376"/>
        </table:table-row>
        <table:table-row table:number-rows-repeated="1048547" table:style-name="ro2">
          <table:table-cell table:number-columns-repeated="16384"/>
        </table:table-row>
      </table:table>
      <table:table table:name="Sheet5" table:style-name="ta1">
        <table:shapes>
          <draw:frame draw:z-index="1" draw:id="id1" draw:style-name="a1" draw:name="Диаграмма 1" svg:x="0.0004in" svg:y="0in" svg:width="11.0185in" svg:height="5.133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3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6" table:style-name="ta1">
        <table:shapes>
          <draw:frame draw:z-index="1" draw:id="id2" draw:style-name="a2" draw:name="Диаграмма 1" svg:x="0in" svg:y="1.4276in" svg:width="5.7142in" svg:height="3.1752in" style:rel-width="scale" style:rel-height="scale">
            <draw:object xlink:href="Object 3/" xlink:type="simple" xlink:show="embed" xlink:actuate="onLoad"/>
            <svg:title/>
            <svg:desc/>
          </draw:frame>
          <draw:frame draw:z-index="2" draw:id="id3" draw:style-name="a3" draw:name="Диаграмма 2" svg:x="7.0449in" svg:y="1.57292in" svg:width="8.27802in" svg:height="4.54167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0" table:number-columns-repeated="2" table:default-cell-style-name="ce1"/>
        <table:table-column table:style-name="co8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3" table:number-columns-repeated="1015" table:default-cell-style-name="ce1"/>
        <table:table-column table:style-name="co4" table:number-columns-repeated="15360" table:default-cell-style-name="ce1"/>
        <table:table-row table:style-name="ro9">
          <table:table-cell office:value-type="string" table:style-name="ce31">
            <text:p>Метод решения</text:p>
          </table:table-cell>
          <table:table-cell office:value-type="string" table:style-name="ce31">
            <text:p>Абсолютная ошибка</text:p>
          </table:table-cell>
          <table:table-cell table:number-columns-repeated="4" table:style-name="ce32"/>
          <table:table-cell office:value-type="string" table:number-columns-spanned="1" table:number-rows-spanned="2" table:style-name="ce36">
            <text:p>Количество точек интегрирования</text:p>
          </table:table-cell>
          <table:table-cell office:value-type="string" table:number-columns-spanned="2" table:number-rows-spanned="1" table:style-name="ce37">
            <text:p>Абсолютные ошибки</text:p>
          </table:table-cell>
          <table:covered-table-cell/>
          <table:table-cell table:number-columns-repeated="16375" table:style-name="ce32"/>
        </table:table-row>
        <table:table-row table:style-name="ro2">
          <table:table-cell office:value-type="string" table:style-name="ce33">
            <text:p>МЭ</text:p>
          </table:table-cell>
          <table:table-cell office:value-type="float" office:value="0.9187043478260869" table:formula="of:=ABS((SUM([Sheet4.$B$2:.$B$24]))/23)" table:style-name="ce34">
            <text:p>0,918704</text:p>
          </table:table-cell>
          <table:table-cell table:number-columns-repeated="4" table:style-name="ce30"/>
          <table:covered-table-cell/>
          <table:table-cell office:value-type="string" table:style-name="ce31">
            <text:p>МЭ</text:p>
          </table:table-cell>
          <table:table-cell office:value-type="string" table:style-name="ce31">
            <text:p>РК</text:p>
          </table:table-cell>
          <table:table-cell table:number-columns-repeated="16375" table:style-name="ce30"/>
        </table:table-row>
        <table:table-row table:style-name="ro2">
          <table:table-cell office:value-type="string" table:style-name="ce33">
            <text:p>РК</text:p>
          </table:table-cell>
          <table:table-cell office:value-type="float" office:value="0.91882173913043474" table:formula="of:=ABS((SUM([Sheet4.$C$2:.$C$24]))/23)" table:style-name="ce34">
            <text:p>0,918822</text:p>
          </table:table-cell>
          <table:table-cell table:number-columns-repeated="4" table:style-name="ce30"/>
          <table:table-cell office:value-type="float" office:value="2" table:style-name="ce35">
            <text:p>2</text:p>
          </table:table-cell>
          <table:table-cell office:value-type="float" office:value="1.0977000000000001" table:formula="of:=ABS((SUM([Sheet4.$B$2:.$B$3]))/[.G3])" table:style-name="ce34">
            <text:p>1,097700</text:p>
          </table:table-cell>
          <table:table-cell office:value-type="float" office:value="1.0977000000000001" table:formula="of:=ABS((SUM([Sheet4.$C$2:.$C$3]))/[.G3])" table:style-name="ce34">
            <text:p>1,097700</text:p>
          </table:table-cell>
          <table:table-cell table:number-columns-repeated="16375" table:style-name="ce30"/>
        </table:table-row>
        <table:table-row table:style-name="ro2">
          <table:table-cell table:number-columns-repeated="6" table:style-name="ce30"/>
          <table:table-cell office:value-type="float" office:value="6" table:style-name="ce35">
            <text:p>6</text:p>
          </table:table-cell>
          <table:table-cell office:value-type="float" office:value="1.0796166666666667" table:formula="of:=ABS((SUM([Sheet4.$B$2:.$B$7]))/[.G4])" table:style-name="ce34">
            <text:p>1,079617</text:p>
          </table:table-cell>
          <table:table-cell office:value-type="float" office:value="1.07965" table:formula="of:=ABS((SUM([Sheet4.$C$2:.$C$7]))/[.G4])" table:style-name="ce34">
            <text:p>1,079650</text:p>
          </table:table-cell>
          <table:table-cell table:number-columns-repeated="16375" table:style-name="ce30"/>
        </table:table-row>
        <table:table-row table:style-name="ro2">
          <table:table-cell table:number-columns-repeated="6" table:style-name="ce30"/>
          <table:table-cell office:value-type="float" office:value="12" table:style-name="ce35">
            <text:p>12</text:p>
          </table:table-cell>
          <table:table-cell office:value-type="float" office:value="1.0323" table:formula="of:=ABS((SUM([Sheet4.$B$2:.$B$13]))/[.G5])" table:style-name="ce34">
            <text:p>1,032300</text:p>
          </table:table-cell>
          <table:table-cell office:value-type="float" office:value="1.0323666666666667" table:formula="of:=ABS((SUM([Sheet4.$C$2:.$C$13]))/[.G5])" table:style-name="ce34">
            <text:p>1,032367</text:p>
          </table:table-cell>
          <table:table-cell table:number-columns-repeated="16375" table:style-name="ce30"/>
        </table:table-row>
        <table:table-row table:style-name="ro2">
          <table:table-cell table:number-columns-repeated="6" table:style-name="ce30"/>
          <table:table-cell office:value-type="float" office:value="18" table:style-name="ce35">
            <text:p>18</text:p>
          </table:table-cell>
          <table:table-cell office:value-type="float" office:value="0.97131111111111124" table:formula="of:=ABS((SUM([Sheet4.$B$2:.$B$19]))/[.G6])" table:style-name="ce34">
            <text:p>0,971311</text:p>
          </table:table-cell>
          <table:table-cell office:value-type="float" office:value="0.97140555555555552" table:formula="of:=ABS((SUM([Sheet4.$C$2:.$C$19]))/[.G6])" table:style-name="ce34">
            <text:p>0,971406</text:p>
          </table:table-cell>
          <table:table-cell table:number-columns-repeated="16375" table:style-name="ce30"/>
        </table:table-row>
        <table:table-row table:style-name="ro2">
          <table:table-cell table:number-columns-repeated="6" table:style-name="ce1"/>
          <table:table-cell office:value-type="float" office:value="23" table:style-name="ce35">
            <text:p>23</text:p>
          </table:table-cell>
          <table:table-cell office:value-type="float" office:value="0.9187043478260869" table:formula="of:=ABS((SUM([Sheet4.$B$2:.$B$24]))/[.G7])" table:style-name="ce34">
            <text:p>0,918704</text:p>
          </table:table-cell>
          <table:table-cell office:value-type="float" office:value="0.91882173913043474" table:formula="of:=ABS((SUM([Sheet4.$C$2:.$C$24]))/[.G7])" table:style-name="ce34">
            <text:p>0,918822</text:p>
          </table:table-cell>
          <table:table-cell table:number-columns-repeated="16375"/>
        </table:table-row>
        <table:table-row table:number-rows-repeated="104856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>
      <number:number number:decimal-places="4" number:min-integer-digits="1"/>
    </number:number-style>
    <number:number-style style:name="N37">
      <number:number number:decimal-places="6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dc:creator>User</dc:creator>
    <meta:creation-date>2021-12-28T09:49:48Z</meta:creation-date>
    <dc:date>2022-06-08T12:48:53Z</dc:date>
    <meta:editing-cycles>3</meta:editing-cycles>
    <meta:editing-duration>PT97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6">
      <number:number number:decimal-places="4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amed-symbol" chart:symbol-name="square" chart:symbol-width="0.05556in" chart:symbol-height="0.05556in" chart:connect-bars="false" chart:solid-type="cuboid"/>
      <style:graphic-properties draw:fill="none" draw:stroke="dash" draw:stroke-dash="a3" svg:stroke-width="0.0315in" svg:stroke-color="#729fcf" svg:stroke-opacity="100%" draw:stroke-linejoin="round" svg:stroke-linecap="round"/>
    </style:style>
    <style:style style:family="chart" style:name="G0S1">
      <style:chart-properties chart:symbol-type="named-symbol" chart:symbol-name="diamond" chart:symbol-width="0.125in" chart:symbol-height="0.125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5556in" chart:symbol-height="0.05556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italic" style:font-style-asian="italic" style:font-style-complex="italic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P0">
      <style:graphic-properties draw:fill="none" draw:stroke="solid" svg:stroke-width="0.0315in" svg:stroke-color="#ff420e" svg:stroke-opacity="100%" draw:stroke-linejoin="round" svg:stroke-linecap="round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438.011968503937pt" svg:width="654.7751968503937pt" chart:style-name="Crt0">
        <chart:title chart:style-name="CT00">
          <text:p text:style-name="a0" text:class-names="" text:cond-style-name="">График зависимостей y = y(x)</text:p>
        </chart:title>
        <chart:legend chart:legend-position="bottom" chart:legend-align="center" chart:style-name="Lgnd"/>
        <chart:plot-area svg:x="8.73031496062992pt" svg:y="73.95157480314961pt" svg:width="623.0284251968504pt" svg:height="331.5772440944882pt" chart:style-name="Plt0">
          <chart:axis chart:dimension="y" chart:name="primary-y" chart:style-name="Axs0">
            <chart:title svg:x="41.1855905511811pt" svg:y="70.55015748031496pt" chart:style-name="AT00">
              <text:p text:style-name="a1" text:class-names="" text:cond-style-name="">y</text:p>
            </chart:title>
            <chart:grid chart:class="major" chart:style-name="GMa0"/>
          </chart:axis>
          <chart:axis chart:dimension="x" chart:name="primary-x" chart:style-name="Axs1">
            <chart:title svg:x="609.3944881889764pt" svg:y="64.34267716535433pt" chart:style-name="AT01">
              <text:p text:style-name="a2" text:class-names="" text:cond-style-name="">х</text:p>
            </chart:title>
            <chart:grid chart:class="major" chart:style-name="GMa1"/>
          </chart:axis>
          <chart:series chart:label-cell-address="Sheet3.$B$1" chart:values-cell-range-address="Sheet3.$B$2:.$B$6" chart:class="chart:scatter" chart:attached-axis="primary-y" chart:style-name="G0S0">
            <chart:domain table:cell-range-address="Sheet3.$A$2:.$A$6"/>
            <chart:data-point chart:repeated="5"/>
          </chart:series>
          <chart:series chart:label-cell-address="Sheet3.$C$1" chart:values-cell-range-address="Sheet3.$C$2:.$C$6" chart:class="chart:scatter" chart:attached-axis="primary-y" chart:style-name="G0S1">
            <chart:domain table:cell-range-address="Sheet3.$A$2:.$A$6"/>
            <chart:data-point chart:style-name="G0S1P0"/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style="rect" draw:dots1="2" draw:dots1-length="0.0315in" draw:distance="0.0315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4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amed-symbol" chart:symbol-name="square" chart:symbol-width="0.05556in" chart:symbol-height="0.05556in" chart:connect-bars="false" chart:solid-type="cuboid"/>
      <style:graphic-properties draw:fill="none" draw:stroke="dash" draw:stroke-dash="a3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5556in" chart:symbol-height="0.05556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font-style="italic" style:font-style-asian="italic" style:font-style-complex="italic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69.5831496062992pt" svg:width="793.331968503937pt" chart:style-name="Crt0">
        <chart:title chart:style-name="CT00">
          <text:p text:style-name="a0" text:class-names="" text:cond-style-name="">График зависимостей y = y(x)</text:p>
        </chart:title>
        <chart:legend chart:legend-position="bottom" chart:legend-align="center" chart:style-name="Lgnd"/>
        <chart:plot-area svg:x="26.53133858267717pt" svg:y="67.45976377952756pt" svg:width="732.2759842519684pt" svg:height="270.5192913385827pt" chart:style-name="Plt0">
          <chart:axis chart:dimension="y" chart:name="primary-y" chart:style-name="Axs0">
            <chart:title svg:x="533.6595275590551pt" svg:y="61.36574803149606pt" chart:style-name="AT00">
              <text:p text:style-name="a1" text:class-names="" text:cond-style-name="">y</text:p>
            </chart:title>
            <chart:grid chart:class="major" chart:style-name="GMa0"/>
          </chart:axis>
          <chart:axis chart:dimension="x" chart:name="primary-x" chart:style-name="Axs1">
            <chart:title svg:x="758.4388188976378pt" svg:y="61.79086614173228pt" chart:style-name="AT01">
              <text:p text:style-name="a2" text:class-names="" text:cond-style-name="">x</text:p>
            </chart:title>
            <chart:grid chart:class="major" chart:style-name="GMa1"/>
          </chart:axis>
          <chart:series chart:label-cell-address="Sheet4.$B$1" chart:values-cell-range-address="Sheet4.$B$2:.$B$24" chart:class="chart:scatter" chart:attached-axis="primary-y" chart:style-name="G0S0">
            <chart:domain table:cell-range-address="Sheet4.$A$2:.$A$24"/>
            <chart:data-point chart:repeated="23"/>
          </chart:series>
          <chart:series chart:label-cell-address="Sheet4.$C$1" chart:values-cell-range-address="Sheet4.$C$2:.$C$24" chart:class="chart:scatter" chart:attached-axis="primary-y" chart:style-name="G0S1">
            <chart:domain table:cell-range-address="Sheet4.$A$2:.$A$24"/>
            <chart:data-point chart:repeated="23"/>
          </chart:series>
          <chart:series chart:label-cell-address="Sheet4.$D$1" chart:values-cell-range-address="Sheet4.$D$2:.$D$24" chart:class="chart:scatter" chart:attached-axis="primary-y" chart:style-name="G0S2">
            <chart:domain table:cell-range-address="Sheet4.$A$2:.$A$24"/>
            <chart:data-point chart:repeated="23"/>
          </chart:series>
          <chart:series chart:label-cell-address="Sheet4.$E$1" chart:values-cell-range-address="Sheet4.$E$2:.$E$24" chart:class="chart:scatter" chart:attached-axis="primary-y" chart:style-name="G0S3">
            <chart:domain table:cell-range-address="Sheet4.$A$2:.$A$24"/>
            <chart:data-point chart:repeated="23"/>
          </chart:series>
          <chart:series chart:label-cell-address="Sheet4.$F$1" chart:values-cell-range-address="Sheet4.$F$2:.$F$24" chart:class="chart:scatter" chart:attached-axis="primary-y" chart:style-name="G0S4">
            <chart:domain table:cell-range-address="Sheet4.$A$2:.$A$24"/>
            <chart:data-point chart:repeated="23"/>
          </chart:series>
          <chart:series chart:label-cell-address="Sheet4.$G$1" chart:values-cell-range-address="Sheet4.$G$2:.$G$24" chart:class="chart:scatter" chart:attached-axis="primary-y" chart:style-name="G0S5">
            <chart:domain table:cell-range-address="Sheet4.$A$2:.$A$24"/>
            <chart:data-point chart:repeated="2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style="rect" draw:dots1="2" draw:dots1-length="0.0315in" draw:distance="0.0315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9">
      <number:number number:decimal-places="6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39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italic" style:font-style-asian="italic" style:font-style-complex="italic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28.6143307086614pt" svg:width="411.4223622047244pt" chart:style-name="Crt0">
        <chart:title svg:x="0.0pt" svg:y="4.223070866141732pt" chart:style-name="CT00">
          <text:p text:style-name="a0" text:class-names="" text:cond-style-name="">График зависимости абсолютной ошибки от метода</text:p>
        </chart:title>
        <chart:legend chart:legend-position="bottom" chart:legend-align="center" chart:style-name="Lgnd"/>
        <chart:plot-area svg:x="31.88771653543307pt" svg:y="64.65031496062993pt" svg:width="370.4926771653543pt" svg:height="147.9218897637795pt" chart:style-name="Plt0">
          <chart:axis chart:dimension="y" chart:name="primary-y" chart:style-name="Axs0">
            <chart:title chart:style-name="AT00">
              <text:p text:style-name="a1" text:class-names="" text:cond-style-name="">Абсолютная ошибка</text:p>
            </chart:title>
            <chart:grid chart:class="major" chart:style-name="GMa0"/>
          </chart:axis>
          <chart:axis chart:dimension="x" chart:name="primary-x" chart:style-name="Axs1">
            <chart:title svg:x="134.2685039370079pt" svg:y="50.13866141732284pt" chart:style-name="AT01">
              <text:p text:style-name="a2" text:class-names="" text:cond-style-name="">Метод решения</text:p>
            </chart:title>
          </chart:axis>
          <chart:series chart:label-cell-address="Sheet6.$A$2" chart:values-cell-range-address="Sheet6.$B$2" chart:class="chart:bar" chart:attached-axis="primary-y" chart:style-name="G0S0">
            <chart:data-point/>
          </chart:series>
          <chart:series chart:label-cell-address="Sheet6.$A$3" chart:values-cell-range-address="Sheet6.$B$3" chart:class="chart:bar" chart:attached-axis="primary-y" chart:style-name="G0S1">
            <chart:data-point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9">
      <number:number number:decimal-places="6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39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amed-symbol" chart:symbol-name="square" chart:symbol-width="0.05556in" chart:symbol-height="0.05556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5556in" chart:symbol-height="0.05556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italic" style:font-style-asian="italic" style:font-style-complex="italic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27.0pt" svg:width="596.0172440944882pt" chart:style-name="Crt0">
        <chart:title chart:style-name="CT00">
          <text:p text:style-name="a0" text:class-names="" text:cond-style-name="">График зависимости абс. ошибки от кол-ва точек интегрирования</text:p>
        </chart:title>
        <chart:legend chart:legend-position="bottom" chart:legend-align="center" chart:style-name="Lgnd"/>
        <chart:plot-area svg:x="52.7971653543307pt" svg:y="70.11952755905511pt" svg:width="525.9801574803149pt" svg:height="206.1744094488189pt" chart:style-name="Plt0">
          <chart:axis chart:dimension="y" chart:name="primary-y" chart:style-name="Axs0">
            <chart:title chart:style-name="AT00">
              <text:p text:style-name="a1" text:class-names="" text:cond-style-name="">Абсолютная ошибка</text:p>
            </chart:title>
            <chart:grid chart:class="major" chart:style-name="GMa0"/>
          </chart:axis>
          <chart:axis chart:dimension="x" chart:name="primary-x" chart:style-name="Axs1">
            <chart:title svg:x="249.2928346456693pt" svg:y="280.472283464567pt" chart:style-name="AT01">
              <text:p text:style-name="a2" text:class-names="" text:cond-style-name="">Количество точек интегрирования</text:p>
            </chart:title>
            <chart:grid chart:class="major" chart:style-name="GMa1"/>
          </chart:axis>
          <chart:series chart:label-cell-address="Sheet6.$H$2" chart:values-cell-range-address="Sheet6.$H$3:.$H$7" chart:class="chart:scatter" chart:attached-axis="primary-y" chart:style-name="G0S0">
            <chart:domain table:cell-range-address="Sheet6.$G$3:.$G$7"/>
            <chart:data-point chart:repeated="5"/>
          </chart:series>
          <chart:series chart:label-cell-address="Sheet6.$I$2" chart:values-cell-range-address="Sheet6.$I$3:.$I$7" chart:class="chart:scatter" chart:attached-axis="primary-y" chart:style-name="G0S1">
            <chart:domain table:cell-range-address="Sheet6.$G$3:.$G$7"/>
            <chart:data-point chart:repeated="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